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1.2465in"/>
    </style:style>
    <style:style style:name="co7" style:family="table-column">
      <style:table-column-properties fo:break-before="auto" style:column-width="0.6646in"/>
    </style:style>
    <style:style style:name="co8" style:family="table-column">
      <style:table-column-properties fo:break-before="auto" style:column-width="0.4535in"/>
    </style:style>
    <style:style style:name="co9" style:family="table-column">
      <style:table-column-properties fo:break-before="auto" style:column-width="0.6138in"/>
    </style:style>
    <style:style style:name="co10" style:family="table-column">
      <style:table-column-properties fo:break-before="auto" style:column-width="0.8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3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32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ext-properties fo:color="#c9211e"/>
    </style:style>
    <style:style style:name="ce8" style:family="table-cell" style:parent-style-name="Default" style:data-style-name="N2">
      <style:text-properties fo:color="#c9211e"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6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2">
      <style:text-properties fo:color="#c9211e"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 style:data-style-name="N158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131"/>
    <style:style style:name="ce34" style:family="table-cell" style:parent-style-name="Default" style:data-style-name="N13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57"/>
    <style:style style:name="ce36" style:family="table-cell" style:parent-style-name="Default"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data fit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>
            <text:p>meas by soc1a</text:p>
          </table:table-cell>
          <table:table-cell table:style-name="ce1" office:value-type="string" calcext:value-type="string">
            <text:p>Probe 1 bare ends</text:p>
          </table:table-cell>
          <table:table-cell table:style-name="ce1" office:value-type="string" calcext:value-type="string">
            <text:p>Probe 2 pinned ends</text:p>
          </table:table-cell>
          <table:table-cell table:style-name="ce1" table:number-columns-repeated="3"/>
          <table:table-cell table:style-name="ce4"/>
          <table:table-cell table:style-name="ce6" office:value-type="string" calcext:value-type="string">
            <text:p>stacked R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T, C</text:p>
          </table:table-cell>
          <table:table-cell table:style-name="ce2" office:value-type="string" calcext:value-type="string">
            <text:p>Rbare</text:p>
          </table:table-cell>
          <table:table-cell table:style-name="ce2" office:value-type="string" calcext:value-type="string">
            <text:p>Rpinned</text:p>
          </table:table-cell>
          <table:table-cell table:style-name="ce2" office:value-type="string" calcext:value-type="string">
            <text:p>log10(Rbare)</text:p>
          </table:table-cell>
          <table:table-cell table:style-name="ce2" office:value-type="string" calcext:value-type="string">
            <text:p>log10(Rpinned)</text:p>
          </table:table-cell>
          <table:table-cell table:style-name="ce1"/>
          <table:table-cell table:style-name="ce5" office:value-type="string" calcext:value-type="string">
            <text:p>logR</text:p>
          </table:table-cell>
          <table:table-cell table:style-name="ce6" office:value-type="string" calcext:value-type="string">
            <text:p>T, C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1">
          <table:table-cell table:style-name="ce2" office:value-type="float" office:value="65.3" calcext:value-type="float">
            <text:p>65.3</text:p>
          </table:table-cell>
          <table:table-cell table:style-name="ce2" office:value-type="float" office:value="2090" calcext:value-type="float">
            <text:p>2090</text:p>
          </table:table-cell>
          <table:table-cell table:style-name="ce1"/>
          <table:table-cell table:style-name="ce2" table:formula="of:=LOG10([.B5])" office:value-type="float" office:value="3.32014628611105" calcext:value-type="float">
            <text:p>3.32014628611105</text:p>
          </table:table-cell>
          <table:table-cell table:style-name="ce2" table:formula="of:=LOG10([.C5])" office:value-type="string" office:string-value="" calcext:value-type="error">
            <text:p>Err:502</text:p>
          </table:table-cell>
          <table:table-cell table:style-name="ce1"/>
          <table:table-cell table:style-name="ce5" office:value-type="float" office:value="4.42975228" calcext:value-type="float">
            <text:p>4.42975</text:p>
          </table:table-cell>
          <table:table-cell table:style-name="ce6" office:value-type="float" office:value="3.4" calcext:value-type="float">
            <text:p>3.4</text:p>
          </table:table-cell>
          <table:table-cell table:formula="of:=[.$K$31]*[.G5]+[.$K$30]" office:value-type="float" office:value="1.60112939592932" calcext:value-type="float">
            <text:p>1.60112939592932</text:p>
          </table:table-cell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float" office:value="2140" calcext:value-type="float">
            <text:p>2140</text:p>
          </table:table-cell>
          <table:table-cell table:style-name="ce2" table:formula="of:=LOG10([.B6])" office:value-type="float" office:value="3.3747483460101" calcext:value-type="float">
            <text:p>3.3747483460101</text:p>
          </table:table-cell>
          <table:table-cell table:style-name="ce2" table:formula="of:=LOG10([.C6])" office:value-type="float" office:value="3.33041377334919" calcext:value-type="float">
            <text:p>3.33041377334919</text:p>
          </table:table-cell>
          <table:table-cell table:style-name="ce1"/>
          <table:table-cell table:style-name="ce5" office:value-type="float" office:value="4.496929648" calcext:value-type="float">
            <text:p>4.49693</text:p>
          </table:table-cell>
          <table:table-cell table:style-name="ce6" office:value-type="float" office:value="3.4" calcext:value-type="float">
            <text:p>3.4</text:p>
          </table:table-cell>
          <table:table-cell table:formula="of:=[.$K$31]*[.G6]+[.$K$30]" office:value-type="float" office:value="-2.35988135992102" calcext:value-type="float">
            <text:p>-2.35988135992102</text:p>
          </table:table-cell>
          <table:table-cell table:number-columns-repeated="7"/>
        </table:table-row>
        <table:table-row table:style-name="ro1">
          <table:table-cell table:style-name="ce2" office:value-type="float" office:value="65.7" calcext:value-type="float">
            <text:p>65.7</text:p>
          </table:table-cell>
          <table:table-cell table:style-name="ce2" office:value-type="float" office:value="2480" calcext:value-type="float">
            <text:p>2480</text:p>
          </table:table-cell>
          <table:table-cell table:style-name="ce2" office:value-type="float" office:value="2190" calcext:value-type="float">
            <text:p>2190</text:p>
          </table:table-cell>
          <table:table-cell table:style-name="ce2" table:formula="of:=LOG10([.B7])" office:value-type="float" office:value="3.39445168082622" calcext:value-type="float">
            <text:p>3.39445168082622</text:p>
          </table:table-cell>
          <table:table-cell table:style-name="ce2" table:formula="of:=LOG10([.C7])" office:value-type="float" office:value="3.34044411484012" calcext:value-type="float">
            <text:p>3.34044411484012</text:p>
          </table:table-cell>
          <table:table-cell table:style-name="ce1"/>
          <table:table-cell table:style-name="ce5" office:value-type="float" office:value="4.45331834" calcext:value-type="float">
            <text:p>4.45332</text:p>
          </table:table-cell>
          <table:table-cell table:style-name="ce6" office:value-type="float" office:value="4.9" calcext:value-type="float">
            <text:p>4.9</text:p>
          </table:table-cell>
          <table:table-cell table:formula="of:=[.$K$31]*[.G7]+[.$K$30]" office:value-type="float" office:value="0.211592712488311" calcext:value-type="float">
            <text:p>0.211592712488311</text:p>
          </table:table-cell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2820" calcext:value-type="float">
            <text:p>2820</text:p>
          </table:table-cell>
          <table:table-cell table:style-name="ce2" office:value-type="float" office:value="2440" calcext:value-type="float">
            <text:p>2440</text:p>
          </table:table-cell>
          <table:table-cell table:style-name="ce2" table:formula="of:=LOG10([.B8])" office:value-type="float" office:value="3.45024910831936" calcext:value-type="float">
            <text:p>3.45024910831936</text:p>
          </table:table-cell>
          <table:table-cell table:style-name="ce2" table:formula="of:=LOG10([.C8])" office:value-type="float" office:value="3.38738982633873" calcext:value-type="float">
            <text:p>3.38738982633873</text:p>
          </table:table-cell>
          <table:table-cell table:style-name="ce1"/>
          <table:table-cell table:style-name="ce5" office:value-type="float" office:value="4.376576957" calcext:value-type="float">
            <text:p>4.37658</text:p>
          </table:table-cell>
          <table:table-cell table:style-name="ce6" office:value-type="float" office:value="5.9" calcext:value-type="float">
            <text:p>5.9</text:p>
          </table:table-cell>
          <table:table-cell table:formula="of:=[.$K$31]*[.G8]+[.$K$30]" office:value-type="float" office:value="4.73653098458357" calcext:value-type="float">
            <text:p>4.73653098458357</text:p>
          </table:table-cell>
          <table:table-cell table:number-matrix-columns-spanned="2" table:number-matrix-rows-spanned="5" table:formula="of:=LINEST([.$H$5:.$H$70] ; [.$G$5:.$G$70] ; 1 ; 1)" office:value-type="float" office:value="-58.9634704927756" calcext:value-type="float">
            <text:p>-58.9634704927756</text:p>
          </table:table-cell>
          <table:table-cell office:value-type="float" office:value="262.794697248015" calcext:value-type="float">
            <text:p>262.794697248015</text:p>
          </table:table-cell>
          <table:table-cell table:number-columns-repeated="5"/>
        </table:table-row>
        <table:table-row table:style-name="ro1">
          <table:table-cell table:style-name="ce2" office:value-type="float" office:value="60.5" calcext:value-type="float">
            <text:p>60.5</text:p>
          </table:table-cell>
          <table:table-cell table:style-name="ce2" office:value-type="float" office:value="2960" calcext:value-type="float">
            <text:p>2960</text:p>
          </table:table-cell>
          <table:table-cell table:style-name="ce2" office:value-type="float" office:value="2630" calcext:value-type="float">
            <text:p>2630</text:p>
          </table:table-cell>
          <table:table-cell table:style-name="ce2" table:formula="of:=LOG10([.B9])" office:value-type="float" office:value="3.47129171105894" calcext:value-type="float">
            <text:p>3.47129171105894</text:p>
          </table:table-cell>
          <table:table-cell table:style-name="ce2" table:formula="of:=LOG10([.C9])" office:value-type="float" office:value="3.41995574848976" calcext:value-type="float">
            <text:p>3.41995574848976</text:p>
          </table:table-cell>
          <table:table-cell table:style-name="ce1"/>
          <table:table-cell table:style-name="ce5" office:value-type="float" office:value="4.361727836" calcext:value-type="float">
            <text:p>4.36173</text:p>
          </table:table-cell>
          <table:table-cell table:style-name="ce6" office:value-type="float" office:value="5.9" calcext:value-type="float">
            <text:p>5.9</text:p>
          </table:table-cell>
          <table:table-cell table:formula="of:=[.$K$31]*[.G9]+[.$K$30]" office:value-type="float" office:value="5.61208669251073" calcext:value-type="float">
            <text:p>5.61208669251073</text:p>
          </table:table-cell>
          <table:table-cell office:value-type="float" office:value="0.616608581313037" calcext:value-type="float">
            <text:p>0.616608581313037</text:p>
          </table:table-cell>
          <table:table-cell office:value-type="float" office:value="2.39197887010831" calcext:value-type="float">
            <text:p>2.39197887010831</text:p>
          </table:table-cell>
          <table:table-cell table:number-columns-repeated="5"/>
        </table:table-row>
        <table:table-row table:style-name="ro1">
          <table:table-cell table:style-name="ce2" office:value-type="float" office:value="57.9" calcext:value-type="float">
            <text:p>57.9</text:p>
          </table:table-cell>
          <table:table-cell table:style-name="ce2" office:value-type="float" office:value="3250" calcext:value-type="float">
            <text:p>3250</text:p>
          </table:table-cell>
          <table:table-cell table:style-name="ce2" office:value-type="float" office:value="2860" calcext:value-type="float">
            <text:p>2860</text:p>
          </table:table-cell>
          <table:table-cell table:style-name="ce2" table:formula="of:=LOG10([.B10])" office:value-type="float" office:value="3.51188336097887" calcext:value-type="float">
            <text:p>3.51188336097887</text:p>
          </table:table-cell>
          <table:table-cell table:style-name="ce2" table:formula="of:=LOG10([.C10])" office:value-type="float" office:value="3.45636603312904" calcext:value-type="float">
            <text:p>3.45636603312904</text:p>
          </table:table-cell>
          <table:table-cell table:style-name="ce1"/>
          <table:table-cell table:style-name="ce5" office:value-type="float" office:value="4.33243846" calcext:value-type="float">
            <text:p>4.33244</text:p>
          </table:table-cell>
          <table:table-cell table:style-name="ce6" office:value-type="float" office:value="8.1" calcext:value-type="float">
            <text:p>8.1</text:p>
          </table:table-cell>
          <table:table-cell table:formula="of:=[.$K$31]*[.G10]+[.$K$30]" office:value-type="float" office:value="7.33908995003858" calcext:value-type="float">
            <text:p>7.33908995003858</text:p>
          </table:table-cell>
          <table:table-cell office:value-type="float" office:value="0.993049692659728" calcext:value-type="float">
            <text:p>0.993049692659728</text:p>
          </table:table-cell>
          <table:table-cell office:value-type="float" office:value="1.64211319627517" calcext:value-type="float">
            <text:p>1.64211319627517</text:p>
          </table:table-cell>
          <table:table-cell table:number-columns-repeated="5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3320" calcext:value-type="float">
            <text:p>3320</text:p>
          </table:table-cell>
          <table:table-cell table:style-name="ce2" office:value-type="float" office:value="3020" calcext:value-type="float">
            <text:p>3020</text:p>
          </table:table-cell>
          <table:table-cell table:style-name="ce2" table:formula="of:=LOG10([.B11])" office:value-type="float" office:value="3.52113808370404" calcext:value-type="float">
            <text:p>3.52113808370404</text:p>
          </table:table-cell>
          <table:table-cell table:style-name="ce2" table:formula="of:=LOG10([.C11])" office:value-type="float" office:value="3.48000694295715" calcext:value-type="float">
            <text:p>3.48000694295715</text:p>
          </table:table-cell>
          <table:table-cell table:style-name="ce1"/>
          <table:table-cell table:style-name="ce5" office:value-type="float" office:value="4.319106059" calcext:value-type="float">
            <text:p>4.31911</text:p>
          </table:table-cell>
          <table:table-cell table:style-name="ce6" office:value-type="float" office:value="8.1" calcext:value-type="float">
            <text:p>8.1</text:p>
          </table:table-cell>
          <table:table-cell table:formula="of:=[.$K$31]*[.G11]+[.$K$30]" office:value-type="float" office:value="8.12521458299992" calcext:value-type="float">
            <text:p>8.12521458299992</text:p>
          </table:table-cell>
          <table:table-cell office:value-type="float" office:value="9144.22589084154" calcext:value-type="float">
            <text:p>9144.22589084154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590" calcext:value-type="float">
            <text:p>3590</text:p>
          </table:table-cell>
          <table:table-cell table:style-name="ce2" office:value-type="float" office:value="3570" calcext:value-type="float">
            <text:p>3570</text:p>
          </table:table-cell>
          <table:table-cell table:style-name="ce2" table:formula="of:=LOG10([.B12])" office:value-type="float" office:value="3.55509444857832" calcext:value-type="float">
            <text:p>3.55509444857832</text:p>
          </table:table-cell>
          <table:table-cell table:style-name="ce2" table:formula="of:=LOG10([.C12])" office:value-type="float" office:value="3.55266821611219" calcext:value-type="float">
            <text:p>3.55266821611219</text:p>
          </table:table-cell>
          <table:table-cell table:style-name="ce1"/>
          <table:table-cell table:style-name="ce5" office:value-type="float" office:value="4.291812687" calcext:value-type="float">
            <text:p>4.29181</text:p>
          </table:table-cell>
          <table:table-cell table:style-name="ce6" office:value-type="float" office:value="10.1" calcext:value-type="float">
            <text:p>10.1</text:p>
          </table:table-cell>
          <table:table-cell table:formula="of:=[.$K$31]*[.G12]+[.$K$30]" office:value-type="float" office:value="9.73452651757026" calcext:value-type="float">
            <text:p>9.73452651757026</text:p>
          </table:table-cell>
          <table:table-cell office:value-type="float" office:value="24657.7320150699" calcext:value-type="float">
            <text:p>24657.7320150699</text:p>
          </table:table-cell>
          <table:table-cell office:value-type="float" office:value="172.578287960387" calcext:value-type="float">
            <text:p>172.578287960387</text:p>
          </table:table-cell>
          <table:table-cell table:number-columns-repeated="5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3880" calcext:value-type="float">
            <text:p>3880</text:p>
          </table:table-cell>
          <table:table-cell table:style-name="ce2" office:value-type="float" office:value="3910" calcext:value-type="float">
            <text:p>3910</text:p>
          </table:table-cell>
          <table:table-cell table:style-name="ce2" table:formula="of:=LOG10([.B13])" office:value-type="float" office:value="3.58883172559421" calcext:value-type="float">
            <text:p>3.58883172559421</text:p>
          </table:table-cell>
          <table:table-cell table:style-name="ce2" table:formula="of:=LOG10([.C13])" office:value-type="float" office:value="3.59217675739587" calcext:value-type="float">
            <text:p>3.59217675739587</text:p>
          </table:table-cell>
          <table:table-cell table:style-name="ce1"/>
          <table:table-cell table:style-name="ce5" office:value-type="float" office:value="4.285332228" calcext:value-type="float">
            <text:p>4.28533</text:p>
          </table:table-cell>
          <table:table-cell table:style-name="ce6" office:value-type="float" office:value="10.1" calcext:value-type="float">
            <text:p>10.1</text:p>
          </table:table-cell>
          <table:table-cell table:formula="of:=[.$K$31]*[.G13]+[.$K$30]" office:value-type="float" office:value="10.1166368705964" calcext:value-type="float">
            <text:p>10.1166368705964</text:p>
          </table:table-cell>
          <table:table-cell table:number-columns-repeated="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170" calcext:value-type="float">
            <text:p>4170</text:p>
          </table:table-cell>
          <table:table-cell table:style-name="ce2" office:value-type="float" office:value="4160" calcext:value-type="float">
            <text:p>4160</text:p>
          </table:table-cell>
          <table:table-cell table:style-name="ce2" table:formula="of:=LOG10([.B14])" office:value-type="float" office:value="3.62013605497376" calcext:value-type="float">
            <text:p>3.62013605497376</text:p>
          </table:table-cell>
          <table:table-cell table:style-name="ce2" table:formula="of:=LOG10([.C14])" office:value-type="float" office:value="3.61909333062674" calcext:value-type="float">
            <text:p>3.61909333062674</text:p>
          </table:table-cell>
          <table:table-cell table:style-name="ce1"/>
          <table:table-cell table:style-name="ce5" office:value-type="float" office:value="4.27392678" calcext:value-type="float">
            <text:p>4.27393</text:p>
          </table:table-cell>
          <table:table-cell table:style-name="ce6" office:value-type="float" office:value="10.8" calcext:value-type="float">
            <text:p>10.8</text:p>
          </table:table-cell>
          <table:table-cell table:formula="of:=[.$K$31]*[.G14]+[.$K$30]" office:value-type="float" office:value="10.7891416672013" calcext:value-type="float">
            <text:p>10.7891416672013</text:p>
          </table:table-cell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470" calcext:value-type="float">
            <text:p>4470</text:p>
          </table:table-cell>
          <table:table-cell table:style-name="ce2" office:value-type="float" office:value="4480" calcext:value-type="float">
            <text:p>4480</text:p>
          </table:table-cell>
          <table:table-cell table:style-name="ce2" table:formula="of:=LOG10([.B15])" office:value-type="float" office:value="3.65030752313194" calcext:value-type="float">
            <text:p>3.65030752313194</text:p>
          </table:table-cell>
          <table:table-cell table:style-name="ce2" table:formula="of:=LOG10([.C15])" office:value-type="float" office:value="3.65127801399814" calcext:value-type="float">
            <text:p>3.65127801399814</text:p>
          </table:table-cell>
          <table:table-cell table:style-name="ce1"/>
          <table:table-cell table:style-name="ce5" office:value-type="float" office:value="4.275311355" calcext:value-type="float">
            <text:p>4.27531</text:p>
          </table:table-cell>
          <table:table-cell table:style-name="ce6" office:value-type="float" office:value="10.8" calcext:value-type="float">
            <text:p>10.8</text:p>
          </table:table-cell>
          <table:table-cell table:formula="of:=[.$K$31]*[.G15]+[.$K$30]" office:value-type="float" office:value="10.7075023200437" calcext:value-type="float">
            <text:p>10.7075023200437</text:p>
          </table:table-cell>
          <table:table-cell office:value-type="string" calcext:value-type="string">
            <text:p>R^2</text:p>
          </table:table-cell>
          <table:table-cell table:formula="of:=[.$J$10]" office:value-type="float" office:value="0.993049692659728" calcext:value-type="float">
            <text:p>0.993049692659728</text:p>
          </table:table-cell>
          <table:table-cell table:number-columns-repeated="5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number-columns-repeated="2" table:style-name="ce2" office:value-type="float" office:value="4750" calcext:value-type="float">
            <text:p>4750</text:p>
          </table:table-cell>
          <table:table-cell table:style-name="ce2" table:formula="of:=LOG10([.B16])" office:value-type="float" office:value="3.67669360962487" calcext:value-type="float">
            <text:p>3.67669360962487</text:p>
          </table:table-cell>
          <table:table-cell table:style-name="ce2" table:formula="of:=LOG10([.C16])" office:value-type="float" office:value="3.67669360962487" calcext:value-type="float">
            <text:p>3.67669360962487</text:p>
          </table:table-cell>
          <table:table-cell table:style-name="ce1"/>
          <table:table-cell table:style-name="ce5" office:value-type="float" office:value="4.23299611" calcext:value-type="float">
            <text:p>4.23300</text:p>
          </table:table-cell>
          <table:table-cell table:style-name="ce6" office:value-type="float" office:value="13.8" calcext:value-type="float">
            <text:p>13.8</text:p>
          </table:table-cell>
          <table:table-cell table:formula="of:=[.$K$31]*[.G16]+[.$K$30]" office:value-type="float" office:value="13.2025560199958" calcext:value-type="float">
            <text:p>13.2025560199958</text:p>
          </table:table-cell>
          <table:table-cell office:value-type="string" calcext:value-type="string">
            <text:p>Standard Error</text:p>
          </table:table-cell>
          <table:table-cell table:formula="of:=[.$K$10]" office:value-type="float" office:value="1.64211319627517" calcext:value-type="float">
            <text:p>1.64211319627517</text:p>
          </table:table-cell>
          <table:table-cell table:number-columns-repeated="5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980" calcext:value-type="float">
            <text:p>4980</text:p>
          </table:table-cell>
          <table:table-cell table:style-name="ce2" office:value-type="float" office:value="5030" calcext:value-type="float">
            <text:p>5030</text:p>
          </table:table-cell>
          <table:table-cell table:style-name="ce2" table:formula="of:=LOG10([.B17])" office:value-type="float" office:value="3.69722934275972" calcext:value-type="float">
            <text:p>3.69722934275972</text:p>
          </table:table-cell>
          <table:table-cell table:style-name="ce2" table:formula="of:=LOG10([.C17])" office:value-type="float" office:value="3.70156798505593" calcext:value-type="float">
            <text:p>3.70156798505593</text:p>
          </table:table-cell>
          <table:table-cell table:style-name="ce1"/>
          <table:table-cell table:style-name="ce5" office:value-type="float" office:value="4.224791956" calcext:value-type="float">
            <text:p>4.22479</text:p>
          </table:table-cell>
          <table:table-cell table:style-name="ce6" office:value-type="float" office:value="13.8" calcext:value-type="float">
            <text:p>13.8</text:p>
          </table:table-cell>
          <table:table-cell table:formula="of:=[.$K$31]*[.G17]+[.$K$30]" office:value-type="float" office:value="13.686301412293" calcext:value-type="float">
            <text:p>13.686301412293</text:p>
          </table:table-cell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5490" calcext:value-type="float">
            <text:p>5490</text:p>
          </table:table-cell>
          <table:table-cell table:style-name="ce2" office:value-type="float" office:value="5480" calcext:value-type="float">
            <text:p>5480</text:p>
          </table:table-cell>
          <table:table-cell table:style-name="ce2" table:formula="of:=LOG10([.B18])" office:value-type="float" office:value="3.73957234445009" calcext:value-type="float">
            <text:p>3.73957234445009</text:p>
          </table:table-cell>
          <table:table-cell table:style-name="ce2" table:formula="of:=LOG10([.C18])" office:value-type="float" office:value="3.73878055848437" calcext:value-type="float">
            <text:p>3.73878055848437</text:p>
          </table:table-cell>
          <table:table-cell table:style-name="ce1"/>
          <table:table-cell table:style-name="ce5" office:value-type="float" office:value="4.203848464" calcext:value-type="float">
            <text:p>4.20385</text:p>
          </table:table-cell>
          <table:table-cell table:style-name="ce6" office:value-type="float" office:value="14.8" calcext:value-type="float">
            <text:p>14.8</text:p>
          </table:table-cell>
          <table:table-cell table:formula="of:=[.$K$31]*[.G18]+[.$K$30]" office:value-type="float" office:value="14.9212023848507" calcext:value-type="float">
            <text:p>14.9212023848507</text:p>
          </table:table-cell>
          <table:table-cell office:value-type="string" calcext:value-type="string">
            <text:p>Observations</text:p>
          </table:table-cell>
          <table:table-cell table:formula="of:=66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5910" calcext:value-type="float">
            <text:p>5910</text:p>
          </table:table-cell>
          <table:table-cell table:style-name="ce2" office:value-type="float" office:value="5930" calcext:value-type="float">
            <text:p>5930</text:p>
          </table:table-cell>
          <table:table-cell table:style-name="ce2" table:formula="of:=LOG10([.B19])" office:value-type="float" office:value="3.77158748088126" calcext:value-type="float">
            <text:p>3.77158748088126</text:p>
          </table:table-cell>
          <table:table-cell table:style-name="ce2" table:formula="of:=LOG10([.C19])" office:value-type="float" office:value="3.77305469336426" calcext:value-type="float">
            <text:p>3.77305469336426</text:p>
          </table:table-cell>
          <table:table-cell table:style-name="ce1"/>
          <table:table-cell table:style-name="ce5" office:value-type="float" office:value="4.197280558" calcext:value-type="float">
            <text:p>4.19728</text:p>
          </table:table-cell>
          <table:table-cell table:style-name="ce6" office:value-type="float" office:value="14.8" calcext:value-type="float">
            <text:p>14.8</text:p>
          </table:table-cell>
          <table:table-cell table:formula="of:=[.$K$31]*[.G19]+[.$K$30]" office:value-type="float" office:value="15.308468916481" calcext:value-type="float">
            <text:p>15.308468916481</text:p>
          </table:table-cell>
          <table:table-cell office:value-type="string" calcext:value-type="string">
            <text:p>Adjusted R^2</text:p>
          </table:table-cell>
          <table:table-cell table:formula="of:=1 - (1 - [.$J$10])*([.$K$18] - 1)/([.$K$18] - [.$K$17] - 1)" office:value-type="float" office:value="0.992941094107536" calcext:value-type="float">
            <text:p>0.992941094107536</text:p>
          </table:table-cell>
          <table:table-cell table:number-columns-repeated="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6080" calcext:value-type="float">
            <text:p>6080</text:p>
          </table:table-cell>
          <table:table-cell table:style-name="ce2" office:value-type="float" office:value="6100" calcext:value-type="float">
            <text:p>6100</text:p>
          </table:table-cell>
          <table:table-cell table:style-name="ce2" table:formula="of:=LOG10([.B20])" office:value-type="float" office:value="3.78390357927274" calcext:value-type="float">
            <text:p>3.78390357927274</text:p>
          </table:table-cell>
          <table:table-cell table:style-name="ce2" table:formula="of:=LOG10([.C20])" office:value-type="float" office:value="3.78532983501077" calcext:value-type="float">
            <text:p>3.78532983501077</text:p>
          </table:table-cell>
          <table:table-cell table:style-name="ce1"/>
          <table:table-cell table:style-name="ce5" office:value-type="float" office:value="4.164650216" calcext:value-type="float">
            <text:p>4.16465</text:p>
          </table:table-cell>
          <table:table-cell table:style-name="ce6" office:value-type="float" office:value="17.3" calcext:value-type="float">
            <text:p>17.3</text:p>
          </table:table-cell>
          <table:table-cell table:formula="of:=[.$K$31]*[.G20]+[.$K$30]" office:value-type="float" office:value="17.2324671241672" calcext:value-type="float">
            <text:p>17.2324671241672</text:p>
          </table:table-cell>
          <table:table-cell table:number-columns-repeated="7"/>
        </table:table-row>
        <table:table-row table:style-name="ro1">
          <table:table-cell table:style-name="ce2" office:value-type="float" office:value="37.8" calcext:value-type="float">
            <text:p>37.8</text:p>
          </table:table-cell>
          <table:table-cell table:style-name="ce2" office:value-type="float" office:value="6400" calcext:value-type="float">
            <text:p>6400</text:p>
          </table:table-cell>
          <table:table-cell table:style-name="ce2" office:value-type="float" office:value="6500" calcext:value-type="float">
            <text:p>6500</text:p>
          </table:table-cell>
          <table:table-cell table:style-name="ce2" table:formula="of:=LOG10([.B21])" office:value-type="float" office:value="3.80617997398389" calcext:value-type="float">
            <text:p>3.80617997398389</text:p>
          </table:table-cell>
          <table:table-cell table:style-name="ce2" table:formula="of:=LOG10([.C21])" office:value-type="float" office:value="3.81291335664286" calcext:value-type="float">
            <text:p>3.81291335664286</text:p>
          </table:table-cell>
          <table:table-cell table:style-name="ce1"/>
          <table:table-cell table:style-name="ce5" office:value-type="float" office:value="4.156549151" calcext:value-type="float">
            <text:p>4.15655</text:p>
          </table:table-cell>
          <table:table-cell table:style-name="ce6" office:value-type="float" office:value="17.3" calcext:value-type="float">
            <text:p>17.3</text:p>
          </table:table-cell>
          <table:table-cell table:formula="of:=[.$K$31]*[.G21]+[.$K$30]" office:value-type="float" office:value="17.7101340312547" calcext:value-type="float">
            <text:p>17.7101340312547</text:p>
          </table:table-cell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 table:style-name="ce2" office:value-type="float" office:value="32.2" calcext:value-type="float">
            <text:p>32.2</text:p>
          </table:table-cell>
          <table:table-cell table:style-name="ce2" office:value-type="float" office:value="7520" calcext:value-type="float">
            <text:p>7520</text:p>
          </table:table-cell>
          <table:table-cell table:style-name="ce2" office:value-type="float" office:value="7570" calcext:value-type="float">
            <text:p>7570</text:p>
          </table:table-cell>
          <table:table-cell table:style-name="ce2" table:formula="of:=LOG10([.B22])" office:value-type="float" office:value="3.87621784059164" calcext:value-type="float">
            <text:p>3.87621784059164</text:p>
          </table:table-cell>
          <table:table-cell table:style-name="ce2" table:formula="of:=LOG10([.C22])" office:value-type="float" office:value="3.87909587950007" calcext:value-type="float">
            <text:p>3.87909587950007</text:p>
          </table:table-cell>
          <table:table-cell table:style-name="ce1"/>
          <table:table-cell table:style-name="ce5" office:value-type="float" office:value="4.130655349" calcext:value-type="float">
            <text:p>4.13066</text:p>
          </table:table-cell>
          <table:table-cell table:style-name="ce6" office:value-type="float" office:value="18.6" calcext:value-type="float">
            <text:p>18.6</text:p>
          </table:table-cell>
          <table:table-cell table:formula="of:=[.$K$31]*[.G22]+[.$K$30]" office:value-type="float" office:value="19.2369224614275" calcext:value-type="float">
            <text:p>19.2369224614275</text:p>
          </table:table-cell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table:style-name="ce2" office:value-type="float" office:value="31.1" calcext:value-type="float">
            <text:p>31.1</text:p>
          </table:table-cell>
          <table:table-cell table:style-name="ce2" office:value-type="float" office:value="7830" calcext:value-type="float">
            <text:p>7830</text:p>
          </table:table-cell>
          <table:table-cell table:style-name="ce2" office:value-type="float" office:value="7910" calcext:value-type="float">
            <text:p>7910</text:p>
          </table:table-cell>
          <table:table-cell table:style-name="ce2" table:formula="of:=LOG10([.B23])" office:value-type="float" office:value="3.89376176205794" calcext:value-type="float">
            <text:p>3.89376176205794</text:p>
          </table:table-cell>
          <table:table-cell table:style-name="ce2" table:formula="of:=LOG10([.C23])" office:value-type="float" office:value="3.89817648349768" calcext:value-type="float">
            <text:p>3.89817648349768</text:p>
          </table:table-cell>
          <table:table-cell table:style-name="ce1"/>
          <table:table-cell table:style-name="ce5" office:value-type="float" office:value="4.12904506" calcext:value-type="float">
            <text:p>4.12905</text:p>
          </table:table-cell>
          <table:table-cell table:style-name="ce6" office:value-type="float" office:value="18.6" calcext:value-type="float">
            <text:p>18.6</text:p>
          </table:table-cell>
          <table:table-cell table:formula="of:=[.$K$31]*[.G23]+[.$K$30]" office:value-type="float" office:value="19.3318706893639" calcext:value-type="float">
            <text:p>19.3318706893639</text:p>
          </table:table-cell>
          <table:table-cell office:value-type="string" calcext:value-type="string">
            <text:p>Regression</text:p>
          </table:table-cell>
          <table:table-cell table:formula="of:=[.$K$17]" office:value-type="float" office:value="1" calcext:value-type="float">
            <text:p>1</text:p>
          </table:table-cell>
          <table:table-cell table:formula="of:=[.$J$12]" office:value-type="float" office:value="24657.7320150699" calcext:value-type="float">
            <text:p>24657.7320150699</text:p>
          </table:table-cell>
          <table:table-cell table:formula="of:=[.$J$12] / [.$K$23]" office:value-type="float" office:value="24657.7320150699" calcext:value-type="float">
            <text:p>24657.7320150699</text:p>
          </table:table-cell>
          <table:table-cell table:formula="of:=[.$J$11]" office:value-type="float" office:value="9144.22589084154" calcext:value-type="float">
            <text:p>9144.22589084154</text:p>
          </table:table-cell>
          <table:table-cell table:formula="of:=LEGACY.FDIST([.$J$11] ; [.$K$23] ; [.$K$11])" office:value-type="float" office:value="8.76497026399386E-071" calcext:value-type="float">
            <text:p>8.76497026399386E-71</text:p>
          </table:table-cell>
          <table:table-cell/>
        </table:table-row>
        <table:table-row table:style-name="ro1">
          <table:table-cell table:style-name="ce2" office:value-type="float" office:value="30.6" calcext:value-type="float">
            <text:p>30.6</text:p>
          </table:table-cell>
          <table:table-cell table:style-name="ce2" office:value-type="float" office:value="8030" calcext:value-type="float">
            <text:p>8030</text:p>
          </table:table-cell>
          <table:table-cell table:style-name="ce2" office:value-type="float" office:value="8110" calcext:value-type="float">
            <text:p>8110</text:p>
          </table:table-cell>
          <table:table-cell table:style-name="ce2" table:formula="of:=LOG10([.B24])" office:value-type="float" office:value="3.90471554527868" calcext:value-type="float">
            <text:p>3.90471554527868</text:p>
          </table:table-cell>
          <table:table-cell table:style-name="ce2" table:formula="of:=LOG10([.C24])" office:value-type="float" office:value="3.90902085421116" calcext:value-type="float">
            <text:p>3.90902085421116</text:p>
          </table:table-cell>
          <table:table-cell table:style-name="ce1"/>
          <table:table-cell table:style-name="ce5" office:value-type="float" office:value="4.07371835" calcext:value-type="float">
            <text:p>4.07372</text:p>
          </table:table-cell>
          <table:table-cell table:style-name="ce6" office:value-type="float" office:value="20.4" calcext:value-type="float">
            <text:p>20.4</text:p>
          </table:table-cell>
          <table:table-cell table:formula="of:=[.$K$31]*[.G24]+[.$K$30]" office:value-type="float" office:value="22.5941255219112" calcext:value-type="float">
            <text:p>22.5941255219112</text:p>
          </table:table-cell>
          <table:table-cell office:value-type="string" calcext:value-type="string">
            <text:p>Residual</text:p>
          </table:table-cell>
          <table:table-cell table:formula="of:=[.$K$11]" office:value-type="float" office:value="64" calcext:value-type="float">
            <text:p>64</text:p>
          </table:table-cell>
          <table:table-cell table:formula="of:=[.$K$12]" office:value-type="float" office:value="172.578287960387" calcext:value-type="float">
            <text:p>172.578287960387</text:p>
          </table:table-cell>
          <table:table-cell table:formula="of:=[.$K$12] / [.$K$11]" office:value-type="float" office:value="2.69653574938104" calcext:value-type="float">
            <text:p>2.69653574938104</text:p>
          </table:table-cell>
          <table:table-cell table:number-columns-repeated="3"/>
        </table:table-row>
        <table:table-row table:style-name="ro1">
          <table:table-cell table:style-name="ce2" office:value-type="float" office:value="27.4" calcext:value-type="float">
            <text:p>27.4</text:p>
          </table:table-cell>
          <table:table-cell table:style-name="ce2" office:value-type="float" office:value="9130" calcext:value-type="float">
            <text:p>9130</text:p>
          </table:table-cell>
          <table:table-cell table:style-name="ce2" office:value-type="float" office:value="9180" calcext:value-type="float">
            <text:p>9180</text:p>
          </table:table-cell>
          <table:table-cell table:style-name="ce2" table:formula="of:=LOG10([.B25])" office:value-type="float" office:value="3.9604707775343" calcext:value-type="float">
            <text:p>3.9604707775343</text:p>
          </table:table-cell>
          <table:table-cell table:style-name="ce2" table:formula="of:=LOG10([.C25])" office:value-type="float" office:value="3.96284268120124" calcext:value-type="float">
            <text:p>3.96284268120124</text:p>
          </table:table-cell>
          <table:table-cell table:style-name="ce1"/>
          <table:table-cell table:style-name="ce5" office:value-type="float" office:value="4.07371835" calcext:value-type="float">
            <text:p>4.07372</text:p>
          </table:table-cell>
          <table:table-cell table:style-name="ce6" office:value-type="float" office:value="20.4" calcext:value-type="float">
            <text:p>20.4</text:p>
          </table:table-cell>
          <table:table-cell table:formula="of:=[.$K$31]*[.G25]+[.$K$30]" office:value-type="float" office:value="22.5941255219112" calcext:value-type="float">
            <text:p>22.5941255219112</text:p>
          </table:table-cell>
          <table:table-cell office:value-type="string" calcext:value-type="string">
            <text:p>Total</text:p>
          </table:table-cell>
          <table:table-cell table:formula="of:=[.$K$23] + [.$K$11]" office:value-type="float" office:value="65" calcext:value-type="float">
            <text:p>65</text:p>
          </table:table-cell>
          <table:table-cell table:formula="of:=[.$J$12] + [.$K$12]" office:value-type="float" office:value="24830.3103030303" calcext:value-type="float">
            <text:p>24830.3103030303</text:p>
          </table:table-cell>
          <table:table-cell table:number-columns-repeated="4"/>
        </table:table-row>
        <table:table-row table:style-name="ro1">
          <table:table-cell table:style-name="ce2" office:value-type="float" office:value="25.1" calcext:value-type="float">
            <text:p>25.1</text:p>
          </table:table-cell>
          <table:table-cell table:number-columns-repeated="2" table:style-name="ce2" office:value-type="float" office:value="10100" calcext:value-type="float">
            <text:p>10100</text:p>
          </table:table-cell>
          <table:table-cell table:style-name="ce2" table:formula="of:=LOG10([.B26])" office:value-type="float" office:value="4.00432137378264" calcext:value-type="float">
            <text:p>4.00432137378264</text:p>
          </table:table-cell>
          <table:table-cell table:style-name="ce2" table:formula="of:=LOG10([.C26])" office:value-type="float" office:value="4.00432137378264" calcext:value-type="float">
            <text:p>4.00432137378264</text:p>
          </table:table-cell>
          <table:table-cell table:style-name="ce1"/>
          <table:table-cell table:style-name="ce5" office:value-type="float" office:value="4.043362278" calcext:value-type="float">
            <text:p>4.04336</text:p>
          </table:table-cell>
          <table:table-cell table:style-name="ce6" office:value-type="float" office:value="23.1" calcext:value-type="float">
            <text:p>23.1</text:p>
          </table:table-cell>
          <table:table-cell table:formula="of:=[.$K$31]*[.G26]+[.$K$30]" office:value-type="float" office:value="24.3840248775598" calcext:value-type="float">
            <text:p>24.3840248775598</text:p>
          </table:table-cell>
          <table:table-cell table:number-columns-repeated="7"/>
        </table:table-row>
        <table:table-row table:style-name="ro1">
          <table:table-cell table:style-name="ce2" office:value-type="float" office:value="23.1" calcext:value-type="float">
            <text:p>23.1</text:p>
          </table:table-cell>
          <table:table-cell table:number-columns-repeated="2" table:style-name="ce2" office:value-type="float" office:value="11050" calcext:value-type="float">
            <text:p>11050</text:p>
          </table:table-cell>
          <table:table-cell table:style-name="ce2" table:formula="of:=LOG10([.B27])" office:value-type="float" office:value="4.04336227802113" calcext:value-type="float">
            <text:p>4.04336227802113</text:p>
          </table:table-cell>
          <table:table-cell table:style-name="ce2" table:formula="of:=LOG10([.C27])" office:value-type="float" office:value="4.04336227802113" calcext:value-type="float">
            <text:p>4.04336227802113</text:p>
          </table:table-cell>
          <table:table-cell table:style-name="ce1"/>
          <table:table-cell table:style-name="ce5" office:value-type="float" office:value="4.043362278" calcext:value-type="float">
            <text:p>4.04336</text:p>
          </table:table-cell>
          <table:table-cell table:style-name="ce6" office:value-type="float" office:value="23.1" calcext:value-type="float">
            <text:p>23.1</text:p>
          </table:table-cell>
          <table:table-cell table:formula="of:=[.$K$31]*[.G27]+[.$K$30]" office:value-type="float" office:value="24.3840248775598" calcext:value-type="float">
            <text:p>24.3840248775598</text:p>
          </table:table-cell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table:style-name="ce2" office:value-type="float" office:value="20.4" calcext:value-type="float">
            <text:p>20.4</text:p>
          </table:table-cell>
          <table:table-cell table:number-columns-repeated="2" table:style-name="ce2" office:value-type="float" office:value="11850" calcext:value-type="float">
            <text:p>11850</text:p>
          </table:table-cell>
          <table:table-cell table:style-name="ce2" table:formula="of:=LOG10([.B28])" office:value-type="float" office:value="4.07371835034612" calcext:value-type="float">
            <text:p>4.07371835034612</text:p>
          </table:table-cell>
          <table:table-cell table:style-name="ce2" table:formula="of:=LOG10([.C28])" office:value-type="float" office:value="4.07371835034612" calcext:value-type="float">
            <text:p>4.07371835034612</text:p>
          </table:table-cell>
          <table:table-cell table:style-name="ce1"/>
          <table:table-cell table:style-name="ce5" office:value-type="float" office:value="4.004321374" calcext:value-type="float">
            <text:p>4.00432</text:p>
          </table:table-cell>
          <table:table-cell table:style-name="ce6" office:value-type="float" office:value="25.1" calcext:value-type="float">
            <text:p>25.1</text:p>
          </table:table-cell>
          <table:table-cell table:formula="of:=[.$K$31]*[.G28]+[.$K$30]" office:value-type="float" office:value="26.6860120685751" calcext:value-type="float">
            <text:p>26.6860120685751</text:p>
          </table:table-cell>
          <table:table-cell table:number-columns-repeated="7"/>
        </table:table-row>
        <table:table-row table:style-name="ro1"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13510" calcext:value-type="float">
            <text:p>13510</text:p>
          </table:table-cell>
          <table:table-cell table:style-name="ce2" office:value-type="float" office:value="13460" calcext:value-type="float">
            <text:p>13460</text:p>
          </table:table-cell>
          <table:table-cell table:style-name="ce2" table:formula="of:=LOG10([.B29])" office:value-type="float" office:value="4.13065534902203" calcext:value-type="float">
            <text:p>4.13065534902203</text:p>
          </table:table-cell>
          <table:table-cell table:style-name="ce2" table:formula="of:=LOG10([.C29])" office:value-type="float" office:value="4.12904505988796" calcext:value-type="float">
            <text:p>4.12904505988796</text:p>
          </table:table-cell>
          <table:table-cell table:style-name="ce1"/>
          <table:table-cell table:style-name="ce5" office:value-type="float" office:value="4.004321374" calcext:value-type="float">
            <text:p>4.00432</text:p>
          </table:table-cell>
          <table:table-cell table:style-name="ce6" office:value-type="float" office:value="25.1" calcext:value-type="float">
            <text:p>25.1</text:p>
          </table:table-cell>
          <table:table-cell table:formula="of:=[.$K$31]*[.G29]+[.$K$30]" office:value-type="float" office:value="26.6860120685751" calcext:value-type="float">
            <text:p>26.6860120685751</text:p>
          </table:table-cell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K$27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K$27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14610" calcext:value-type="float">
            <text:p>14610</text:p>
          </table:table-cell>
          <table:table-cell table:style-name="ce2" office:value-type="float" office:value="14340" calcext:value-type="float">
            <text:p>14340</text:p>
          </table:table-cell>
          <table:table-cell table:style-name="ce2" table:formula="of:=LOG10([.B30])" office:value-type="float" office:value="4.1646502159343" calcext:value-type="float">
            <text:p>4.1646502159343</text:p>
          </table:table-cell>
          <table:table-cell table:style-name="ce2" table:formula="of:=LOG10([.C30])" office:value-type="float" office:value="4.15654915133178" calcext:value-type="float">
            <text:p>4.15654915133178</text:p>
          </table:table-cell>
          <table:table-cell table:style-name="ce1"/>
          <table:table-cell table:style-name="ce5" office:value-type="float" office:value="3.960470778" calcext:value-type="float">
            <text:p>3.96047</text:p>
          </table:table-cell>
          <table:table-cell table:style-name="ce6" office:value-type="float" office:value="27.4" calcext:value-type="float">
            <text:p>27.4</text:p>
          </table:table-cell>
          <table:table-cell table:formula="of:=[.$K$31]*[.G30]+[.$K$30]" office:value-type="float" office:value="29.2715953919117" calcext:value-type="float">
            <text:p>29.2715953919117</text:p>
          </table:table-cell>
          <table:table-cell table:style-name="ce7" table:formula="of:=&quot;Intercept&quot;" office:value-type="string" office:string-value="Intercept" calcext:value-type="string">
            <text:p>Intercept</text:p>
          </table:table-cell>
          <table:table-cell table:style-name="ce8" table:number-matrix-columns-spanned="1" table:number-matrix-rows-spanned="2" table:formula="of:=INDEX([.$J$8:.$K$8]; 1 ; ROW([.$K$31])+1 - ROW())" office:value-type="float" office:value="262.794697248015" calcext:value-type="float">
            <text:p>262.79</text:p>
          </table:table-cell>
          <table:table-cell table:number-matrix-columns-spanned="1" table:number-matrix-rows-spanned="2" table:formula="of:=INDEX([.$J$9:.$K$9]; 1 ; ROW([.$L$31])+1 - ROW())" office:value-type="float" office:value="2.39197887010831" calcext:value-type="float">
            <text:p>2.39197887010831</text:p>
          </table:table-cell>
          <table:table-cell table:number-matrix-columns-spanned="1" table:number-matrix-rows-spanned="2" table:formula="of:=[.$K$30:.$K$31] / [.$L$30:.$L$31]" office:value-type="float" office:value="109.864974365812" calcext:value-type="float">
            <text:p>109.864974365812</text:p>
          </table:table-cell>
          <table:table-cell table:number-matrix-columns-spanned="1" table:number-matrix-rows-spanned="2" table:formula="of:=LEGACY.TDIST(ABS([.$M$30:.$M$31]) ; [.$K$11] ; 2 )" office:value-type="float" office:value="1.28097478013401E-074" calcext:value-type="float">
            <text:p>1.28097478013401E-74</text:p>
          </table:table-cell>
          <table:table-cell table:number-matrix-columns-spanned="1" table:number-matrix-rows-spanned="2" table:formula="of:=[.$K$30:.$K$31] - [.$L$30:.$L$31] * TINV(1 - [.$K$27] ; [.$K$11])" office:value-type="float" office:value="258.016170126698" calcext:value-type="float">
            <text:p>258.016170126698</text:p>
          </table:table-cell>
          <table:table-cell table:number-matrix-columns-spanned="1" table:number-matrix-rows-spanned="2" table:formula="of:=[.$K$30:.$K$31] + [.$L$30:.$L$31] * TINV(1 - [.$K$27] ; [.$K$11])" office:value-type="float" office:value="267.573224369332" calcext:value-type="float">
            <text:p>267.573224369332</text:p>
          </table:table-cell>
        </table:table-row>
        <table:table-row table:style-name="ro1"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15990" calcext:value-type="float">
            <text:p>15990</text:p>
          </table:table-cell>
          <table:table-cell table:style-name="ce2" office:value-type="float" office:value="15750" calcext:value-type="float">
            <text:p>15750</text:p>
          </table:table-cell>
          <table:table-cell table:style-name="ce2" table:formula="of:=LOG10([.B31])" office:value-type="float" office:value="4.20384846374624" calcext:value-type="float">
            <text:p>4.20384846374624</text:p>
          </table:table-cell>
          <table:table-cell table:style-name="ce2" table:formula="of:=LOG10([.C31])" office:value-type="float" office:value="4.19728055812562" calcext:value-type="float">
            <text:p>4.19728055812562</text:p>
          </table:table-cell>
          <table:table-cell table:style-name="ce1"/>
          <table:table-cell table:style-name="ce5" office:value-type="float" office:value="3.962842681" calcext:value-type="float">
            <text:p>3.96284</text:p>
          </table:table-cell>
          <table:table-cell table:style-name="ce6" office:value-type="float" office:value="27.4" calcext:value-type="float">
            <text:p>27.4</text:p>
          </table:table-cell>
          <table:table-cell table:formula="of:=[.$K$31]*[.G31]+[.$K$30]" office:value-type="float" office:value="29.1317397593595" calcext:value-type="float">
            <text:p>29.1317397593595</text:p>
          </table:table-cell>
          <table:table-cell table:style-name="ce7" table:formula="of:=&quot;X1&quot;" office:value-type="string" office:string-value="X1" calcext:value-type="string">
            <text:p>X1</text:p>
          </table:table-cell>
          <table:table-cell table:style-name="ce8" office:value-type="float" office:value="-58.9634704927756" calcext:value-type="float">
            <text:p>-58.96</text:p>
          </table:table-cell>
          <table:table-cell office:value-type="float" office:value="0.616608581313037" calcext:value-type="float">
            <text:p>0.616608581313037</text:p>
          </table:table-cell>
          <table:table-cell office:value-type="float" office:value="-95.6254458334262" calcext:value-type="float">
            <text:p>-95.6254458334262</text:p>
          </table:table-cell>
          <table:table-cell office:value-type="float" office:value="8.76497026399386E-071" calcext:value-type="float">
            <text:p>8.76497026399386E-71</text:p>
          </table:table-cell>
          <table:table-cell office:value-type="float" office:value="-60.1952877407714" calcext:value-type="float">
            <text:p>-60.1952877407714</text:p>
          </table:table-cell>
          <table:table-cell office:value-type="float" office:value="-57.7316532447798" calcext:value-type="float">
            <text:p>-57.7316532447798</text:p>
          </table:table-cell>
        </table:table-row>
        <table:table-row table:style-name="ro1"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7100" calcext:value-type="float">
            <text:p>17100</text:p>
          </table:table-cell>
          <table:table-cell table:style-name="ce2" office:value-type="float" office:value="16780" calcext:value-type="float">
            <text:p>16780</text:p>
          </table:table-cell>
          <table:table-cell table:style-name="ce2" table:formula="of:=LOG10([.B32])" office:value-type="float" office:value="4.23299611039215" calcext:value-type="float">
            <text:p>4.23299611039215</text:p>
          </table:table-cell>
          <table:table-cell table:style-name="ce2" table:formula="of:=LOG10([.C32])" office:value-type="float" office:value="4.22479195649268" calcext:value-type="float">
            <text:p>4.22479195649268</text:p>
          </table:table-cell>
          <table:table-cell table:style-name="ce1"/>
          <table:table-cell table:style-name="ce5" office:value-type="float" office:value="3.904715545" calcext:value-type="float">
            <text:p>3.90472</text:p>
          </table:table-cell>
          <table:table-cell table:style-name="ce6" office:value-type="float" office:value="30.6" calcext:value-type="float">
            <text:p>30.6</text:p>
          </table:table-cell>
          <table:table-cell table:formula="of:=[.$K$31]*[.G32]+[.$K$30]" office:value-type="float" office:value="32.559117427725" calcext:value-type="float">
            <text:p>32.559117427725</text:p>
          </table:table-cell>
          <table:table-cell table:number-columns-repeated="7"/>
        </table:table-row>
        <table:table-row table:style-name="ro1"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8790" calcext:value-type="float">
            <text:p>18790</text:p>
          </table:table-cell>
          <table:table-cell table:style-name="ce2" office:value-type="float" office:value="18850" calcext:value-type="float">
            <text:p>18850</text:p>
          </table:table-cell>
          <table:table-cell table:style-name="ce2" table:formula="of:=LOG10([.B33])" office:value-type="float" office:value="4.27392678010053" calcext:value-type="float">
            <text:p>4.27392678010053</text:p>
          </table:table-cell>
          <table:table-cell table:style-name="ce2" table:formula="of:=LOG10([.C33])" office:value-type="float" office:value="4.27531135454181" calcext:value-type="float">
            <text:p>4.27531135454181</text:p>
          </table:table-cell>
          <table:table-cell table:style-name="ce1"/>
          <table:table-cell table:style-name="ce5" office:value-type="float" office:value="3.909020854" calcext:value-type="float">
            <text:p>3.90902</text:p>
          </table:table-cell>
          <table:table-cell table:style-name="ce6" office:value-type="float" office:value="30.6" calcext:value-type="float">
            <text:p>30.6</text:p>
          </table:table-cell>
          <table:table-cell table:formula="of:=[.$K$31]*[.G33]+[.$K$30]" office:value-type="float" office:value="32.3052614675413" calcext:value-type="float">
            <text:p>32.3052614675413</text:p>
          </table:table-cell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9580" calcext:value-type="float">
            <text:p>19580</text:p>
          </table:table-cell>
          <table:table-cell table:style-name="ce2" office:value-type="float" office:value="19290" calcext:value-type="float">
            <text:p>19290</text:p>
          </table:table-cell>
          <table:table-cell table:style-name="ce2" table:formula="of:=LOG10([.B34])" office:value-type="float" office:value="4.29181268746712" calcext:value-type="float">
            <text:p>4.29181268746712</text:p>
          </table:table-cell>
          <table:table-cell table:style-name="ce2" table:formula="of:=LOG10([.C34])" office:value-type="float" office:value="4.28533222764388" calcext:value-type="float">
            <text:p>4.28533222764388</text:p>
          </table:table-cell>
          <table:table-cell table:style-name="ce1"/>
          <table:table-cell table:style-name="ce5" office:value-type="float" office:value="3.893761762" calcext:value-type="float">
            <text:p>3.89376</text:p>
          </table:table-cell>
          <table:table-cell table:style-name="ce6" office:value-type="float" office:value="31.1" calcext:value-type="float">
            <text:p>31.1</text:p>
          </table:table-cell>
          <table:table-cell table:formula="of:=[.$K$31]*[.G34]+[.$K$30]" office:value-type="float" office:value="33.2049904884298" calcext:value-type="float">
            <text:p>33.2049904884298</text:p>
          </table:table-cell>
          <table:table-cell table:number-matrix-columns-spanned="1" table:number-matrix-rows-spanned="66" table:formula="of:=[.$G$5:.$G$70]" office:value-type="float" office:value="4.42975228" calcext:value-type="float">
            <text:p>4.42975228</text:p>
          </table:table-cell>
          <table:table-cell table:number-matrix-columns-spanned="1" table:number-matrix-rows-spanned="66" table:formula="of:=MMULT([.$J$34:.$J$99] ; [.$K$31]) + [.$K$30]" office:value-type="float" office:value="1.60112939592932" calcext:value-type="float">
            <text:p>1.60112939592932</text:p>
          </table:table-cell>
          <table:table-cell table:number-matrix-columns-spanned="1" table:number-matrix-rows-spanned="66" table:formula="of:=[.$H$5:.$H$70]" office:value-type="float" office:value="3.4" calcext:value-type="float">
            <text:p>3.4</text:p>
          </table:table-cell>
          <table:table-cell table:number-matrix-columns-spanned="1" table:number-matrix-rows-spanned="66" table:formula="of:=[.$L$34:.$L$99] - [.$K$34:.$K$99]" office:value-type="float" office:value="1.79887060407068" calcext:value-type="float">
            <text:p>1.79887060407068</text:p>
          </table:table-cell>
          <table:table-cell table:number-columns-repeated="3"/>
        </table:table-row>
        <table:table-row table:style-name="ro1"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21500" calcext:value-type="float">
            <text:p>21500</text:p>
          </table:table-cell>
          <table:table-cell table:style-name="ce2" office:value-type="float" office:value="20850" calcext:value-type="float">
            <text:p>20850</text:p>
          </table:table-cell>
          <table:table-cell table:style-name="ce2" table:formula="of:=LOG10([.B35])" office:value-type="float" office:value="4.33243845991561" calcext:value-type="float">
            <text:p>4.33243845991561</text:p>
          </table:table-cell>
          <table:table-cell table:style-name="ce2" table:formula="of:=LOG10([.C35])" office:value-type="float" office:value="4.31910605930978" calcext:value-type="float">
            <text:p>4.31910605930978</text:p>
          </table:table-cell>
          <table:table-cell table:style-name="ce1"/>
          <table:table-cell table:style-name="ce5" office:value-type="float" office:value="3.898176483" calcext:value-type="float">
            <text:p>3.89818</text:p>
          </table:table-cell>
          <table:table-cell table:style-name="ce6" office:value-type="float" office:value="31.1" calcext:value-type="float">
            <text:p>31.1</text:p>
          </table:table-cell>
          <table:table-cell table:formula="of:=[.$K$31]*[.G35]+[.$K$30]" office:value-type="float" office:value="32.9446832170125" calcext:value-type="float">
            <text:p>32.9446832170125</text:p>
          </table:table-cell>
          <table:table-cell office:value-type="float" office:value="4.496929648" calcext:value-type="float">
            <text:p>4.496929648</text:p>
          </table:table-cell>
          <table:table-cell office:value-type="float" office:value="-2.35988135992102" calcext:value-type="float">
            <text:p>-2.35988135992102</text:p>
          </table:table-cell>
          <table:table-cell office:value-type="float" office:value="3.4" calcext:value-type="float">
            <text:p>3.4</text:p>
          </table:table-cell>
          <table:table-cell office:value-type="float" office:value="5.75988135992102" calcext:value-type="float">
            <text:p>5.75988135992102</text:p>
          </table:table-cell>
          <table:table-cell table:number-columns-repeated="3"/>
        </table:table-row>
        <table:table-row table:style-name="ro1"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23800" calcext:value-type="float">
            <text:p>23800</text:p>
          </table:table-cell>
          <table:table-cell table:style-name="ce2" office:value-type="float" office:value="23000" calcext:value-type="float">
            <text:p>23000</text:p>
          </table:table-cell>
          <table:table-cell table:style-name="ce2" table:formula="of:=LOG10([.B36])" office:value-type="float" office:value="4.37657695705651" calcext:value-type="float">
            <text:p>4.37657695705651</text:p>
          </table:table-cell>
          <table:table-cell table:style-name="ce2" table:formula="of:=LOG10([.C36])" office:value-type="float" office:value="4.36172783601759" calcext:value-type="float">
            <text:p>4.36172783601759</text:p>
          </table:table-cell>
          <table:table-cell table:style-name="ce1"/>
          <table:table-cell table:style-name="ce5" office:value-type="float" office:value="3.876217841" calcext:value-type="float">
            <text:p>3.87622</text:p>
          </table:table-cell>
          <table:table-cell table:style-name="ce6" office:value-type="float" office:value="32.2" calcext:value-type="float">
            <text:p>32.2</text:p>
          </table:table-cell>
          <table:table-cell table:formula="of:=[.$K$31]*[.G36]+[.$K$30]" office:value-type="float" office:value="34.2394409566409" calcext:value-type="float">
            <text:p>34.2394409566409</text:p>
          </table:table-cell>
          <table:table-cell office:value-type="float" office:value="4.45331834" calcext:value-type="float">
            <text:p>4.45331834</text:p>
          </table:table-cell>
          <table:table-cell office:value-type="float" office:value="0.211592712488311" calcext:value-type="float">
            <text:p>0.211592712488311</text:p>
          </table:table-cell>
          <table:table-cell office:value-type="float" office:value="4.9" calcext:value-type="float">
            <text:p>4.9</text:p>
          </table:table-cell>
          <table:table-cell office:value-type="float" office:value="4.68840728751169" calcext:value-type="float">
            <text:p>4.68840728751169</text:p>
          </table:table-cell>
          <table:table-cell table:number-columns-repeated="3"/>
        </table:table-row>
        <table:table-row table:style-name="ro1">
          <table:table-cell table:style-name="ce2" office:value-type="float" office:value="4.9" calcext:value-type="float">
            <text:p>4.9</text:p>
          </table:table-cell>
          <table:table-cell table:style-name="ce1"/>
          <table:table-cell table:style-name="ce2" office:value-type="float" office:value="28400" calcext:value-type="float">
            <text:p>28400</text:p>
          </table:table-cell>
          <table:table-cell table:style-name="ce2" table:formula="of:=LOG10([.B37])" office:value-type="string" office:string-value="" calcext:value-type="error">
            <text:p>Err:502</text:p>
          </table:table-cell>
          <table:table-cell table:style-name="ce2" table:formula="of:=LOG10([.C37])" office:value-type="float" office:value="4.45331834004704" calcext:value-type="float">
            <text:p>4.45331834004704</text:p>
          </table:table-cell>
          <table:table-cell table:style-name="ce1"/>
          <table:table-cell table:style-name="ce5" office:value-type="float" office:value="3.87909588" calcext:value-type="float">
            <text:p>3.87910</text:p>
          </table:table-cell>
          <table:table-cell table:style-name="ce6" office:value-type="float" office:value="32.2" calcext:value-type="float">
            <text:p>32.2</text:p>
          </table:table-cell>
          <table:table-cell table:formula="of:=[.$K$31]*[.G37]+[.$K$30]" office:value-type="float" office:value="34.0697417889873" calcext:value-type="float">
            <text:p>34.0697417889873</text:p>
          </table:table-cell>
          <table:table-cell office:value-type="float" office:value="4.376576957" calcext:value-type="float">
            <text:p>4.376576957</text:p>
          </table:table-cell>
          <table:table-cell office:value-type="float" office:value="4.73653098458357" calcext:value-type="float">
            <text:p>4.73653098458357</text:p>
          </table:table-cell>
          <table:table-cell office:value-type="float" office:value="5.9" calcext:value-type="float">
            <text:p>5.9</text:p>
          </table:table-cell>
          <table:table-cell office:value-type="float" office:value="1.16346901541643" calcext:value-type="float">
            <text:p>1.16346901541643</text:p>
          </table:table-cell>
          <table:table-cell table:number-columns-repeated="3"/>
        </table:table-row>
        <table:table-row table:style-name="ro1"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6900" calcext:value-type="float">
            <text:p>26900</text:p>
          </table:table-cell>
          <table:table-cell table:style-name="ce2" office:value-type="float" office:value="31400" calcext:value-type="float">
            <text:p>31400</text:p>
          </table:table-cell>
          <table:table-cell table:style-name="ce2" table:formula="of:=LOG10([.B38])" office:value-type="float" office:value="4.42975228000241" calcext:value-type="float">
            <text:p>4.42975228000241</text:p>
          </table:table-cell>
          <table:table-cell table:style-name="ce2" table:formula="of:=LOG10([.C38])" office:value-type="float" office:value="4.49692964807322" calcext:value-type="float">
            <text:p>4.49692964807322</text:p>
          </table:table-cell>
          <table:table-cell table:style-name="ce1"/>
          <table:table-cell table:style-name="ce5" office:value-type="float" office:value="3.806179974" calcext:value-type="float">
            <text:p>3.80618</text:p>
          </table:table-cell>
          <table:table-cell table:style-name="ce6" office:value-type="float" office:value="37.8" calcext:value-type="float">
            <text:p>37.8</text:p>
          </table:table-cell>
          <table:table-cell table:formula="of:=[.$K$31]*[.G38]+[.$K$30]" office:value-type="float" office:value="38.3691166608724" calcext:value-type="float">
            <text:p>38.3691166608724</text:p>
          </table:table-cell>
          <table:table-cell office:value-type="float" office:value="4.361727836" calcext:value-type="float">
            <text:p>4.361727836</text:p>
          </table:table-cell>
          <table:table-cell office:value-type="float" office:value="5.61208669251073" calcext:value-type="float">
            <text:p>5.61208669251073</text:p>
          </table:table-cell>
          <table:table-cell office:value-type="float" office:value="5.9" calcext:value-type="float">
            <text:p>5.9</text:p>
          </table:table-cell>
          <table:table-cell office:value-type="float" office:value="0.287913307489271" calcext:value-type="float">
            <text:p>0.287913307489271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812913357" calcext:value-type="float">
            <text:p>3.81291</text:p>
          </table:table-cell>
          <table:table-cell table:style-name="ce6" office:value-type="float" office:value="37.8" calcext:value-type="float">
            <text:p>37.8</text:p>
          </table:table-cell>
          <table:table-cell table:formula="of:=[.$K$31]*[.G39]+[.$K$30]" office:value-type="float" office:value="37.9720930310353" calcext:value-type="float">
            <text:p>37.9720930310353</text:p>
          </table:table-cell>
          <table:table-cell office:value-type="float" office:value="4.33243846" calcext:value-type="float">
            <text:p>4.33243846</text:p>
          </table:table-cell>
          <table:table-cell office:value-type="float" office:value="7.33908995003858" calcext:value-type="float">
            <text:p>7.33908995003858</text:p>
          </table:table-cell>
          <table:table-cell office:value-type="float" office:value="8.1" calcext:value-type="float">
            <text:p>8.1</text:p>
          </table:table-cell>
          <table:table-cell office:value-type="float" office:value="0.760910049961415" calcext:value-type="float">
            <text:p>0.760910049961415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783903579" calcext:value-type="float">
            <text:p>3.78390</text:p>
          </table:table-cell>
          <table:table-cell table:style-name="ce6" office:value-type="float" office:value="39" calcext:value-type="float">
            <text:p>39</text:p>
          </table:table-cell>
          <table:table-cell table:formula="of:=[.$K$31]*[.G40]+[.$K$30]" office:value-type="float" office:value="39.6826102201403" calcext:value-type="float">
            <text:p>39.6826102201403</text:p>
          </table:table-cell>
          <table:table-cell office:value-type="float" office:value="4.319106059" calcext:value-type="float">
            <text:p>4.319106059</text:p>
          </table:table-cell>
          <table:table-cell office:value-type="float" office:value="8.12521458299992" calcext:value-type="float">
            <text:p>8.12521458299992</text:p>
          </table:table-cell>
          <table:table-cell office:value-type="float" office:value="8.1" calcext:value-type="float">
            <text:p>8.1</text:p>
          </table:table-cell>
          <table:table-cell office:value-type="float" office:value="-0.0252145829999169" calcext:value-type="float">
            <text:p>-0.0252145829999169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785329835" calcext:value-type="float">
            <text:p>3.78533</text:p>
          </table:table-cell>
          <table:table-cell table:style-name="ce6" office:value-type="float" office:value="39" calcext:value-type="float">
            <text:p>39</text:p>
          </table:table-cell>
          <table:table-cell table:formula="of:=[.$K$31]*[.G41]+[.$K$30]" office:value-type="float" office:value="39.5985132165691" calcext:value-type="float">
            <text:p>39.5985132165691</text:p>
          </table:table-cell>
          <table:table-cell office:value-type="float" office:value="4.291812687" calcext:value-type="float">
            <text:p>4.291812687</text:p>
          </table:table-cell>
          <table:table-cell office:value-type="float" office:value="9.73452651757026" calcext:value-type="float">
            <text:p>9.73452651757026</text:p>
          </table:table-cell>
          <table:table-cell office:value-type="float" office:value="10.1" calcext:value-type="float">
            <text:p>10.1</text:p>
          </table:table-cell>
          <table:table-cell office:value-type="float" office:value="0.36547348242974" calcext:value-type="float">
            <text:p>0.36547348242974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771587481" calcext:value-type="float">
            <text:p>3.77159</text:p>
          </table:table-cell>
          <table:table-cell table:style-name="ce6" office:value-type="float" office:value="40" calcext:value-type="float">
            <text:p>40</text:p>
          </table:table-cell>
          <table:table-cell table:formula="of:=[.$K$31]*[.G42]+[.$K$30]" office:value-type="float" office:value="40.4088101011494" calcext:value-type="float">
            <text:p>40.4088101011494</text:p>
          </table:table-cell>
          <table:table-cell office:value-type="float" office:value="4.285332228" calcext:value-type="float">
            <text:p>4.285332228</text:p>
          </table:table-cell>
          <table:table-cell office:value-type="float" office:value="10.1166368705964" calcext:value-type="float">
            <text:p>10.1166368705964</text:p>
          </table:table-cell>
          <table:table-cell office:value-type="float" office:value="10.1" calcext:value-type="float">
            <text:p>10.1</text:p>
          </table:table-cell>
          <table:table-cell office:value-type="float" office:value="-0.0166368705964377" calcext:value-type="float">
            <text:p>-0.0166368705964377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773054693" calcext:value-type="float">
            <text:p>3.77305</text:p>
          </table:table-cell>
          <table:table-cell table:style-name="ce6" office:value-type="float" office:value="40" calcext:value-type="float">
            <text:p>40</text:p>
          </table:table-cell>
          <table:table-cell table:formula="of:=[.$K$31]*[.G43]+[.$K$30]" office:value-type="float" office:value="40.3222981896807" calcext:value-type="float">
            <text:p>40.3222981896807</text:p>
          </table:table-cell>
          <table:table-cell office:value-type="float" office:value="4.27392678" calcext:value-type="float">
            <text:p>4.27392678</text:p>
          </table:table-cell>
          <table:table-cell office:value-type="float" office:value="10.7891416672013" calcext:value-type="float">
            <text:p>10.7891416672013</text:p>
          </table:table-cell>
          <table:table-cell office:value-type="float" office:value="10.8" calcext:value-type="float">
            <text:p>10.8</text:p>
          </table:table-cell>
          <table:table-cell office:value-type="float" office:value="0.0108583327987226" calcext:value-type="float">
            <text:p>0.0108583327987226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739572344" calcext:value-type="float">
            <text:p>3.73957</text:p>
          </table:table-cell>
          <table:table-cell table:style-name="ce6" office:value-type="float" office:value="42" calcext:value-type="float">
            <text:p>42</text:p>
          </table:table-cell>
          <table:table-cell table:formula="of:=[.$K$31]*[.G44]+[.$K$30]" office:value-type="float" office:value="42.2965336869711" calcext:value-type="float">
            <text:p>42.2965336869711</text:p>
          </table:table-cell>
          <table:table-cell office:value-type="float" office:value="4.275311355" calcext:value-type="float">
            <text:p>4.275311355</text:p>
          </table:table-cell>
          <table:table-cell office:value-type="float" office:value="10.7075023200437" calcext:value-type="float">
            <text:p>10.7075023200437</text:p>
          </table:table-cell>
          <table:table-cell office:value-type="float" office:value="10.8" calcext:value-type="float">
            <text:p>10.8</text:p>
          </table:table-cell>
          <table:table-cell office:value-type="float" office:value="0.0924976799562565" calcext:value-type="float">
            <text:p>0.0924976799562565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738780558" calcext:value-type="float">
            <text:p>3.73878</text:p>
          </table:table-cell>
          <table:table-cell table:style-name="ce6" office:value-type="float" office:value="42" calcext:value-type="float">
            <text:p>42</text:p>
          </table:table-cell>
          <table:table-cell table:formula="of:=[.$K$31]*[.G45]+[.$K$30]" office:value-type="float" office:value="42.3432201374186" calcext:value-type="float">
            <text:p>42.3432201374186</text:p>
          </table:table-cell>
          <table:table-cell office:value-type="float" office:value="4.23299611" calcext:value-type="float">
            <text:p>4.23299611</text:p>
          </table:table-cell>
          <table:table-cell office:value-type="float" office:value="13.2025560199958" calcext:value-type="float">
            <text:p>13.2025560199958</text:p>
          </table:table-cell>
          <table:table-cell office:value-type="float" office:value="13.8" calcext:value-type="float">
            <text:p>13.8</text:p>
          </table:table-cell>
          <table:table-cell office:value-type="float" office:value="0.597443980004176" calcext:value-type="float">
            <text:p>0.597443980004176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697229343" calcext:value-type="float">
            <text:p>3.69723</text:p>
          </table:table-cell>
          <table:table-cell table:style-name="ce6" office:value-type="float" office:value="44" calcext:value-type="float">
            <text:p>44</text:p>
          </table:table-cell>
          <table:table-cell table:formula="of:=[.$K$31]*[.G46]+[.$K$30]" office:value-type="float" office:value="44.7932239770101" calcext:value-type="float">
            <text:p>44.7932239770101</text:p>
          </table:table-cell>
          <table:table-cell office:value-type="float" office:value="4.224791956" calcext:value-type="float">
            <text:p>4.224791956</text:p>
          </table:table-cell>
          <table:table-cell office:value-type="float" office:value="13.686301412293" calcext:value-type="float">
            <text:p>13.686301412293</text:p>
          </table:table-cell>
          <table:table-cell office:value-type="float" office:value="13.8" calcext:value-type="float">
            <text:p>13.8</text:p>
          </table:table-cell>
          <table:table-cell office:value-type="float" office:value="0.113698587706967" calcext:value-type="float">
            <text:p>0.113698587706967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701567985" calcext:value-type="float">
            <text:p>3.70157</text:p>
          </table:table-cell>
          <table:table-cell table:style-name="ce6" office:value-type="float" office:value="44" calcext:value-type="float">
            <text:p>44</text:p>
          </table:table-cell>
          <table:table-cell table:formula="of:=[.$K$31]*[.G47]+[.$K$30]" office:value-type="float" office:value="44.5374025874644" calcext:value-type="float">
            <text:p>44.5374025874644</text:p>
          </table:table-cell>
          <table:table-cell office:value-type="float" office:value="4.203848464" calcext:value-type="float">
            <text:p>4.203848464</text:p>
          </table:table-cell>
          <table:table-cell office:value-type="float" office:value="14.9212023848507" calcext:value-type="float">
            <text:p>14.9212023848507</text:p>
          </table:table-cell>
          <table:table-cell office:value-type="float" office:value="14.8" calcext:value-type="float">
            <text:p>14.8</text:p>
          </table:table-cell>
          <table:table-cell office:value-type="float" office:value="-0.121202384850687" calcext:value-type="float">
            <text:p>-0.121202384850687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67669361" calcext:value-type="float">
            <text:p>3.67669</text:p>
          </table:table-cell>
          <table:table-cell table:style-name="ce6" office:value-type="float" office:value="46" calcext:value-type="float">
            <text:p>46</text:p>
          </table:table-cell>
          <table:table-cell table:formula="of:=[.$K$31]*[.G48]+[.$K$30]" office:value-type="float" office:value="46.0040820638031" calcext:value-type="float">
            <text:p>46.0040820638031</text:p>
          </table:table-cell>
          <table:table-cell office:value-type="float" office:value="4.197280558" calcext:value-type="float">
            <text:p>4.197280558</text:p>
          </table:table-cell>
          <table:table-cell office:value-type="float" office:value="15.308468916481" calcext:value-type="float">
            <text:p>15.308468916481</text:p>
          </table:table-cell>
          <table:table-cell office:value-type="float" office:value="14.8" calcext:value-type="float">
            <text:p>14.8</text:p>
          </table:table-cell>
          <table:table-cell office:value-type="float" office:value="-0.508468916481018" calcext:value-type="float">
            <text:p>-0.508468916481018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67669361" calcext:value-type="float">
            <text:p>3.67669</text:p>
          </table:table-cell>
          <table:table-cell table:style-name="ce6" office:value-type="float" office:value="46" calcext:value-type="float">
            <text:p>46</text:p>
          </table:table-cell>
          <table:table-cell table:formula="of:=[.$K$31]*[.G49]+[.$K$30]" office:value-type="float" office:value="46.0040820638031" calcext:value-type="float">
            <text:p>46.0040820638031</text:p>
          </table:table-cell>
          <table:table-cell office:value-type="float" office:value="4.164650216" calcext:value-type="float">
            <text:p>4.164650216</text:p>
          </table:table-cell>
          <table:table-cell office:value-type="float" office:value="17.2324671241672" calcext:value-type="float">
            <text:p>17.2324671241672</text:p>
          </table:table-cell>
          <table:table-cell office:value-type="float" office:value="17.3" calcext:value-type="float">
            <text:p>17.3</text:p>
          </table:table-cell>
          <table:table-cell office:value-type="float" office:value="0.0675328758328142" calcext:value-type="float">
            <text:p>0.0675328758328142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650307523" calcext:value-type="float">
            <text:p>3.65031</text:p>
          </table:table-cell>
          <table:table-cell table:style-name="ce6" office:value-type="float" office:value="48" calcext:value-type="float">
            <text:p>48</text:p>
          </table:table-cell>
          <table:table-cell table:formula="of:=[.$K$31]*[.G50]+[.$K$30]" office:value-type="float" office:value="47.5598973260475" calcext:value-type="float">
            <text:p>47.5598973260475</text:p>
          </table:table-cell>
          <table:table-cell office:value-type="float" office:value="4.156549151" calcext:value-type="float">
            <text:p>4.156549151</text:p>
          </table:table-cell>
          <table:table-cell office:value-type="float" office:value="17.7101340312547" calcext:value-type="float">
            <text:p>17.7101340312547</text:p>
          </table:table-cell>
          <table:table-cell office:value-type="float" office:value="17.3" calcext:value-type="float">
            <text:p>17.3</text:p>
          </table:table-cell>
          <table:table-cell office:value-type="float" office:value="-0.410134031254739" calcext:value-type="float">
            <text:p>-0.410134031254739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651278014" calcext:value-type="float">
            <text:p>3.65128</text:p>
          </table:table-cell>
          <table:table-cell table:style-name="ce6" office:value-type="float" office:value="48" calcext:value-type="float">
            <text:p>48</text:p>
          </table:table-cell>
          <table:table-cell table:formula="of:=[.$K$31]*[.G51]+[.$K$30]" office:value-type="float" office:value="47.5026738086055" calcext:value-type="float">
            <text:p>47.5026738086055</text:p>
          </table:table-cell>
          <table:table-cell office:value-type="float" office:value="4.130655349" calcext:value-type="float">
            <text:p>4.130655349</text:p>
          </table:table-cell>
          <table:table-cell office:value-type="float" office:value="19.2369224614275" calcext:value-type="float">
            <text:p>19.2369224614275</text:p>
          </table:table-cell>
          <table:table-cell office:value-type="float" office:value="18.6" calcext:value-type="float">
            <text:p>18.6</text:p>
          </table:table-cell>
          <table:table-cell office:value-type="float" office:value="-0.636922461427496" calcext:value-type="float">
            <text:p>-0.636922461427496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620136055" calcext:value-type="float">
            <text:p>3.62014</text:p>
          </table:table-cell>
          <table:table-cell table:style-name="ce6" office:value-type="float" office:value="50" calcext:value-type="float">
            <text:p>50</text:p>
          </table:table-cell>
          <table:table-cell table:formula="of:=[.$K$31]*[.G52]+[.$K$30]" office:value-type="float" office:value="49.3389117891892" calcext:value-type="float">
            <text:p>49.3389117891892</text:p>
          </table:table-cell>
          <table:table-cell office:value-type="float" office:value="4.12904506" calcext:value-type="float">
            <text:p>4.12904506</text:p>
          </table:table-cell>
          <table:table-cell office:value-type="float" office:value="19.3318706893639" calcext:value-type="float">
            <text:p>19.3318706893639</text:p>
          </table:table-cell>
          <table:table-cell office:value-type="float" office:value="18.6" calcext:value-type="float">
            <text:p>18.6</text:p>
          </table:table-cell>
          <table:table-cell office:value-type="float" office:value="-0.731870689363852" calcext:value-type="float">
            <text:p>-0.731870689363852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619093331" calcext:value-type="float">
            <text:p>3.61909</text:p>
          </table:table-cell>
          <table:table-cell table:style-name="ce6" office:value-type="float" office:value="50" calcext:value-type="float">
            <text:p>50</text:p>
          </table:table-cell>
          <table:table-cell table:formula="of:=[.$K$31]*[.G53]+[.$K$30]" office:value-type="float" office:value="49.4003944149953" calcext:value-type="float">
            <text:p>49.4003944149953</text:p>
          </table:table-cell>
          <table:table-cell office:value-type="float" office:value="4.07371835" calcext:value-type="float">
            <text:p>4.07371835</text:p>
          </table:table-cell>
          <table:table-cell office:value-type="float" office:value="22.5941255219112" calcext:value-type="float">
            <text:p>22.5941255219112</text:p>
          </table:table-cell>
          <table:table-cell office:value-type="float" office:value="20.4" calcext:value-type="float">
            <text:p>20.4</text:p>
          </table:table-cell>
          <table:table-cell office:value-type="float" office:value="-2.19412552191123" calcext:value-type="float">
            <text:p>-2.19412552191123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588831726" calcext:value-type="float">
            <text:p>3.58883</text:p>
          </table:table-cell>
          <table:table-cell table:style-name="ce6" office:value-type="float" office:value="52" calcext:value-type="float">
            <text:p>52</text:p>
          </table:table-cell>
          <table:table-cell table:formula="of:=[.$K$31]*[.G54]+[.$K$30]" office:value-type="float" office:value="51.1847236684768" calcext:value-type="float">
            <text:p>51.1847236684768</text:p>
          </table:table-cell>
          <table:table-cell office:value-type="float" office:value="4.07371835" calcext:value-type="float">
            <text:p>4.07371835</text:p>
          </table:table-cell>
          <table:table-cell office:value-type="float" office:value="22.5941255219112" calcext:value-type="float">
            <text:p>22.5941255219112</text:p>
          </table:table-cell>
          <table:table-cell office:value-type="float" office:value="20.4" calcext:value-type="float">
            <text:p>20.4</text:p>
          </table:table-cell>
          <table:table-cell office:value-type="float" office:value="-2.19412552191123" calcext:value-type="float">
            <text:p>-2.19412552191123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592176757" calcext:value-type="float">
            <text:p>3.59218</text:p>
          </table:table-cell>
          <table:table-cell table:style-name="ce6" office:value-type="float" office:value="52" calcext:value-type="float">
            <text:p>52</text:p>
          </table:table-cell>
          <table:table-cell table:formula="of:=[.$K$31]*[.G55]+[.$K$30]" office:value-type="float" office:value="50.9874890318109" calcext:value-type="float">
            <text:p>50.9874890318109</text:p>
          </table:table-cell>
          <table:table-cell office:value-type="float" office:value="4.043362278" calcext:value-type="float">
            <text:p>4.043362278</text:p>
          </table:table-cell>
          <table:table-cell office:value-type="float" office:value="24.3840248775598" calcext:value-type="float">
            <text:p>24.3840248775598</text:p>
          </table:table-cell>
          <table:table-cell office:value-type="float" office:value="23.1" calcext:value-type="float">
            <text:p>23.1</text:p>
          </table:table-cell>
          <table:table-cell office:value-type="float" office:value="-1.28402487755979" calcext:value-type="float">
            <text:p>-1.28402487755979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555094449" calcext:value-type="float">
            <text:p>3.55509</text:p>
          </table:table-cell>
          <table:table-cell table:style-name="ce6" office:value-type="float" office:value="54" calcext:value-type="float">
            <text:p>54</text:p>
          </table:table-cell>
          <table:table-cell table:formula="of:=[.$K$31]*[.G56]+[.$K$30]" office:value-type="float" office:value="53.1739906053729" calcext:value-type="float">
            <text:p>53.1739906053729</text:p>
          </table:table-cell>
          <table:table-cell office:value-type="float" office:value="4.043362278" calcext:value-type="float">
            <text:p>4.043362278</text:p>
          </table:table-cell>
          <table:table-cell office:value-type="float" office:value="24.3840248775598" calcext:value-type="float">
            <text:p>24.3840248775598</text:p>
          </table:table-cell>
          <table:table-cell office:value-type="float" office:value="23.1" calcext:value-type="float">
            <text:p>23.1</text:p>
          </table:table-cell>
          <table:table-cell office:value-type="float" office:value="-1.28402487755979" calcext:value-type="float">
            <text:p>-1.28402487755979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552668216" calcext:value-type="float">
            <text:p>3.55267</text:p>
          </table:table-cell>
          <table:table-cell table:style-name="ce6" office:value-type="float" office:value="54" calcext:value-type="float">
            <text:p>54</text:p>
          </table:table-cell>
          <table:table-cell table:formula="of:=[.$K$31]*[.G57]+[.$K$30]" office:value-type="float" office:value="53.317049723277" calcext:value-type="float">
            <text:p>53.317049723277</text:p>
          </table:table-cell>
          <table:table-cell office:value-type="float" office:value="4.004321374" calcext:value-type="float">
            <text:p>4.004321374</text:p>
          </table:table-cell>
          <table:table-cell office:value-type="float" office:value="26.6860120685751" calcext:value-type="float">
            <text:p>26.6860120685751</text:p>
          </table:table-cell>
          <table:table-cell office:value-type="float" office:value="25.1" calcext:value-type="float">
            <text:p>25.1</text:p>
          </table:table-cell>
          <table:table-cell office:value-type="float" office:value="-1.58601206857508" calcext:value-type="float">
            <text:p>-1.58601206857508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521138084" calcext:value-type="float">
            <text:p>3.52114</text:p>
          </table:table-cell>
          <table:table-cell table:style-name="ce6" office:value-type="float" office:value="56" calcext:value-type="float">
            <text:p>56</text:p>
          </table:table-cell>
          <table:table-cell table:formula="of:=[.$K$31]*[.G58]+[.$K$30]" office:value-type="float" office:value="55.1761757310923" calcext:value-type="float">
            <text:p>55.1761757310923</text:p>
          </table:table-cell>
          <table:table-cell office:value-type="float" office:value="4.004321374" calcext:value-type="float">
            <text:p>4.004321374</text:p>
          </table:table-cell>
          <table:table-cell office:value-type="float" office:value="26.6860120685751" calcext:value-type="float">
            <text:p>26.6860120685751</text:p>
          </table:table-cell>
          <table:table-cell office:value-type="float" office:value="25.1" calcext:value-type="float">
            <text:p>25.1</text:p>
          </table:table-cell>
          <table:table-cell office:value-type="float" office:value="-1.58601206857508" calcext:value-type="float">
            <text:p>-1.58601206857508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480006943" calcext:value-type="float">
            <text:p>3.48001</text:p>
          </table:table-cell>
          <table:table-cell table:style-name="ce6" office:value-type="float" office:value="56" calcext:value-type="float">
            <text:p>56</text:p>
          </table:table-cell>
          <table:table-cell table:formula="of:=[.$K$31]*[.G59]+[.$K$30]" office:value-type="float" office:value="57.60141054978" calcext:value-type="float">
            <text:p>57.60141054978</text:p>
          </table:table-cell>
          <table:table-cell office:value-type="float" office:value="3.960470778" calcext:value-type="float">
            <text:p>3.960470778</text:p>
          </table:table-cell>
          <table:table-cell office:value-type="float" office:value="29.2715953919117" calcext:value-type="float">
            <text:p>29.2715953919117</text:p>
          </table:table-cell>
          <table:table-cell office:value-type="float" office:value="27.4" calcext:value-type="float">
            <text:p>27.4</text:p>
          </table:table-cell>
          <table:table-cell office:value-type="float" office:value="-1.87159539191172" calcext:value-type="float">
            <text:p>-1.87159539191172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511883361" calcext:value-type="float">
            <text:p>3.51188</text:p>
          </table:table-cell>
          <table:table-cell table:style-name="ce6" office:value-type="float" office:value="57.9" calcext:value-type="float">
            <text:p>57.9</text:p>
          </table:table-cell>
          <table:table-cell table:formula="of:=[.$K$31]*[.G60]+[.$K$30]" office:value-type="float" office:value="55.7218663176216" calcext:value-type="float">
            <text:p>55.7218663176216</text:p>
          </table:table-cell>
          <table:table-cell office:value-type="float" office:value="3.962842681" calcext:value-type="float">
            <text:p>3.962842681</text:p>
          </table:table-cell>
          <table:table-cell office:value-type="float" office:value="29.1317397593595" calcext:value-type="float">
            <text:p>29.1317397593595</text:p>
          </table:table-cell>
          <table:table-cell office:value-type="float" office:value="27.4" calcext:value-type="float">
            <text:p>27.4</text:p>
          </table:table-cell>
          <table:table-cell office:value-type="float" office:value="-1.73173975935948" calcext:value-type="float">
            <text:p>-1.73173975935948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456366033" calcext:value-type="float">
            <text:p>3.45637</text:p>
          </table:table-cell>
          <table:table-cell table:style-name="ce6" office:value-type="float" office:value="57.9" calcext:value-type="float">
            <text:p>57.9</text:p>
          </table:table-cell>
          <table:table-cell table:formula="of:=[.$K$31]*[.G61]+[.$K$30]" office:value-type="float" office:value="58.9953606489874" calcext:value-type="float">
            <text:p>58.9953606489874</text:p>
          </table:table-cell>
          <table:table-cell office:value-type="float" office:value="3.904715545" calcext:value-type="float">
            <text:p>3.904715545</text:p>
          </table:table-cell>
          <table:table-cell office:value-type="float" office:value="32.559117427725" calcext:value-type="float">
            <text:p>32.559117427725</text:p>
          </table:table-cell>
          <table:table-cell office:value-type="float" office:value="30.6" calcext:value-type="float">
            <text:p>30.6</text:p>
          </table:table-cell>
          <table:table-cell office:value-type="float" office:value="-1.95911742772503" calcext:value-type="float">
            <text:p>-1.95911742772503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471291711" calcext:value-type="float">
            <text:p>3.47129</text:p>
          </table:table-cell>
          <table:table-cell table:style-name="ce6" office:value-type="float" office:value="60.5" calcext:value-type="float">
            <text:p>60.5</text:p>
          </table:table-cell>
          <table:table-cell table:formula="of:=[.$K$31]*[.G62]+[.$K$30]" office:value-type="float" office:value="58.1152908746497" calcext:value-type="float">
            <text:p>58.1152908746497</text:p>
          </table:table-cell>
          <table:table-cell office:value-type="float" office:value="3.909020854" calcext:value-type="float">
            <text:p>3.909020854</text:p>
          </table:table-cell>
          <table:table-cell office:value-type="float" office:value="32.3052614675413" calcext:value-type="float">
            <text:p>32.3052614675413</text:p>
          </table:table-cell>
          <table:table-cell office:value-type="float" office:value="30.6" calcext:value-type="float">
            <text:p>30.6</text:p>
          </table:table-cell>
          <table:table-cell office:value-type="float" office:value="-1.70526146754127" calcext:value-type="float">
            <text:p>-1.70526146754127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419955748" calcext:value-type="float">
            <text:p>3.41996</text:p>
          </table:table-cell>
          <table:table-cell table:style-name="ce6" office:value-type="float" office:value="60.5" calcext:value-type="float">
            <text:p>60.5</text:p>
          </table:table-cell>
          <table:table-cell table:formula="of:=[.$K$31]*[.G63]+[.$K$30]" office:value-type="float" office:value="61.1422374142184" calcext:value-type="float">
            <text:p>61.1422374142184</text:p>
          </table:table-cell>
          <table:table-cell office:value-type="float" office:value="3.893761762" calcext:value-type="float">
            <text:p>3.893761762</text:p>
          </table:table-cell>
          <table:table-cell office:value-type="float" office:value="33.2049904884298" calcext:value-type="float">
            <text:p>33.2049904884298</text:p>
          </table:table-cell>
          <table:table-cell office:value-type="float" office:value="31.1" calcext:value-type="float">
            <text:p>31.1</text:p>
          </table:table-cell>
          <table:table-cell office:value-type="float" office:value="-2.10499048842981" calcext:value-type="float">
            <text:p>-2.10499048842981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450249108" calcext:value-type="float">
            <text:p>3.45025</text:p>
          </table:table-cell>
          <table:table-cell table:style-name="ce6" office:value-type="float" office:value="62.3" calcext:value-type="float">
            <text:p>62.3</text:p>
          </table:table-cell>
          <table:table-cell table:formula="of:=[.$K$31]*[.G64]+[.$K$30]" office:value-type="float" office:value="59.3560357757314" calcext:value-type="float">
            <text:p>59.3560357757314</text:p>
          </table:table-cell>
          <table:table-cell office:value-type="float" office:value="3.898176483" calcext:value-type="float">
            <text:p>3.898176483</text:p>
          </table:table-cell>
          <table:table-cell office:value-type="float" office:value="32.9446832170125" calcext:value-type="float">
            <text:p>32.9446832170125</text:p>
          </table:table-cell>
          <table:table-cell office:value-type="float" office:value="31.1" calcext:value-type="float">
            <text:p>31.1</text:p>
          </table:table-cell>
          <table:table-cell office:value-type="float" office:value="-1.84468321701248" calcext:value-type="float">
            <text:p>-1.84468321701248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387389826" calcext:value-type="float">
            <text:p>3.38739</text:p>
          </table:table-cell>
          <table:table-cell table:style-name="ce6" office:value-type="float" office:value="62.3" calcext:value-type="float">
            <text:p>62.3</text:p>
          </table:table-cell>
          <table:table-cell table:formula="of:=[.$K$31]*[.G65]+[.$K$30]" office:value-type="float" office:value="63.0624371951355" calcext:value-type="float">
            <text:p>63.0624371951355</text:p>
          </table:table-cell>
          <table:table-cell office:value-type="float" office:value="3.876217841" calcext:value-type="float">
            <text:p>3.876217841</text:p>
          </table:table-cell>
          <table:table-cell office:value-type="float" office:value="34.2394409566409" calcext:value-type="float">
            <text:p>34.2394409566409</text:p>
          </table:table-cell>
          <table:table-cell office:value-type="float" office:value="32.2" calcext:value-type="float">
            <text:p>32.2</text:p>
          </table:table-cell>
          <table:table-cell office:value-type="float" office:value="-2.03944095664089" calcext:value-type="float">
            <text:p>-2.03944095664089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320146286" calcext:value-type="float">
            <text:p>3.32015</text:p>
          </table:table-cell>
          <table:table-cell table:style-name="ce6" office:value-type="float" office:value="65.3" calcext:value-type="float">
            <text:p>65.3</text:p>
          </table:table-cell>
          <table:table-cell table:formula="of:=[.$K$31]*[.G66]+[.$K$30]" office:value-type="float" office:value="67.0273496817553" calcext:value-type="float">
            <text:p>67.0273496817553</text:p>
          </table:table-cell>
          <table:table-cell office:value-type="float" office:value="3.87909588" calcext:value-type="float">
            <text:p>3.87909588</text:p>
          </table:table-cell>
          <table:table-cell table:style-name="ce9" office:value-type="float" office:value="34.0697417889873" calcext:value-type="float">
            <text:p>34.0697417889873</text:p>
          </table:table-cell>
          <table:table-cell office:value-type="float" office:value="32.2" calcext:value-type="float">
            <text:p>32.2</text:p>
          </table:table-cell>
          <table:table-cell office:value-type="float" office:value="-1.86974178898733" calcext:value-type="float">
            <text:p>-1.86974178898733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394451681" calcext:value-type="float">
            <text:p>3.39445</text:p>
          </table:table-cell>
          <table:table-cell table:style-name="ce6" office:value-type="float" office:value="65.7" calcext:value-type="float">
            <text:p>65.7</text:p>
          </table:table-cell>
          <table:table-cell table:formula="of:=[.$K$31]*[.G67]+[.$K$30]" office:value-type="float" office:value="62.6460457162187" calcext:value-type="float">
            <text:p>62.6460457162187</text:p>
          </table:table-cell>
          <table:table-cell office:value-type="float" office:value="3.806179974" calcext:value-type="float">
            <text:p>3.806179974</text:p>
          </table:table-cell>
          <table:table-cell office:value-type="float" office:value="38.3691166608724" calcext:value-type="float">
            <text:p>38.3691166608724</text:p>
          </table:table-cell>
          <table:table-cell office:value-type="float" office:value="37.8" calcext:value-type="float">
            <text:p>37.8</text:p>
          </table:table-cell>
          <table:table-cell office:value-type="float" office:value="-0.569116660872354" calcext:value-type="float">
            <text:p>-0.569116660872354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340444115" calcext:value-type="float">
            <text:p>3.34044</text:p>
          </table:table-cell>
          <table:table-cell table:style-name="ce6" office:value-type="float" office:value="65.7" calcext:value-type="float">
            <text:p>65.7</text:p>
          </table:table-cell>
          <table:table-cell table:formula="of:=[.$K$31]*[.G68]+[.$K$30]" office:value-type="float" office:value="65.8305192404463" calcext:value-type="float">
            <text:p>65.8305192404463</text:p>
          </table:table-cell>
          <table:table-cell office:value-type="float" office:value="3.812913357" calcext:value-type="float">
            <text:p>3.812913357</text:p>
          </table:table-cell>
          <table:table-cell table:style-name="ce9" office:value-type="float" office:value="37.9720930310353" calcext:value-type="float">
            <text:p>37.9720930310353</text:p>
          </table:table-cell>
          <table:table-cell office:value-type="float" office:value="37.8" calcext:value-type="float">
            <text:p>37.8</text:p>
          </table:table-cell>
          <table:table-cell office:value-type="float" office:value="-0.172093031035288" calcext:value-type="float">
            <text:p>-0.172093031035288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374748346" calcext:value-type="float">
            <text:p>3.37475</text:p>
          </table:table-cell>
          <table:table-cell table:style-name="ce6" office:value-type="float" office:value="68" calcext:value-type="float">
            <text:p>68</text:p>
          </table:table-cell>
          <table:table-cell table:formula="of:=[.$K$31]*[.G69]+[.$K$30]" office:value-type="float" office:value="63.8078227281005" calcext:value-type="float">
            <text:p>63.8078227281005</text:p>
          </table:table-cell>
          <table:table-cell office:value-type="float" office:value="3.783903579" calcext:value-type="float">
            <text:p>3.783903579</text:p>
          </table:table-cell>
          <table:table-cell office:value-type="float" office:value="39.6826102201403" calcext:value-type="float">
            <text:p>39.6826102201403</text:p>
          </table:table-cell>
          <table:table-cell office:value-type="float" office:value="39" calcext:value-type="float">
            <text:p>39</text:p>
          </table:table-cell>
          <table:table-cell office:value-type="float" office:value="-0.682610220140248" calcext:value-type="float">
            <text:p>-0.682610220140248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330413773" calcext:value-type="float">
            <text:p>3.33041</text:p>
          </table:table-cell>
          <table:table-cell table:style-name="ce6" office:value-type="float" office:value="68" calcext:value-type="float">
            <text:p>68</text:p>
          </table:table-cell>
          <table:table-cell table:formula="of:=[.$K$31]*[.G70]+[.$K$30]" office:value-type="float" office:value="66.4219430149958" calcext:value-type="float">
            <text:p>66.4219430149958</text:p>
          </table:table-cell>
          <table:table-cell office:value-type="float" office:value="3.785329835" calcext:value-type="float">
            <text:p>3.785329835</text:p>
          </table:table-cell>
          <table:table-cell office:value-type="float" office:value="39.5985132165691" calcext:value-type="float">
            <text:p>39.5985132165691</text:p>
          </table:table-cell>
          <table:table-cell office:value-type="float" office:value="39" calcext:value-type="float">
            <text:p>39</text:p>
          </table:table-cell>
          <table:table-cell office:value-type="float" office:value="-0.598513216569103" calcext:value-type="float">
            <text:p>-0.598513216569103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Default"/>
          <table:table-cell table:number-columns-repeated="2"/>
          <table:table-cell office:value-type="float" office:value="3.771587481" calcext:value-type="float">
            <text:p>3.771587481</text:p>
          </table:table-cell>
          <table:table-cell office:value-type="float" office:value="40.4088101011494" calcext:value-type="float">
            <text:p>40.4088101011494</text:p>
          </table:table-cell>
          <table:table-cell office:value-type="float" office:value="40" calcext:value-type="float">
            <text:p>40</text:p>
          </table:table-cell>
          <table:table-cell office:value-type="float" office:value="-0.408810101149385" calcext:value-type="float">
            <text:p>-0.408810101149385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Default"/>
          <table:table-cell table:number-columns-repeated="2"/>
          <table:table-cell office:value-type="float" office:value="3.773054693" calcext:value-type="float">
            <text:p>3.773054693</text:p>
          </table:table-cell>
          <table:table-cell office:value-type="float" office:value="40.3222981896807" calcext:value-type="float">
            <text:p>40.3222981896807</text:p>
          </table:table-cell>
          <table:table-cell office:value-type="float" office:value="40" calcext:value-type="float">
            <text:p>40</text:p>
          </table:table-cell>
          <table:table-cell office:value-type="float" office:value="-0.322298189680737" calcext:value-type="float">
            <text:p>-0.32229818968073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739572344" calcext:value-type="float">
            <text:p>3.739572344</text:p>
          </table:table-cell>
          <table:table-cell office:value-type="float" office:value="42.2965336869711" calcext:value-type="float">
            <text:p>42.2965336869711</text:p>
          </table:table-cell>
          <table:table-cell office:value-type="float" office:value="42" calcext:value-type="float">
            <text:p>42</text:p>
          </table:table-cell>
          <table:table-cell office:value-type="float" office:value="-0.29653368697106" calcext:value-type="float">
            <text:p>-0.2965336869710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738780558" calcext:value-type="float">
            <text:p>3.738780558</text:p>
          </table:table-cell>
          <table:table-cell office:value-type="float" office:value="42.3432201374186" calcext:value-type="float">
            <text:p>42.3432201374186</text:p>
          </table:table-cell>
          <table:table-cell office:value-type="float" office:value="42" calcext:value-type="float">
            <text:p>42</text:p>
          </table:table-cell>
          <table:table-cell office:value-type="float" office:value="-0.343220137418626" calcext:value-type="float">
            <text:p>-0.34322013741862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697229343" calcext:value-type="float">
            <text:p>3.697229343</text:p>
          </table:table-cell>
          <table:table-cell office:value-type="float" office:value="44.7932239770101" calcext:value-type="float">
            <text:p>44.7932239770101</text:p>
          </table:table-cell>
          <table:table-cell office:value-type="float" office:value="44" calcext:value-type="float">
            <text:p>44</text:p>
          </table:table-cell>
          <table:table-cell office:value-type="float" office:value="-0.793223977010115" calcext:value-type="float">
            <text:p>-0.79322397701011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701567985" calcext:value-type="float">
            <text:p>3.701567985</text:p>
          </table:table-cell>
          <table:table-cell office:value-type="float" office:value="44.5374025874644" calcext:value-type="float">
            <text:p>44.5374025874644</text:p>
          </table:table-cell>
          <table:table-cell office:value-type="float" office:value="44" calcext:value-type="float">
            <text:p>44</text:p>
          </table:table-cell>
          <table:table-cell office:value-type="float" office:value="-0.537402587464413" calcext:value-type="float">
            <text:p>-0.53740258746441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67669361" calcext:value-type="float">
            <text:p>3.67669361</text:p>
          </table:table-cell>
          <table:table-cell office:value-type="float" office:value="46.0040820638031" calcext:value-type="float">
            <text:p>46.0040820638031</text:p>
          </table:table-cell>
          <table:table-cell office:value-type="float" office:value="46" calcext:value-type="float">
            <text:p>46</text:p>
          </table:table-cell>
          <table:table-cell office:value-type="float" office:value="-0.00408206380313914" calcext:value-type="float">
            <text:p>-0.0040820638031391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67669361" calcext:value-type="float">
            <text:p>3.67669361</text:p>
          </table:table-cell>
          <table:table-cell office:value-type="float" office:value="46.0040820638031" calcext:value-type="float">
            <text:p>46.0040820638031</text:p>
          </table:table-cell>
          <table:table-cell office:value-type="float" office:value="46" calcext:value-type="float">
            <text:p>46</text:p>
          </table:table-cell>
          <table:table-cell office:value-type="float" office:value="-0.00408206380313914" calcext:value-type="float">
            <text:p>-0.0040820638031391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650307523" calcext:value-type="float">
            <text:p>3.650307523</text:p>
          </table:table-cell>
          <table:table-cell office:value-type="float" office:value="47.5598973260475" calcext:value-type="float">
            <text:p>47.5598973260475</text:p>
          </table:table-cell>
          <table:table-cell office:value-type="float" office:value="48" calcext:value-type="float">
            <text:p>48</text:p>
          </table:table-cell>
          <table:table-cell office:value-type="float" office:value="0.440102673952538" calcext:value-type="float">
            <text:p>0.44010267395253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651278014" calcext:value-type="float">
            <text:p>3.651278014</text:p>
          </table:table-cell>
          <table:table-cell office:value-type="float" office:value="47.5026738086055" calcext:value-type="float">
            <text:p>47.5026738086055</text:p>
          </table:table-cell>
          <table:table-cell office:value-type="float" office:value="48" calcext:value-type="float">
            <text:p>48</text:p>
          </table:table-cell>
          <table:table-cell office:value-type="float" office:value="0.497326191394535" calcext:value-type="float">
            <text:p>0.49732619139453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620136055" calcext:value-type="float">
            <text:p>3.620136055</text:p>
          </table:table-cell>
          <table:table-cell office:value-type="float" office:value="49.3389117891892" calcext:value-type="float">
            <text:p>49.3389117891892</text:p>
          </table:table-cell>
          <table:table-cell office:value-type="float" office:value="50" calcext:value-type="float">
            <text:p>50</text:p>
          </table:table-cell>
          <table:table-cell office:value-type="float" office:value="0.661088210810846" calcext:value-type="float">
            <text:p>0.66108821081084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619093331" calcext:value-type="float">
            <text:p>3.619093331</text:p>
          </table:table-cell>
          <table:table-cell office:value-type="float" office:value="49.4003944149953" calcext:value-type="float">
            <text:p>49.4003944149953</text:p>
          </table:table-cell>
          <table:table-cell office:value-type="float" office:value="50" calcext:value-type="float">
            <text:p>50</text:p>
          </table:table-cell>
          <table:table-cell office:value-type="float" office:value="0.599605585004724" calcext:value-type="float">
            <text:p>0.59960558500472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588831726" calcext:value-type="float">
            <text:p>3.588831726</text:p>
          </table:table-cell>
          <table:table-cell office:value-type="float" office:value="51.1847236684768" calcext:value-type="float">
            <text:p>51.1847236684768</text:p>
          </table:table-cell>
          <table:table-cell office:value-type="float" office:value="52" calcext:value-type="float">
            <text:p>52</text:p>
          </table:table-cell>
          <table:table-cell office:value-type="float" office:value="0.815276331523194" calcext:value-type="float">
            <text:p>0.81527633152319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592176757" calcext:value-type="float">
            <text:p>3.592176757</text:p>
          </table:table-cell>
          <table:table-cell office:value-type="float" office:value="50.9874890318109" calcext:value-type="float">
            <text:p>50.9874890318109</text:p>
          </table:table-cell>
          <table:table-cell office:value-type="float" office:value="52" calcext:value-type="float">
            <text:p>52</text:p>
          </table:table-cell>
          <table:table-cell office:value-type="float" office:value="1.0125109681891" calcext:value-type="float">
            <text:p>1.012510968189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555094449" calcext:value-type="float">
            <text:p>3.555094449</text:p>
          </table:table-cell>
          <table:table-cell office:value-type="float" office:value="53.1739906053729" calcext:value-type="float">
            <text:p>53.1739906053729</text:p>
          </table:table-cell>
          <table:table-cell office:value-type="float" office:value="54" calcext:value-type="float">
            <text:p>54</text:p>
          </table:table-cell>
          <table:table-cell office:value-type="float" office:value="0.826009394627079" calcext:value-type="float">
            <text:p>0.826009394627079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552668216" calcext:value-type="float">
            <text:p>3.552668216</text:p>
          </table:table-cell>
          <table:table-cell office:value-type="float" office:value="53.317049723277" calcext:value-type="float">
            <text:p>53.317049723277</text:p>
          </table:table-cell>
          <table:table-cell office:value-type="float" office:value="54" calcext:value-type="float">
            <text:p>54</text:p>
          </table:table-cell>
          <table:table-cell office:value-type="float" office:value="0.682950276722977" calcext:value-type="float">
            <text:p>0.68295027672297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521138084" calcext:value-type="float">
            <text:p>3.521138084</text:p>
          </table:table-cell>
          <table:table-cell office:value-type="float" office:value="55.1761757310923" calcext:value-type="float">
            <text:p>55.1761757310923</text:p>
          </table:table-cell>
          <table:table-cell office:value-type="float" office:value="56" calcext:value-type="float">
            <text:p>56</text:p>
          </table:table-cell>
          <table:table-cell office:value-type="float" office:value="0.823824268907657" calcext:value-type="float">
            <text:p>0.82382426890765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480006943" calcext:value-type="float">
            <text:p>3.480006943</text:p>
          </table:table-cell>
          <table:table-cell office:value-type="float" office:value="57.60141054978" calcext:value-type="float">
            <text:p>57.60141054978</text:p>
          </table:table-cell>
          <table:table-cell office:value-type="float" office:value="56" calcext:value-type="float">
            <text:p>56</text:p>
          </table:table-cell>
          <table:table-cell office:value-type="float" office:value="-1.60141054978004" calcext:value-type="float">
            <text:p>-1.6014105497800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511883361" calcext:value-type="float">
            <text:p>3.511883361</text:p>
          </table:table-cell>
          <table:table-cell office:value-type="float" office:value="55.7218663176216" calcext:value-type="float">
            <text:p>55.7218663176216</text:p>
          </table:table-cell>
          <table:table-cell office:value-type="float" office:value="57.9" calcext:value-type="float">
            <text:p>57.9</text:p>
          </table:table-cell>
          <table:table-cell office:value-type="float" office:value="2.17813368237838" calcext:value-type="float">
            <text:p>2.1781336823783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456366033" calcext:value-type="float">
            <text:p>3.456366033</text:p>
          </table:table-cell>
          <table:table-cell office:value-type="float" office:value="58.9953606489874" calcext:value-type="float">
            <text:p>58.9953606489874</text:p>
          </table:table-cell>
          <table:table-cell office:value-type="float" office:value="57.9" calcext:value-type="float">
            <text:p>57.9</text:p>
          </table:table-cell>
          <table:table-cell office:value-type="float" office:value="-1.09536064898737" calcext:value-type="float">
            <text:p>-1.0953606489873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471291711" calcext:value-type="float">
            <text:p>3.471291711</text:p>
          </table:table-cell>
          <table:table-cell office:value-type="float" office:value="58.1152908746497" calcext:value-type="float">
            <text:p>58.1152908746497</text:p>
          </table:table-cell>
          <table:table-cell office:value-type="float" office:value="60.5" calcext:value-type="float">
            <text:p>60.5</text:p>
          </table:table-cell>
          <table:table-cell office:value-type="float" office:value="2.3847091253503" calcext:value-type="float">
            <text:p>2.384709125350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419955748" calcext:value-type="float">
            <text:p>3.419955748</text:p>
          </table:table-cell>
          <table:table-cell office:value-type="float" office:value="61.1422374142184" calcext:value-type="float">
            <text:p>61.1422374142184</text:p>
          </table:table-cell>
          <table:table-cell office:value-type="float" office:value="60.5" calcext:value-type="float">
            <text:p>60.5</text:p>
          </table:table-cell>
          <table:table-cell office:value-type="float" office:value="-0.642237414218442" calcext:value-type="float">
            <text:p>-0.64223741421844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450249108" calcext:value-type="float">
            <text:p>3.450249108</text:p>
          </table:table-cell>
          <table:table-cell office:value-type="float" office:value="59.3560357757314" calcext:value-type="float">
            <text:p>59.3560357757314</text:p>
          </table:table-cell>
          <table:table-cell office:value-type="float" office:value="62.3" calcext:value-type="float">
            <text:p>62.3</text:p>
          </table:table-cell>
          <table:table-cell office:value-type="float" office:value="2.94396422426858" calcext:value-type="float">
            <text:p>2.9439642242685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387389826" calcext:value-type="float">
            <text:p>3.387389826</text:p>
          </table:table-cell>
          <table:table-cell office:value-type="float" office:value="63.0624371951355" calcext:value-type="float">
            <text:p>63.0624371951355</text:p>
          </table:table-cell>
          <table:table-cell office:value-type="float" office:value="62.3" calcext:value-type="float">
            <text:p>62.3</text:p>
          </table:table-cell>
          <table:table-cell office:value-type="float" office:value="-0.762437195135462" calcext:value-type="float">
            <text:p>-0.76243719513546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320146286" calcext:value-type="float">
            <text:p>3.320146286</text:p>
          </table:table-cell>
          <table:table-cell office:value-type="float" office:value="67.0273496817553" calcext:value-type="float">
            <text:p>67.0273496817553</text:p>
          </table:table-cell>
          <table:table-cell office:value-type="float" office:value="65.3" calcext:value-type="float">
            <text:p>65.3</text:p>
          </table:table-cell>
          <table:table-cell office:value-type="float" office:value="-1.72734968175526" calcext:value-type="float">
            <text:p>-1.7273496817552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394451681" calcext:value-type="float">
            <text:p>3.394451681</text:p>
          </table:table-cell>
          <table:table-cell office:value-type="float" office:value="62.6460457162187" calcext:value-type="float">
            <text:p>62.6460457162187</text:p>
          </table:table-cell>
          <table:table-cell office:value-type="float" office:value="65.7" calcext:value-type="float">
            <text:p>65.7</text:p>
          </table:table-cell>
          <table:table-cell office:value-type="float" office:value="3.05395428378129" calcext:value-type="float">
            <text:p>3.05395428378129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340444115" calcext:value-type="float">
            <text:p>3.340444115</text:p>
          </table:table-cell>
          <table:table-cell office:value-type="float" office:value="65.8305192404463" calcext:value-type="float">
            <text:p>65.8305192404463</text:p>
          </table:table-cell>
          <table:table-cell office:value-type="float" office:value="65.7" calcext:value-type="float">
            <text:p>65.7</text:p>
          </table:table-cell>
          <table:table-cell office:value-type="float" office:value="-0.130519240446333" calcext:value-type="float">
            <text:p>-0.13051924044633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374748346" calcext:value-type="float">
            <text:p>3.374748346</text:p>
          </table:table-cell>
          <table:table-cell office:value-type="float" office:value="63.8078227281005" calcext:value-type="float">
            <text:p>63.8078227281005</text:p>
          </table:table-cell>
          <table:table-cell office:value-type="float" office:value="68" calcext:value-type="float">
            <text:p>68</text:p>
          </table:table-cell>
          <table:table-cell office:value-type="float" office:value="4.19217727189951" calcext:value-type="float">
            <text:p>4.1921772718995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330413773" calcext:value-type="float">
            <text:p>3.330413773</text:p>
          </table:table-cell>
          <table:table-cell office:value-type="float" office:value="66.4219430149958" calcext:value-type="float">
            <text:p>66.4219430149958</text:p>
          </table:table-cell>
          <table:table-cell office:value-type="float" office:value="68" calcext:value-type="float">
            <text:p>68</text:p>
          </table:table-cell>
          <table:table-cell office:value-type="float" office:value="1.57805698500422" calcext:value-type="float">
            <text:p>1.57805698500422</text:p>
          </table:table-cell>
          <table:table-cell table:number-columns-repeated="3"/>
        </table:table-row>
        <table:table-row table:style-name="ro1" table:number-rows-repeated="104847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ize circuit" table:style-name="ta1">
        <table:shapes>
          <draw:frame draw:z-index="0" draw:style-name="gr1" draw:text-style-name="P1" svg:width="6.2988in" svg:height="3.5429in" svg:x="2.3185in" svg:y="3.3098in">
            <draw:object draw:notify-on-update-of-ranges="'size circuit'.A22:'size circuit'.A32 'size circuit'.B21:'size circuit'.B21 'size circuit'.B22:'size circuit'.B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t from ‘data fit’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b, C = </text:p>
          </table:table-cell>
          <table:table-cell/>
          <table:table-cell table:style-name="ce8" table:formula="of:=[$'data fit'.K31]" office:value-type="float" office:value="-58.9634704927756" calcext:value-type="float">
            <text:p>-58.96</text:p>
          </table:table-cell>
          <table:table-cell office:value-type="string" calcext:value-type="string">
            <text:p>* log10(Rmeas) + </text:p>
          </table:table-cell>
          <table:table-cell table:style-name="ce14" table:formula="of:=[$'data fit'.K30]" office:value-type="float" office:value="262.794697248015" calcext:value-type="float">
            <text:p>262.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sense=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ref=</text:p>
          </table:table-cell>
          <table:table-cell/>
          <table:table-cell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ple data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T, C</text:p>
          </table:table-cell>
          <table:table-cell table:style-name="ce10" office:value-type="string" calcext:value-type="string">
            <text:p>log10(Rprobe)</text:p>
          </table:table-cell>
          <table:table-cell table:style-name="ce10" office:value-type="string" calcext:value-type="string">
            <text:p>Rprobe</text:p>
          </table:table-cell>
          <table:table-cell table:style-name="ce10" office:value-type="string" calcext:value-type="string">
            <text:p>Rtotal</text:p>
          </table:table-cell>
          <table:table-cell table:style-name="ce10" office:value-type="string" calcext:value-type="string">
            <text:p>I, A</text:p>
          </table:table-cell>
          <table:table-cell table:style-name="ce10" office:value-type="string" calcext:value-type="string">
            <text:p>Vtb high, V</text:p>
          </table:table-cell>
          <table:table-cell table:style-name="ce10" office:value-type="string" calcext:value-type="string">
            <text:p>Vtb lo *****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1" table:formula="of:=([.A7]-[.$F$2])/[.$D$2]" office:value-type="float" office:value="4.45690687898388" calcext:value-type="float">
            <text:p>4.4569</text:p>
          </table:table-cell>
          <table:table-cell table:style-name="ce11" table:formula="of:=10^[.B7]" office:value-type="float" office:value="28635.6390138476" calcext:value-type="float">
            <text:p>28635.6390</text:p>
          </table:table-cell>
          <table:table-cell table:style-name="ce12" table:formula="of:=[.C7]+[.$D$3]" office:value-type="float" office:value="43635.6390138476" calcext:value-type="float">
            <text:p>43636</text:p>
          </table:table-cell>
          <table:table-cell table:style-name="ce13" table:formula="of:=[.$D$4]/[.D7]" office:value-type="float" office:value="0.0000756262558445118" calcext:value-type="float">
            <text:p>.000076</text:p>
          </table:table-cell>
          <table:table-cell table:style-name="ce15" table:formula="of:=[.E7]*[.$D$3]" office:value-type="float" office:value="1.13439383766768" calcext:value-type="float">
            <text:p>1.134</text:p>
          </table:table-cell>
          <table:table-cell table:style-name="ce15" table:formula="of:=[.$D$4]-[.F7]" office:value-type="float" office:value="2.16560616233232" calcext:value-type="float">
            <text:p>2.166</text:p>
          </table:table-cell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1" table:formula="of:=([.A8]-[.$F$2])/[.$D$2]" office:value-type="float" office:value="4.37210861391886" calcext:value-type="float">
            <text:p>4.3721</text:p>
          </table:table-cell>
          <table:table-cell table:style-name="ce11" table:formula="of:=10^[.B8]" office:value-type="float" office:value="23556.3833839916" calcext:value-type="float">
            <text:p>23556.3834</text:p>
          </table:table-cell>
          <table:table-cell table:style-name="ce12" table:formula="of:=[.C8]+[.$D$3]" office:value-type="float" office:value="38556.3833839916" calcext:value-type="float">
            <text:p>38556</text:p>
          </table:table-cell>
          <table:table-cell table:style-name="ce13" table:formula="of:=[.$D$4]/[.D8]" office:value-type="float" office:value="0.0000855889404131754" calcext:value-type="float">
            <text:p>.000086</text:p>
          </table:table-cell>
          <table:table-cell table:style-name="ce15" table:formula="of:=[.E8]*[.$D$3]" office:value-type="float" office:value="1.28383410619763" calcext:value-type="float">
            <text:p>1.284</text:p>
          </table:table-cell>
          <table:table-cell table:style-name="ce15" table:formula="of:=[.$D$4]-[.F8]" office:value-type="float" office:value="2.01616589380237" calcext:value-type="float">
            <text:p>2.016</text:p>
          </table:table-cell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1" table:formula="of:=([.A9]-[.$F$2])/[.$D$2]" office:value-type="float" office:value="4.28731034885384" calcext:value-type="float">
            <text:p>4.2873</text:p>
          </table:table-cell>
          <table:table-cell table:style-name="ce11" table:formula="of:=10^[.B9]" office:value-type="float" office:value="19378.0623461993" calcext:value-type="float">
            <text:p>19378.0623</text:p>
          </table:table-cell>
          <table:table-cell table:style-name="ce12" table:formula="of:=[.C9]+[.$D$3]" office:value-type="float" office:value="34378.0623461993" calcext:value-type="float">
            <text:p>34378</text:p>
          </table:table-cell>
          <table:table-cell table:style-name="ce13" table:formula="of:=[.$D$4]/[.D9]" office:value-type="float" office:value="0.0000959914484640767" calcext:value-type="float">
            <text:p>.000096</text:p>
          </table:table-cell>
          <table:table-cell table:style-name="ce15" table:formula="of:=[.E9]*[.$D$3]" office:value-type="float" office:value="1.43987172696115" calcext:value-type="float">
            <text:p>1.440</text:p>
          </table:table-cell>
          <table:table-cell table:style-name="ce15" table:formula="of:=[.$D$4]-[.F9]" office:value-type="float" office:value="1.86012827303885" calcext:value-type="float">
            <text:p>1.860</text:p>
          </table:table-cell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11" table:formula="of:=([.A10]-[.$F$2])/[.$D$2]" office:value-type="float" office:value="4.20251208378882" calcext:value-type="float">
            <text:p>4.2025</text:p>
          </table:table-cell>
          <table:table-cell table:style-name="ce11" table:formula="of:=10^[.B10]" office:value-type="float" office:value="15940.8723390184" calcext:value-type="float">
            <text:p>15940.8723</text:p>
          </table:table-cell>
          <table:table-cell table:style-name="ce12" table:formula="of:=[.C10]+[.$D$3]" office:value-type="float" office:value="30940.8723390184" calcext:value-type="float">
            <text:p>30941</text:p>
          </table:table-cell>
          <table:table-cell table:style-name="ce13" table:formula="of:=[.$D$4]/[.D10]" office:value-type="float" office:value="0.000106655040744875" calcext:value-type="float">
            <text:p>.000107</text:p>
          </table:table-cell>
          <table:table-cell table:style-name="ce15" table:formula="of:=[.E10]*[.$D$3]" office:value-type="float" office:value="1.59982561117313" calcext:value-type="float">
            <text:p>1.600</text:p>
          </table:table-cell>
          <table:table-cell table:style-name="ce15" table:formula="of:=[.$D$4]-[.F10]" office:value-type="float" office:value="1.70017438882687" calcext:value-type="float">
            <text:p>1.700</text:p>
          </table:table-cell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1" table:formula="of:=([.A11]-[.$F$2])/[.$D$2]" office:value-type="float" office:value="4.11771381872379" calcext:value-type="float">
            <text:p>4.1177</text:p>
          </table:table-cell>
          <table:table-cell table:style-name="ce11" table:formula="of:=10^[.B11]" office:value-type="float" office:value="13113.3550088265" calcext:value-type="float">
            <text:p>13113.3550</text:p>
          </table:table-cell>
          <table:table-cell table:style-name="ce12" table:formula="of:=[.C11]+[.$D$3]" office:value-type="float" office:value="28113.3550088265" calcext:value-type="float">
            <text:p>28113</text:p>
          </table:table-cell>
          <table:table-cell table:style-name="ce13" table:formula="of:=[.$D$4]/[.D11]" office:value-type="float" office:value="0.000117381934634409" calcext:value-type="float">
            <text:p>.000117</text:p>
          </table:table-cell>
          <table:table-cell table:style-name="ce15" table:formula="of:=[.E11]*[.$D$3]" office:value-type="float" office:value="1.76072901951613" calcext:value-type="float">
            <text:p>1.761</text:p>
          </table:table-cell>
          <table:table-cell table:style-name="ce15" table:formula="of:=[.$D$4]-[.F11]" office:value-type="float" office:value="1.53927098048387" calcext:value-type="float">
            <text:p>1.539</text:p>
          </table:table-cell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1" table:formula="of:=([.A12]-[.$F$2])/[.$D$2]" office:value-type="float" office:value="4.03291555365877" calcext:value-type="float">
            <text:p>4.0329</text:p>
          </table:table-cell>
          <table:table-cell table:style-name="ce11" table:formula="of:=10^[.B12]" office:value-type="float" office:value="10787.3694695244" calcext:value-type="float">
            <text:p>10787.3695</text:p>
          </table:table-cell>
          <table:table-cell table:style-name="ce12" table:formula="of:=[.C12]+[.$D$3]" office:value-type="float" office:value="25787.3694695244" calcext:value-type="float">
            <text:p>25787</text:p>
          </table:table-cell>
          <table:table-cell table:style-name="ce13" table:formula="of:=[.$D$4]/[.D12]" office:value-type="float" office:value="0.000127969624970858" calcext:value-type="float">
            <text:p>.000128</text:p>
          </table:table-cell>
          <table:table-cell table:style-name="ce15" table:formula="of:=[.E12]*[.$D$3]" office:value-type="float" office:value="1.91954437456287" calcext:value-type="float">
            <text:p>1.920</text:p>
          </table:table-cell>
          <table:table-cell table:style-name="ce15" table:formula="of:=[.$D$4]-[.F12]" office:value-type="float" office:value="1.38045562543713" calcext:value-type="float">
            <text:p>1.380</text:p>
          </table:table-cell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1" table:formula="of:=([.A13]-[.$F$2])/[.$D$2]" office:value-type="float" office:value="3.94811728859375" calcext:value-type="float">
            <text:p>3.9481</text:p>
          </table:table-cell>
          <table:table-cell table:style-name="ce11" table:formula="of:=10^[.B13]" office:value-type="float" office:value="8873.95635927664" calcext:value-type="float">
            <text:p>8873.9564</text:p>
          </table:table-cell>
          <table:table-cell table:style-name="ce12" table:formula="of:=[.C13]+[.$D$3]" office:value-type="float" office:value="23873.9563592766" calcext:value-type="float">
            <text:p>23874</text:p>
          </table:table-cell>
          <table:table-cell table:style-name="ce13" table:formula="of:=[.$D$4]/[.D13]" office:value-type="float" office:value="0.00013822593751696" calcext:value-type="float">
            <text:p>.000138</text:p>
          </table:table-cell>
          <table:table-cell table:style-name="ce15" table:formula="of:=[.E13]*[.$D$3]" office:value-type="float" office:value="2.0733890627544" calcext:value-type="float">
            <text:p>2.073</text:p>
          </table:table-cell>
          <table:table-cell table:style-name="ce15" table:formula="of:=[.$D$4]-[.F13]" office:value-type="float" office:value="1.2266109372456" calcext:value-type="float">
            <text:p>1.227</text:p>
          </table:table-cell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1" table:formula="of:=([.A14]-[.$F$2])/[.$D$2]" office:value-type="float" office:value="3.86331902352873" calcext:value-type="float">
            <text:p>3.8633</text:p>
          </table:table-cell>
          <table:table-cell table:style-name="ce11" table:formula="of:=10^[.B14]" office:value-type="float" office:value="7299.93551150871" calcext:value-type="float">
            <text:p>7299.9355</text:p>
          </table:table-cell>
          <table:table-cell table:style-name="ce12" table:formula="of:=[.C14]+[.$D$3]" office:value-type="float" office:value="22299.9355115087" calcext:value-type="float">
            <text:p>22300</text:p>
          </table:table-cell>
          <table:table-cell table:style-name="ce13" table:formula="of:=[.$D$4]/[.D14]" office:value-type="float" office:value="0.000147982490725003" calcext:value-type="float">
            <text:p>.000148</text:p>
          </table:table-cell>
          <table:table-cell table:style-name="ce15" table:formula="of:=[.E14]*[.$D$3]" office:value-type="float" office:value="2.21973736087504" calcext:value-type="float">
            <text:p>2.220</text:p>
          </table:table-cell>
          <table:table-cell table:style-name="ce15" table:formula="of:=[.$D$4]-[.F14]" office:value-type="float" office:value="1.08026263912496" calcext:value-type="float">
            <text:p>1.080</text:p>
          </table:table-cell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1" table:formula="of:=([.A15]-[.$F$2])/[.$D$2]" office:value-type="float" office:value="3.7785207584637" calcext:value-type="float">
            <text:p>3.7785</text:p>
          </table:table-cell>
          <table:table-cell table:style-name="ce11" table:formula="of:=10^[.B15]" office:value-type="float" office:value="6005.10711510078" calcext:value-type="float">
            <text:p>6005.1071</text:p>
          </table:table-cell>
          <table:table-cell table:style-name="ce12" table:formula="of:=[.C15]+[.$D$3]" office:value-type="float" office:value="21005.1071151008" calcext:value-type="float">
            <text:p>21005</text:p>
          </table:table-cell>
          <table:table-cell table:style-name="ce13" table:formula="of:=[.$D$4]/[.D15]" office:value-type="float" office:value="0.000157104649927141" calcext:value-type="float">
            <text:p>.000157</text:p>
          </table:table-cell>
          <table:table-cell table:style-name="ce15" table:formula="of:=[.E15]*[.$D$3]" office:value-type="float" office:value="2.35656974890711" calcext:value-type="float">
            <text:p>2.357</text:p>
          </table:table-cell>
          <table:table-cell table:style-name="ce15" table:formula="of:=[.$D$4]-[.F15]" office:value-type="float" office:value="0.94343025109289" calcext:value-type="float">
            <text:p>.943</text:p>
          </table:table-cell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1" table:formula="of:=([.A16]-[.$F$2])/[.$D$2]" office:value-type="float" office:value="3.69372249339868" calcext:value-type="float">
            <text:p>3.6937</text:p>
          </table:table-cell>
          <table:table-cell table:style-name="ce11" table:formula="of:=10^[.B16]" office:value-type="float" office:value="4939.94931968667" calcext:value-type="float">
            <text:p>4939.9493</text:p>
          </table:table-cell>
          <table:table-cell table:style-name="ce12" table:formula="of:=[.C16]+[.$D$3]" office:value-type="float" office:value="19939.9493196867" calcext:value-type="float">
            <text:p>19940</text:p>
          </table:table-cell>
          <table:table-cell table:style-name="ce13" table:formula="of:=[.$D$4]/[.D16]" office:value-type="float" office:value="0.000165496910102069" calcext:value-type="float">
            <text:p>.000165</text:p>
          </table:table-cell>
          <table:table-cell table:style-name="ce15" table:formula="of:=[.E16]*[.$D$3]" office:value-type="float" office:value="2.48245365153104" calcext:value-type="float">
            <text:p>2.482</text:p>
          </table:table-cell>
          <table:table-cell table:style-name="ce15" table:formula="of:=[.$D$4]-[.F16]" office:value-type="float" office:value="0.817546348468963" calcext:value-type="float">
            <text:p>.81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range=</text:p>
          </table:table-cell>
          <table:table-cell table:style-name="ce16" table:formula="of:=MAX([.F7:.F16])-MIN([.F7:.F16])" office:value-type="float" office:value="1.34805981386336" calcext:value-type="float">
            <text:p>1.348</text:p>
          </table:table-cell>
          <table:table-cell table:style-name="ce16" table:formula="of:=MAX([.G7:.G16])-MIN([.G7:.G16])" office:value-type="float" office:value="1.34805981386336" calcext:value-type="float">
            <text:p>1.34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sense</text:p>
          </table:table-cell>
          <table:table-cell office:value-type="string" calcext:value-type="string">
            <text:p>Range, Vtb lo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444" calcext:value-type="float">
            <text:p>0.444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736" calcext:value-type="float">
            <text:p>0.736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072" calcext:value-type="float">
            <text:p>1.072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32" calcext:value-type="float">
            <text:p>1.32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355" calcext:value-type="float">
            <text:p>1.355</text:p>
          </table:table-cell>
          <table:table-cell table:number-columns-repeated="5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.363" calcext:value-type="float">
            <text:p>1.363</text:p>
          </table:table-cell>
          <table:table-cell table:number-columns-repeated="5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.356" calcext:value-type="float">
            <text:p>1.356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348" calcext:value-type="float">
            <text:p>1.348</text:p>
          </table:table-cell>
          <table:table-cell table:number-columns-repeated="5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.339" calcext:value-type="float">
            <text:p>1.339</text:p>
          </table:table-cell>
          <table:table-cell table:number-columns-repeated="5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1.322" calcext:value-type="float">
            <text:p>1.322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289" calcext:value-type="float">
            <text:p>1.289</text:p>
          </table:table-cell>
          <table:table-cell table:number-columns-repeated="5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office:value-type="string" calcext:value-type="string">
            <text:p>Range limits</text:p>
          </table:table-cell>
          <table:table-cell table:number-columns-repeated="6"/>
        </table:table-row>
        <table:table-row table:style-name="ro1">
          <table:table-cell table:style-name="ce10" office:value-type="float" office:value="-72.3" calcext:value-type="float">
            <text:p>-72.3</text:p>
          </table:table-cell>
          <table:table-cell table:style-name="ce11" table:formula="of:=([.A44]-[.$F$2])/[.$D$2]" office:value-type="float" office:value="5.6830897918241" calcext:value-type="float">
            <text:p>5.6831</text:p>
          </table:table-cell>
          <table:table-cell table:style-name="ce11" table:formula="of:=10^[.B44]" office:value-type="float" office:value="482047.452231863" calcext:value-type="float">
            <text:p>482047.4522</text:p>
          </table:table-cell>
          <table:table-cell table:style-name="ce12" table:formula="of:=[.C44]+[.$D$3]" office:value-type="float" office:value="497047.452231863" calcext:value-type="float">
            <text:p>497047</text:p>
          </table:table-cell>
          <table:table-cell table:style-name="ce13" table:formula="of:=[.$D$4]/[.D44]" office:value-type="float" office:value="0.00000663920514064041" calcext:value-type="float">
            <text:p>.000007</text:p>
          </table:table-cell>
          <table:table-cell table:style-name="ce15" table:formula="of:=[.E44]*[.$D$3]" office:value-type="float" office:value="0.0995880771096061" calcext:value-type="float">
            <text:p>.100</text:p>
          </table:table-cell>
          <table:table-cell table:style-name="ce15" table:formula="of:=[.$D$4]-[.F44]" office:value-type="float" office:value="3.20041192289039" calcext:value-type="float">
            <text:p>3.200</text:p>
          </table:table-cell>
        </table:table-row>
        <table:table-row table:style-name="ro1">
          <table:table-cell table:style-name="ce10" office:value-type="float" office:value="105.2" calcext:value-type="float">
            <text:p>105.2</text:p>
          </table:table-cell>
          <table:table-cell table:style-name="ce11" table:formula="of:=([.A45]-[.$F$2])/[.$D$2]" office:value-type="float" office:value="2.67275138201582" calcext:value-type="float">
            <text:p>2.6728</text:p>
          </table:table-cell>
          <table:table-cell table:style-name="ce11" table:formula="of:=10^[.B45]" office:value-type="float" office:value="470.70778596099" calcext:value-type="float">
            <text:p>470.7078</text:p>
          </table:table-cell>
          <table:table-cell table:style-name="ce12" table:formula="of:=[.C45]+[.$D$3]" office:value-type="float" office:value="15470.707785961" calcext:value-type="float">
            <text:p>15471</text:p>
          </table:table-cell>
          <table:table-cell table:style-name="ce13" table:formula="of:=[.$D$4]/[.D45]" office:value-type="float" office:value="0.000213306336442772" calcext:value-type="float">
            <text:p>.000213</text:p>
          </table:table-cell>
          <table:table-cell table:style-name="ce15" table:formula="of:=[.E45]*[.$D$3]" office:value-type="float" office:value="3.19959504664157" calcext:value-type="float">
            <text:p>3.200</text:p>
          </table:table-cell>
          <table:table-cell table:style-name="ce15" table:formula="of:=[.$D$4]-[.F45]" office:value-type="float" office:value="0.100404953358427" calcext:value-type="float">
            <text:p>.100</text:p>
          </table:table-cell>
        </table:table-row>
      </table:table>
      <table:table table:name="Steinhart-Hart Fit" table:style-name="ta1">
        <table:shapes>
          <draw:frame draw:z-index="0" draw:style-name="gr1" draw:text-style-name="P1" svg:width="7.8697in" svg:height="4.4264in" svg:x="11.0913in" svg:y="0.1748in">
            <draw:object draw:notify-on-update-of-ranges="'Steinhart-Hart Fit'.G4:'Steinhart-Hart Fit'.G4 'Steinhart-Hart Fit'.G5:'Steinhart-Hart Fit'.G70 'Steinhart-Hart Fit'.L4:'Steinhart-Hart Fit'.L4 'Steinhart-Hart Fit'.L5:'Steinhart-Hart Fit'.L7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ce33"/>
        <table:table-column table:style-name="co10" table:default-cell-style-name="ce10"/>
        <table:table-column table:style-name="co1" table:number-columns-repeated="15" table:default-cell-style-name="Default"/>
        <table:table-row table:style-name="ro1">
          <table:table-cell table:number-columns-repeated="9"/>
          <table:table-cell office:value-type="string" calcext:value-type="string">
            <text:p>A</text:p>
          </table:table-cell>
          <table:table-cell table:style-name="ce35" office:value-type="float" office:value="0.000981940856897061" calcext:value-type="float">
            <text:p>9.8194E-04</text:p>
          </table:table-cell>
          <table:table-cell table:style-name="ce36" office:value-type="string" calcext:value-type="string">
            <text:p>Use Experimental solver with constraint limits to walk to solution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B</text:p>
          </table:table-cell>
          <table:table-cell table:style-name="ce35" office:value-type="float" office:value="0.000247749451846869" calcext:value-type="float">
            <text:p>2.4775E-04</text:p>
          </table:table-cell>
          <table:table-cell table:number-columns-repeated="13"/>
          <table:table-cell table:style-name="ce35" office:value-type="float" office:value="0.002109" calcext:value-type="float">
            <text:p>2.1090E-03</text:p>
          </table:table-cell>
        </table:table-row>
        <table:table-row table:style-name="ro1">
          <table:table-cell table:style-name="ce1" office:value-type="string" calcext:value-type="string">
            <text:p>meas by soc1a</text:p>
          </table:table-cell>
          <table:table-cell table:style-name="ce1" office:value-type="string" calcext:value-type="string">
            <text:p>Probe 1 bare ends</text:p>
          </table:table-cell>
          <table:table-cell table:style-name="ce1" office:value-type="string" calcext:value-type="string">
            <text:p>Probe 2 pinned ends</text:p>
          </table:table-cell>
          <table:table-cell table:style-name="ce1" table:number-columns-repeated="3"/>
          <table:table-cell table:style-name="ce4" office:value-type="string" calcext:value-type="string">
            <text:p>Stacked</text:p>
          </table:table-cell>
          <table:table-cell table:style-name="ce4"/>
          <table:table-cell table:style-name="ce34"/>
          <table:table-cell office:value-type="string" calcext:value-type="string">
            <text:p>C</text:p>
          </table:table-cell>
          <table:table-cell table:style-name="ce35" office:value-type="float" office:value="0.0000001026507994177" calcext:value-type="float">
            <text:p>1.0265E-07</text:p>
          </table:table-cell>
          <table:table-cell office:value-type="string" calcext:value-type="string">
            <text:p>err</text:p>
          </table:table-cell>
          <table:table-cell table:formula="of:=SUMSQ([.M5:.M70])" office:value-type="float" office:value="102.724195746645" calcext:value-type="float">
            <text:p>102.724195746645</text:p>
          </table:table-cell>
          <table:table-cell table:number-columns-repeated="11"/>
          <table:table-cell table:style-name="ce35" office:value-type="float" office:value="0.00007979" calcext:value-type="float">
            <text:p>7.9790E-05</text:p>
          </table:table-cell>
        </table:table-row>
        <table:table-row table:style-name="ro1">
          <table:table-cell table:style-name="ce2" office:value-type="string" calcext:value-type="string">
            <text:p>T, C</text:p>
          </table:table-cell>
          <table:table-cell table:style-name="ce2" office:value-type="string" calcext:value-type="string">
            <text:p>Rbare</text:p>
          </table:table-cell>
          <table:table-cell table:style-name="ce2" office:value-type="string" calcext:value-type="string">
            <text:p>Rpinned</text:p>
          </table:table-cell>
          <table:table-cell table:style-name="ce2" office:value-type="string" calcext:value-type="string">
            <text:p>ln(Rbare)</text:p>
          </table:table-cell>
          <table:table-cell table:style-name="ce2" office:value-type="string" calcext:value-type="string">
            <text:p>ln(Rpinned)</text:p>
          </table:table-cell>
          <table:table-cell table:style-name="ce1"/>
          <table:table-cell table:style-name="ce5" office:value-type="string" calcext:value-type="string">
            <text:p>T,C</text:p>
          </table:table-cell>
          <table:table-cell table:style-name="ce5" office:value-type="string" calcext:value-type="string">
            <text:p>T,K</text:p>
          </table:table-cell>
          <table:table-cell table:style-name="ce34" office:value-type="string" calcext:value-type="string">
            <text:p>lnR</text:p>
          </table:table-cell>
          <table:table-cell office:value-type="string" calcext:value-type="string">
            <text:p>1/T</text:p>
          </table:table-cell>
          <table:table-cell office:value-type="string" calcext:value-type="string">
            <text:p>1/Tfit</text:p>
          </table:table-cell>
          <table:table-cell office:value-type="string" calcext:value-type="string">
            <text:p>T,C fit</text:p>
          </table:table-cell>
          <table:table-cell office:value-type="string" calcext:value-type="string">
            <text:p>err fit</text:p>
          </table:table-cell>
          <table:table-cell table:number-columns-repeated="11"/>
          <table:table-cell table:style-name="ce35" office:value-type="float" office:value="0.0000006535" calcext:value-type="float">
            <text:p>6.5350E-07</text:p>
          </table:table-cell>
        </table:table-row>
        <table:table-row table:style-name="ro1">
          <table:table-cell table:style-name="ce2" office:value-type="float" office:value="65.3" calcext:value-type="float">
            <text:p>65.3</text:p>
          </table:table-cell>
          <table:table-cell table:style-name="ce2" office:value-type="float" office:value="2090" calcext:value-type="float">
            <text:p>2090</text:p>
          </table:table-cell>
          <table:table-cell table:style-name="ce1"/>
          <table:table-cell table:style-name="ce2" table:formula="of:=LN([.B5])" office:value-type="float" office:value="7.64491934495886" calcext:value-type="float">
            <text:p>7.64491934495886</text:p>
          </table:table-cell>
          <table:table-cell table:style-name="ce2" table:formula="of:=LN([.C5])" office:value-type="string" office:string-value="" calcext:value-type="error">
            <text:p>Err:502</text:p>
          </table:table-cell>
          <table:table-cell table:style-name="ce1"/>
          <table:table-cell table:style-name="ce6" office:value-type="float" office:value="3.4" calcext:value-type="float">
            <text:p>3.4</text:p>
          </table:table-cell>
          <table:table-cell table:style-name="ce2" table:formula="of:=[.G5]+273" office:value-type="float" office:value="276.4" calcext:value-type="float">
            <text:p>276.4</text:p>
          </table:table-cell>
          <table:table-cell table:style-name="ce34" office:value-type="float" office:value="10.1998815655899" calcext:value-type="float">
            <text:p>10.1999</text:p>
          </table:table-cell>
          <table:table-cell table:formula="of:=1/[.H5]" office:value-type="float" office:value="0.00361794500723589" calcext:value-type="float">
            <text:p>0.00361794500723589</text:p>
          </table:table-cell>
          <table:table-cell table:formula="of:=[.$K$1]+[.$K$2]*[.I5]+[.$K$3]*[.I5]^3" office:value-type="float" office:value="0.00361788597870387" calcext:value-type="float">
            <text:p>0.00361788597870387</text:p>
          </table:table-cell>
          <table:table-cell table:formula="of:=1/MAX([.K5];0.000001)-273" office:value-type="float" office:value="3.40450967397697" calcext:value-type="float">
            <text:p>3.40450967397697</text:p>
          </table:table-cell>
          <table:table-cell table:formula="of:=[.L5]-[.G5]" office:value-type="float" office:value="0.00450967397697477" calcext:value-type="float">
            <text:p>0.00450967397697477</text:p>
          </table:table-cell>
          <table:table-cell table:number-columns-repeated="11"/>
          <table:table-cell office:value-type="float" office:value="0.993" calcext:value-type="float">
            <text:p>0.993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float" office:value="2140" calcext:value-type="float">
            <text:p>2140</text:p>
          </table:table-cell>
          <table:table-cell table:style-name="ce2" table:formula="of:=LN([.B6])" office:value-type="float" office:value="7.77064523412918" calcext:value-type="float">
            <text:p>7.77064523412918</text:p>
          </table:table-cell>
          <table:table-cell table:style-name="ce2" table:formula="of:=LN([.C6])" office:value-type="float" office:value="7.6685611080159" calcext:value-type="float">
            <text:p>7.6685611080159</text:p>
          </table:table-cell>
          <table:table-cell table:style-name="ce1"/>
          <table:table-cell table:style-name="ce6" office:value-type="float" office:value="3.4" calcext:value-type="float">
            <text:p>3.4</text:p>
          </table:table-cell>
          <table:table-cell table:style-name="ce2" table:formula="of:=[.G6]+273" office:value-type="float" office:value="276.4" calcext:value-type="float">
            <text:p>276.4</text:p>
          </table:table-cell>
          <table:table-cell office:value-type="float" office:value="10.3545631718963" calcext:value-type="float">
            <text:p>10.3546</text:p>
          </table:table-cell>
          <table:table-cell table:formula="of:=1/[.H6]" office:value-type="float" office:value="0.00361794500723589" calcext:value-type="float">
            <text:p>0.00361794500723589</text:p>
          </table:table-cell>
          <table:table-cell table:formula="of:=[.$K$1]+[.$K$2]*[.I6]+[.$K$3]*[.I6]^3" office:value-type="float" office:value="0.00366123958221606" calcext:value-type="float">
            <text:p>0.00366123958221606</text:p>
          </table:table-cell>
          <table:table-cell table:formula="of:=1/MAX([.K6];0.000001)-273" office:value-type="float" office:value="0.131538525191104" calcext:value-type="float">
            <text:p>0.131538525191104</text:p>
          </table:table-cell>
          <table:table-cell table:formula="of:=[.L6]-[.G6]" office:value-type="float" office:value="-3.2684614748089" calcext:value-type="float">
            <text:p>-3.2684614748089</text:p>
          </table:table-cell>
          <table:table-cell table:number-columns-repeated="12"/>
        </table:table-row>
        <table:table-row table:style-name="ro1">
          <table:table-cell table:style-name="ce2" office:value-type="float" office:value="65.7" calcext:value-type="float">
            <text:p>65.7</text:p>
          </table:table-cell>
          <table:table-cell table:style-name="ce2" office:value-type="float" office:value="2480" calcext:value-type="float">
            <text:p>2480</text:p>
          </table:table-cell>
          <table:table-cell table:style-name="ce2" office:value-type="float" office:value="2190" calcext:value-type="float">
            <text:p>2190</text:p>
          </table:table-cell>
          <table:table-cell table:style-name="ce2" table:formula="of:=LN([.B7])" office:value-type="float" office:value="7.81601383915903" calcext:value-type="float">
            <text:p>7.81601383915903</text:p>
          </table:table-cell>
          <table:table-cell table:style-name="ce2" table:formula="of:=LN([.C7])" office:value-type="float" office:value="7.69165682281055" calcext:value-type="float">
            <text:p>7.69165682281055</text:p>
          </table:table-cell>
          <table:table-cell table:style-name="ce1"/>
          <table:table-cell table:style-name="ce6" office:value-type="float" office:value="4.9" calcext:value-type="float">
            <text:p>4.9</text:p>
          </table:table-cell>
          <table:table-cell table:style-name="ce2" table:formula="of:=[.G7]+273" office:value-type="float" office:value="277.9" calcext:value-type="float">
            <text:p>277.9</text:p>
          </table:table-cell>
          <table:table-cell office:value-type="float" office:value="10.2541444241493" calcext:value-type="float">
            <text:p>10.2541</text:p>
          </table:table-cell>
          <table:table-cell table:formula="of:=1/[.H7]" office:value-type="float" office:value="0.00359841669665347" calcext:value-type="float">
            <text:p>0.00359841669665347</text:p>
          </table:table-cell>
          <table:table-cell table:formula="of:=[.$K$1]+[.$K$2]*[.I7]+[.$K$3]*[.I7]^3" office:value-type="float" office:value="0.00363307734463493" calcext:value-type="float">
            <text:p>0.00363307734463493</text:p>
          </table:table-cell>
          <table:table-cell table:formula="of:=1/MAX([.K7];0.000001)-273" office:value-type="float" office:value="2.24875061543304" calcext:value-type="float">
            <text:p>2.24875061543304</text:p>
          </table:table-cell>
          <table:table-cell table:formula="of:=[.L7]-[.G7]" office:value-type="float" office:value="-2.65124938456696" calcext:value-type="float">
            <text:p>-2.65124938456696</text:p>
          </table:table-cell>
          <table:table-cell table:number-columns-repeated="12"/>
        </table:table-row>
        <table:table-row table:style-name="ro1"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2820" calcext:value-type="float">
            <text:p>2820</text:p>
          </table:table-cell>
          <table:table-cell table:style-name="ce2" office:value-type="float" office:value="2440" calcext:value-type="float">
            <text:p>2440</text:p>
          </table:table-cell>
          <table:table-cell table:style-name="ce2" table:formula="of:=LN([.B8])" office:value-type="float" office:value="7.94449216393216" calcext:value-type="float">
            <text:p>7.94449216393216</text:p>
          </table:table-cell>
          <table:table-cell table:style-name="ce2" table:formula="of:=LN([.C8])" office:value-type="float" office:value="7.79975331828725" calcext:value-type="float">
            <text:p>7.79975331828725</text:p>
          </table:table-cell>
          <table:table-cell table:style-name="ce1"/>
          <table:table-cell table:style-name="ce6" office:value-type="float" office:value="5.9" calcext:value-type="float">
            <text:p>5.9</text:p>
          </table:table-cell>
          <table:table-cell table:style-name="ce2" table:formula="of:=[.G8]+273" office:value-type="float" office:value="278.9" calcext:value-type="float">
            <text:p>278.9</text:p>
          </table:table-cell>
          <table:table-cell table:style-name="ce34" office:value-type="float" office:value="10.0774408596596" calcext:value-type="float">
            <text:p>10.0774</text:p>
          </table:table-cell>
          <table:table-cell table:formula="of:=1/[.H8]" office:value-type="float" office:value="0.00358551452133381" calcext:value-type="float">
            <text:p>0.00358551452133381</text:p>
          </table:table-cell>
          <table:table-cell table:formula="of:=[.$K$1]+[.$K$2]*[.I8]+[.$K$3]*[.I8]^3" office:value-type="float" office:value="0.00358367543100564" calcext:value-type="float">
            <text:p>0.00358367543100564</text:p>
          </table:table-cell>
          <table:table-cell table:formula="of:=1/MAX([.K8];0.000001)-273" office:value-type="float" office:value="6.0431274406406" calcext:value-type="float">
            <text:p>6.0431274406406</text:p>
          </table:table-cell>
          <table:table-cell table:formula="of:=[.L8]-[.G8]" office:value-type="float" office:value="0.143127440640603" calcext:value-type="float">
            <text:p>0.143127440640603</text:p>
          </table:table-cell>
          <table:table-cell table:number-columns-repeated="12"/>
        </table:table-row>
        <table:table-row table:style-name="ro1">
          <table:table-cell table:style-name="ce2" office:value-type="float" office:value="60.5" calcext:value-type="float">
            <text:p>60.5</text:p>
          </table:table-cell>
          <table:table-cell table:style-name="ce2" office:value-type="float" office:value="2960" calcext:value-type="float">
            <text:p>2960</text:p>
          </table:table-cell>
          <table:table-cell table:style-name="ce2" office:value-type="float" office:value="2630" calcext:value-type="float">
            <text:p>2630</text:p>
          </table:table-cell>
          <table:table-cell table:style-name="ce2" table:formula="of:=LN([.B9])" office:value-type="float" office:value="7.99294454731811" calcext:value-type="float">
            <text:p>7.99294454731811</text:p>
          </table:table-cell>
          <table:table-cell table:style-name="ce2" table:formula="of:=LN([.C9])" office:value-type="float" office:value="7.87473912517181" calcext:value-type="float">
            <text:p>7.87473912517181</text:p>
          </table:table-cell>
          <table:table-cell table:style-name="ce1"/>
          <table:table-cell table:style-name="ce6" office:value-type="float" office:value="5.9" calcext:value-type="float">
            <text:p>5.9</text:p>
          </table:table-cell>
          <table:table-cell table:style-name="ce2" table:formula="of:=[.G9]+273" office:value-type="float" office:value="278.9" calcext:value-type="float">
            <text:p>278.9</text:p>
          </table:table-cell>
          <table:table-cell table:style-name="ce34" office:value-type="float" office:value="10.0432494949113" calcext:value-type="float">
            <text:p>10.0432</text:p>
          </table:table-cell>
          <table:table-cell table:formula="of:=1/[.H9]" office:value-type="float" office:value="0.00358551452133381" calcext:value-type="float">
            <text:p>0.00358551452133381</text:p>
          </table:table-cell>
          <table:table-cell table:formula="of:=[.$K$1]+[.$K$2]*[.I9]+[.$K$3]*[.I9]^3" office:value-type="float" office:value="0.00357413886062037" calcext:value-type="float">
            <text:p>0.00357413886062037</text:p>
          </table:table-cell>
          <table:table-cell table:formula="of:=1/MAX([.K9];0.000001)-273" office:value-type="float" office:value="6.78767445717773" calcext:value-type="float">
            <text:p>6.78767445717773</text:p>
          </table:table-cell>
          <table:table-cell table:formula="of:=[.L9]-[.G9]" office:value-type="float" office:value="0.887674457177729" calcext:value-type="float">
            <text:p>0.887674457177729</text:p>
          </table:table-cell>
          <table:table-cell table:number-columns-repeated="12"/>
        </table:table-row>
        <table:table-row table:style-name="ro1">
          <table:table-cell table:style-name="ce2" office:value-type="float" office:value="57.9" calcext:value-type="float">
            <text:p>57.9</text:p>
          </table:table-cell>
          <table:table-cell table:style-name="ce2" office:value-type="float" office:value="3250" calcext:value-type="float">
            <text:p>3250</text:p>
          </table:table-cell>
          <table:table-cell table:style-name="ce2" office:value-type="float" office:value="2860" calcext:value-type="float">
            <text:p>2860</text:p>
          </table:table-cell>
          <table:table-cell table:style-name="ce2" table:formula="of:=LN([.B10])" office:value-type="float" office:value="8.08641027532378" calcext:value-type="float">
            <text:p>8.08641027532378</text:p>
          </table:table-cell>
          <table:table-cell table:style-name="ce2" table:formula="of:=LN([.C10])" office:value-type="float" office:value="7.9585769038139" calcext:value-type="float">
            <text:p>7.9585769038139</text:p>
          </table:table-cell>
          <table:table-cell table:style-name="ce1"/>
          <table:table-cell table:style-name="ce6" office:value-type="float" office:value="8.1" calcext:value-type="float">
            <text:p>8.1</text:p>
          </table:table-cell>
          <table:table-cell table:style-name="ce2" table:formula="of:=[.G10]+273" office:value-type="float" office:value="281.1" calcext:value-type="float">
            <text:p>281.1</text:p>
          </table:table-cell>
          <table:table-cell table:style-name="ce34" office:value-type="float" office:value="9.97580821411575" calcext:value-type="float">
            <text:p>9.9758</text:p>
          </table:table-cell>
          <table:table-cell table:formula="of:=1/[.H10]" office:value-type="float" office:value="0.00355745286374956" calcext:value-type="float">
            <text:p>0.00355745286374956</text:p>
          </table:table-cell>
          <table:table-cell table:formula="of:=[.$K$1]+[.$K$2]*[.I10]+[.$K$3]*[.I10]^3" office:value-type="float" office:value="0.00355534948205831" calcext:value-type="float">
            <text:p>0.00355534948205831</text:p>
          </table:table-cell>
          <table:table-cell table:formula="of:=1/MAX([.K10];0.000001)-273" office:value-type="float" office:value="8.26630168043755" calcext:value-type="float">
            <text:p>8.26630168043755</text:p>
          </table:table-cell>
          <table:table-cell table:formula="of:=[.L10]-[.G10]" office:value-type="float" office:value="0.166301680437551" calcext:value-type="float">
            <text:p>0.166301680437551</text:p>
          </table:table-cell>
          <table:table-cell table:number-columns-repeated="1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3320" calcext:value-type="float">
            <text:p>3320</text:p>
          </table:table-cell>
          <table:table-cell table:style-name="ce2" office:value-type="float" office:value="3020" calcext:value-type="float">
            <text:p>3020</text:p>
          </table:table-cell>
          <table:table-cell table:style-name="ce2" table:formula="of:=LN([.B11])" office:value-type="float" office:value="8.10772006191053" calcext:value-type="float">
            <text:p>8.10772006191053</text:p>
          </table:table-cell>
          <table:table-cell table:style-name="ce2" table:formula="of:=LN([.C11])" office:value-type="float" office:value="8.01301211036892" calcext:value-type="float">
            <text:p>8.01301211036892</text:p>
          </table:table-cell>
          <table:table-cell table:style-name="ce1"/>
          <table:table-cell table:style-name="ce6" office:value-type="float" office:value="8.1" calcext:value-type="float">
            <text:p>8.1</text:p>
          </table:table-cell>
          <table:table-cell table:style-name="ce2" table:formula="of:=[.G11]+273" office:value-type="float" office:value="281.1" calcext:value-type="float">
            <text:p>281.1</text:p>
          </table:table-cell>
          <table:table-cell table:style-name="ce34" office:value-type="float" office:value="9.94510922722695" calcext:value-type="float">
            <text:p>9.9451</text:p>
          </table:table-cell>
          <table:table-cell table:formula="of:=1/[.H11]" office:value-type="float" office:value="0.00355745286374956" calcext:value-type="float">
            <text:p>0.00355745286374956</text:p>
          </table:table-cell>
          <table:table-cell table:formula="of:=[.$K$1]+[.$K$2]*[.I11]+[.$K$3]*[.I11]^3" office:value-type="float" office:value="0.00354680590302507" calcext:value-type="float">
            <text:p>0.00354680590302507</text:p>
          </table:table-cell>
          <table:table-cell table:formula="of:=1/MAX([.K11];0.000001)-273" office:value-type="float" office:value="8.94381856280864" calcext:value-type="float">
            <text:p>8.94381856280864</text:p>
          </table:table-cell>
          <table:table-cell table:formula="of:=[.L11]-[.G11]" office:value-type="float" office:value="0.843818562808645" calcext:value-type="float">
            <text:p>0.843818562808645</text:p>
          </table:table-cell>
          <table:table-cell table:number-columns-repeated="1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590" calcext:value-type="float">
            <text:p>3590</text:p>
          </table:table-cell>
          <table:table-cell table:style-name="ce2" office:value-type="float" office:value="3570" calcext:value-type="float">
            <text:p>3570</text:p>
          </table:table-cell>
          <table:table-cell table:style-name="ce2" table:formula="of:=LN([.B12])" office:value-type="float" office:value="8.18590748148232" calcext:value-type="float">
            <text:p>8.18590748148232</text:p>
          </table:table-cell>
          <table:table-cell table:style-name="ce2" table:formula="of:=LN([.C12])" office:value-type="float" office:value="8.18032087477369" calcext:value-type="float">
            <text:p>8.18032087477369</text:p>
          </table:table-cell>
          <table:table-cell table:style-name="ce1"/>
          <table:table-cell table:style-name="ce6" office:value-type="float" office:value="10.1" calcext:value-type="float">
            <text:p>10.1</text:p>
          </table:table-cell>
          <table:table-cell table:style-name="ce2" table:formula="of:=[.G12]+273" office:value-type="float" office:value="283.1" calcext:value-type="float">
            <text:p>283.1</text:p>
          </table:table-cell>
          <table:table-cell table:style-name="ce34" office:value-type="float" office:value="9.8822639160845" calcext:value-type="float">
            <text:p>9.8823</text:p>
          </table:table-cell>
          <table:table-cell table:formula="of:=1/[.H12]" office:value-type="float" office:value="0.00353232073472271" calcext:value-type="float">
            <text:p>0.00353232073472271</text:p>
          </table:table-cell>
          <table:table-cell table:formula="of:=[.$K$1]+[.$K$2]*[.I12]+[.$K$3]*[.I12]^3" office:value-type="float" office:value="0.00352933393376184" calcext:value-type="float">
            <text:p>0.00352933393376184</text:p>
          </table:table-cell>
          <table:table-cell table:formula="of:=1/MAX([.K12];0.000001)-273" office:value-type="float" office:value="10.33958156635" calcext:value-type="float">
            <text:p>10.33958156635</text:p>
          </table:table-cell>
          <table:table-cell table:formula="of:=[.L12]-[.G12]" office:value-type="float" office:value="0.239581566349978" calcext:value-type="float">
            <text:p>0.239581566349978</text:p>
          </table:table-cell>
          <table:table-cell table:number-columns-repeated="1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3880" calcext:value-type="float">
            <text:p>3880</text:p>
          </table:table-cell>
          <table:table-cell table:style-name="ce2" office:value-type="float" office:value="3910" calcext:value-type="float">
            <text:p>3910</text:p>
          </table:table-cell>
          <table:table-cell table:style-name="ce2" table:formula="of:=LN([.B13])" office:value-type="float" office:value="8.26359043261732" calcext:value-type="float">
            <text:p>8.26359043261732</text:p>
          </table:table-cell>
          <table:table-cell table:style-name="ce2" table:formula="of:=LN([.C13])" office:value-type="float" office:value="8.27129265297941" calcext:value-type="float">
            <text:p>8.27129265297941</text:p>
          </table:table-cell>
          <table:table-cell table:style-name="ce1"/>
          <table:table-cell table:style-name="ce6" office:value-type="float" office:value="10.1" calcext:value-type="float">
            <text:p>10.1</text:p>
          </table:table-cell>
          <table:table-cell table:style-name="ce2" table:formula="of:=[.G13]+273" office:value-type="float" office:value="283.1" calcext:value-type="float">
            <text:p>283.1</text:p>
          </table:table-cell>
          <table:table-cell table:style-name="ce34" office:value-type="float" office:value="9.86734210589978" calcext:value-type="float">
            <text:p>9.8673</text:p>
          </table:table-cell>
          <table:table-cell table:formula="of:=1/[.H13]" office:value-type="float" office:value="0.00353232073472271" calcext:value-type="float">
            <text:p>0.00353232073472271</text:p>
          </table:table-cell>
          <table:table-cell table:formula="of:=[.$K$1]+[.$K$2]*[.I13]+[.$K$3]*[.I13]^3" office:value-type="float" office:value="0.00352518897675508" calcext:value-type="float">
            <text:p>0.00352518897675508</text:p>
          </table:table-cell>
          <table:table-cell table:formula="of:=1/MAX([.K13];0.000001)-273" office:value-type="float" office:value="10.6727354459437" calcext:value-type="float">
            <text:p>10.6727354459437</text:p>
          </table:table-cell>
          <table:table-cell table:formula="of:=[.L13]-[.G13]" office:value-type="float" office:value="0.572735445943716" calcext:value-type="float">
            <text:p>0.572735445943716</text:p>
          </table:table-cell>
          <table:table-cell table:number-columns-repeated="1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170" calcext:value-type="float">
            <text:p>4170</text:p>
          </table:table-cell>
          <table:table-cell table:style-name="ce2" office:value-type="float" office:value="4160" calcext:value-type="float">
            <text:p>4160</text:p>
          </table:table-cell>
          <table:table-cell table:style-name="ce2" table:formula="of:=LN([.B14])" office:value-type="float" office:value="8.33567131479285" calcext:value-type="float">
            <text:p>8.33567131479285</text:p>
          </table:table-cell>
          <table:table-cell table:style-name="ce2" table:formula="of:=LN([.C14])" office:value-type="float" office:value="8.33327035325531" calcext:value-type="float">
            <text:p>8.33327035325531</text:p>
          </table:table-cell>
          <table:table-cell table:style-name="ce1"/>
          <table:table-cell table:style-name="ce6" office:value-type="float" office:value="10.8" calcext:value-type="float">
            <text:p>10.8</text:p>
          </table:table-cell>
          <table:table-cell table:style-name="ce2" table:formula="of:=[.G14]+273" office:value-type="float" office:value="283.8" calcext:value-type="float">
            <text:p>283.8</text:p>
          </table:table-cell>
          <table:table-cell table:style-name="ce34" office:value-type="float" office:value="9.84108009240751" calcext:value-type="float">
            <text:p>9.8411</text:p>
          </table:table-cell>
          <table:table-cell table:formula="of:=1/[.H14]" office:value-type="float" office:value="0.00352360817477097" calcext:value-type="float">
            <text:p>0.00352360817477097</text:p>
          </table:table-cell>
          <table:table-cell table:formula="of:=[.$K$1]+[.$K$2]*[.I14]+[.$K$3]*[.I14]^3" office:value-type="float" office:value="0.00351789724115447" calcext:value-type="float">
            <text:p>0.00351789724115447</text:p>
          </table:table-cell>
          <table:table-cell table:formula="of:=1/MAX([.K14];0.000001)-273" office:value-type="float" office:value="11.2607192448378" calcext:value-type="float">
            <text:p>11.2607192448378</text:p>
          </table:table-cell>
          <table:table-cell table:formula="of:=[.L14]-[.G14]" office:value-type="float" office:value="0.460719244837843" calcext:value-type="float">
            <text:p>0.460719244837843</text:p>
          </table:table-cell>
          <table:table-cell table:number-columns-repeated="1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470" calcext:value-type="float">
            <text:p>4470</text:p>
          </table:table-cell>
          <table:table-cell table:style-name="ce2" office:value-type="float" office:value="4480" calcext:value-type="float">
            <text:p>4480</text:p>
          </table:table-cell>
          <table:table-cell table:style-name="ce2" table:formula="of:=LN([.B15])" office:value-type="float" office:value="8.40514368760761" calcext:value-type="float">
            <text:p>8.40514368760761</text:p>
          </table:table-cell>
          <table:table-cell table:style-name="ce2" table:formula="of:=LN([.C15])" office:value-type="float" office:value="8.40737832540903" calcext:value-type="float">
            <text:p>8.40737832540903</text:p>
          </table:table-cell>
          <table:table-cell table:style-name="ce1"/>
          <table:table-cell table:style-name="ce6" office:value-type="float" office:value="10.8" calcext:value-type="float">
            <text:p>10.8</text:p>
          </table:table-cell>
          <table:table-cell table:style-name="ce2" table:formula="of:=[.G15]+273" office:value-type="float" office:value="283.8" calcext:value-type="float">
            <text:p>283.8</text:p>
          </table:table-cell>
          <table:table-cell table:style-name="ce34" office:value-type="float" office:value="9.84426819287616" calcext:value-type="float">
            <text:p>9.8443</text:p>
          </table:table-cell>
          <table:table-cell table:formula="of:=1/[.H15]" office:value-type="float" office:value="0.00352360817477097" calcext:value-type="float">
            <text:p>0.00352360817477097</text:p>
          </table:table-cell>
          <table:table-cell table:formula="of:=[.$K$1]+[.$K$2]*[.I15]+[.$K$3]*[.I15]^3" office:value-type="float" office:value="0.00351878220472027" calcext:value-type="float">
            <text:p>0.00351878220472027</text:p>
          </table:table-cell>
          <table:table-cell table:formula="of:=1/MAX([.K15];0.000001)-273" office:value-type="float" office:value="11.1892284946057" calcext:value-type="float">
            <text:p>11.1892284946057</text:p>
          </table:table-cell>
          <table:table-cell table:formula="of:=[.L15]-[.G15]" office:value-type="float" office:value="0.389228494605742" calcext:value-type="float">
            <text:p>0.389228494605742</text:p>
          </table:table-cell>
          <table:table-cell table:number-columns-repeated="1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number-columns-repeated="2" table:style-name="ce2" office:value-type="float" office:value="4750" calcext:value-type="float">
            <text:p>4750</text:p>
          </table:table-cell>
          <table:table-cell table:style-name="ce2" table:formula="of:=LN([.B16])" office:value-type="float" office:value="8.46589989702869" calcext:value-type="float">
            <text:p>8.46589989702869</text:p>
          </table:table-cell>
          <table:table-cell table:style-name="ce2" table:formula="of:=LN([.C16])" office:value-type="float" office:value="8.46589989702869" calcext:value-type="float">
            <text:p>8.46589989702869</text:p>
          </table:table-cell>
          <table:table-cell table:style-name="ce1"/>
          <table:table-cell table:style-name="ce6" office:value-type="float" office:value="13.8" calcext:value-type="float">
            <text:p>13.8</text:p>
          </table:table-cell>
          <table:table-cell table:style-name="ce2" table:formula="of:=[.G16]+273" office:value-type="float" office:value="286.8" calcext:value-type="float">
            <text:p>286.8</text:p>
          </table:table-cell>
          <table:table-cell table:style-name="ce34" office:value-type="float" office:value="9.74683374249075" calcext:value-type="float">
            <text:p>9.7468</text:p>
          </table:table-cell>
          <table:table-cell table:formula="of:=1/[.H16]" office:value-type="float" office:value="0.00348675034867504" calcext:value-type="float">
            <text:p>0.00348675034867504</text:p>
          </table:table-cell>
          <table:table-cell table:formula="of:=[.$K$1]+[.$K$2]*[.I16]+[.$K$3]*[.I16]^3" office:value-type="float" office:value="0.00349176376841355" calcext:value-type="float">
            <text:p>0.00349176376841355</text:p>
          </table:table-cell>
          <table:table-cell table:formula="of:=1/MAX([.K16];0.000001)-273" office:value-type="float" office:value="13.388217051218" calcext:value-type="float">
            <text:p>13.388217051218</text:p>
          </table:table-cell>
          <table:table-cell table:formula="of:=[.L16]-[.G16]" office:value-type="float" office:value="-0.41178294878198" calcext:value-type="float">
            <text:p>-0.41178294878198</text:p>
          </table:table-cell>
          <table:table-cell table:number-columns-repeated="1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980" calcext:value-type="float">
            <text:p>4980</text:p>
          </table:table-cell>
          <table:table-cell table:style-name="ce2" office:value-type="float" office:value="5030" calcext:value-type="float">
            <text:p>5030</text:p>
          </table:table-cell>
          <table:table-cell table:style-name="ce2" table:formula="of:=LN([.B17])" office:value-type="float" office:value="8.5131851700187" calcext:value-type="float">
            <text:p>8.5131851700187</text:p>
          </table:table-cell>
          <table:table-cell table:style-name="ce2" table:formula="of:=LN([.C17])" office:value-type="float" office:value="8.52317526309379" calcext:value-type="float">
            <text:p>8.52317526309379</text:p>
          </table:table-cell>
          <table:table-cell table:style-name="ce1"/>
          <table:table-cell table:style-name="ce6" office:value-type="float" office:value="13.8" calcext:value-type="float">
            <text:p>13.8</text:p>
          </table:table-cell>
          <table:table-cell table:style-name="ce2" table:formula="of:=[.G17]+273" office:value-type="float" office:value="286.8" calcext:value-type="float">
            <text:p>286.8</text:p>
          </table:table-cell>
          <table:table-cell table:style-name="ce34" office:value-type="float" office:value="9.7279429800212" calcext:value-type="float">
            <text:p>9.7279</text:p>
          </table:table-cell>
          <table:table-cell table:formula="of:=1/[.H17]" office:value-type="float" office:value="0.00348675034867504" calcext:value-type="float">
            <text:p>0.00348675034867504</text:p>
          </table:table-cell>
          <table:table-cell table:formula="of:=[.$K$1]+[.$K$2]*[.I17]+[.$K$3]*[.I17]^3" office:value-type="float" office:value="0.00348653200006394" calcext:value-type="float">
            <text:p>0.00348653200006394</text:p>
          </table:table-cell>
          <table:table-cell table:formula="of:=1/MAX([.K17];0.000001)-273" office:value-type="float" office:value="13.8179612238353" calcext:value-type="float">
            <text:p>13.8179612238353</text:p>
          </table:table-cell>
          <table:table-cell table:formula="of:=[.L17]-[.G17]" office:value-type="float" office:value="0.0179612238353108" calcext:value-type="float">
            <text:p>0.0179612238353108</text:p>
          </table:table-cell>
          <table:table-cell table:number-columns-repeated="1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5490" calcext:value-type="float">
            <text:p>5490</text:p>
          </table:table-cell>
          <table:table-cell table:style-name="ce2" office:value-type="float" office:value="5480" calcext:value-type="float">
            <text:p>5480</text:p>
          </table:table-cell>
          <table:table-cell table:style-name="ce2" table:formula="of:=LN([.B18])" office:value-type="float" office:value="8.61068353450358" calcext:value-type="float">
            <text:p>8.61068353450358</text:p>
          </table:table-cell>
          <table:table-cell table:style-name="ce2" table:formula="of:=LN([.C18])" office:value-type="float" office:value="8.60886037994206" calcext:value-type="float">
            <text:p>8.60886037994206</text:p>
          </table:table-cell>
          <table:table-cell table:style-name="ce1"/>
          <table:table-cell table:style-name="ce6" office:value-type="float" office:value="14.8" calcext:value-type="float">
            <text:p>14.8</text:p>
          </table:table-cell>
          <table:table-cell table:style-name="ce2" table:formula="of:=[.G18]+273" office:value-type="float" office:value="287.8" calcext:value-type="float">
            <text:p>287.8</text:p>
          </table:table-cell>
          <table:table-cell table:style-name="ce34" office:value-type="float" office:value="9.679718805828" calcext:value-type="float">
            <text:p>9.6797</text:p>
          </table:table-cell>
          <table:table-cell table:formula="of:=1/[.H18]" office:value-type="float" office:value="0.00347463516330785" calcext:value-type="float">
            <text:p>0.00347463516330785</text:p>
          </table:table-cell>
          <table:table-cell table:formula="of:=[.$K$1]+[.$K$2]*[.I18]+[.$K$3]*[.I18]^3" office:value-type="float" office:value="0.00347318607347155" calcext:value-type="float">
            <text:p>0.00347318607347155</text:p>
          </table:table-cell>
          <table:table-cell table:formula="of:=1/MAX([.K18];0.000001)-273" office:value-type="float" office:value="14.9200765078712" calcext:value-type="float">
            <text:p>14.9200765078712</text:p>
          </table:table-cell>
          <table:table-cell table:formula="of:=[.L18]-[.G18]" office:value-type="float" office:value="0.120076507871158" calcext:value-type="float">
            <text:p>0.120076507871158</text:p>
          </table:table-cell>
          <table:table-cell table:number-columns-repeated="1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5910" calcext:value-type="float">
            <text:p>5910</text:p>
          </table:table-cell>
          <table:table-cell table:style-name="ce2" office:value-type="float" office:value="5930" calcext:value-type="float">
            <text:p>5930</text:p>
          </table:table-cell>
          <table:table-cell table:style-name="ce2" table:formula="of:=LN([.B19])" office:value-type="float" office:value="8.68440111040014" calcext:value-type="float">
            <text:p>8.68440111040014</text:p>
          </table:table-cell>
          <table:table-cell table:style-name="ce2" table:formula="of:=LN([.C19])" office:value-type="float" office:value="8.68777949199177" calcext:value-type="float">
            <text:p>8.68777949199177</text:p>
          </table:table-cell>
          <table:table-cell table:style-name="ce1"/>
          <table:table-cell table:style-name="ce6" office:value-type="float" office:value="14.8" calcext:value-type="float">
            <text:p>14.8</text:p>
          </table:table-cell>
          <table:table-cell table:style-name="ce2" table:formula="of:=[.G19]+273" office:value-type="float" office:value="287.8" calcext:value-type="float">
            <text:p>287.8</text:p>
          </table:table-cell>
          <table:table-cell table:style-name="ce34" office:value-type="float" office:value="9.66459564425378" calcext:value-type="float">
            <text:p>9.6646</text:p>
          </table:table-cell>
          <table:table-cell table:formula="of:=1/[.H19]" office:value-type="float" office:value="0.00347463516330785" calcext:value-type="float">
            <text:p>0.00347463516330785</text:p>
          </table:table-cell>
          <table:table-cell table:formula="of:=[.$K$1]+[.$K$2]*[.I19]+[.$K$3]*[.I19]^3" office:value-type="float" office:value="0.00346900363312193" calcext:value-type="float">
            <text:p>0.00346900363312193</text:p>
          </table:table-cell>
          <table:table-cell table:formula="of:=1/MAX([.K19];0.000001)-273" office:value-type="float" office:value="15.2672103459432" calcext:value-type="float">
            <text:p>15.2672103459432</text:p>
          </table:table-cell>
          <table:table-cell table:formula="of:=[.L19]-[.G19]" office:value-type="float" office:value="0.467210345943226" calcext:value-type="float">
            <text:p>0.467210345943226</text:p>
          </table:table-cell>
          <table:table-cell table:number-columns-repeated="1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6080" calcext:value-type="float">
            <text:p>6080</text:p>
          </table:table-cell>
          <table:table-cell table:style-name="ce2" office:value-type="float" office:value="6100" calcext:value-type="float">
            <text:p>6100</text:p>
          </table:table-cell>
          <table:table-cell table:style-name="ce2" table:formula="of:=LN([.B20])" office:value-type="float" office:value="8.71275997496021" calcext:value-type="float">
            <text:p>8.71275997496021</text:p>
          </table:table-cell>
          <table:table-cell table:style-name="ce2" table:formula="of:=LN([.C20])" office:value-type="float" office:value="8.7160440501614" calcext:value-type="float">
            <text:p>8.7160440501614</text:p>
          </table:table-cell>
          <table:table-cell table:style-name="ce1"/>
          <table:table-cell table:style-name="ce6" office:value-type="float" office:value="17.3" calcext:value-type="float">
            <text:p>17.3</text:p>
          </table:table-cell>
          <table:table-cell table:style-name="ce2" table:formula="of:=[.G20]+273" office:value-type="float" office:value="290.3" calcext:value-type="float">
            <text:p>290.3</text:p>
          </table:table-cell>
          <table:table-cell table:style-name="ce34" office:value-type="float" office:value="9.58946150474475" calcext:value-type="float">
            <text:p>9.5895</text:p>
          </table:table-cell>
          <table:table-cell table:formula="of:=1/[.H20]" office:value-type="float" office:value="0.0034447123665174" calcext:value-type="float">
            <text:p>0.0034447123665174</text:p>
          </table:table-cell>
          <table:table-cell table:formula="of:=[.$K$1]+[.$K$2]*[.I20]+[.$K$3]*[.I20]^3" office:value-type="float" office:value="0.00344824478218234" calcext:value-type="float">
            <text:p>0.00344824478218234</text:p>
          </table:table-cell>
          <table:table-cell table:formula="of:=1/MAX([.K20];0.000001)-273" office:value-type="float" office:value="17.0026138420243" calcext:value-type="float">
            <text:p>17.0026138420243</text:p>
          </table:table-cell>
          <table:table-cell table:formula="of:=[.L20]-[.G20]" office:value-type="float" office:value="-0.297386157975712" calcext:value-type="float">
            <text:p>-0.297386157975712</text:p>
          </table:table-cell>
          <table:table-cell table:number-columns-repeated="12"/>
        </table:table-row>
        <table:table-row table:style-name="ro1">
          <table:table-cell table:style-name="ce2" office:value-type="float" office:value="37.8" calcext:value-type="float">
            <text:p>37.8</text:p>
          </table:table-cell>
          <table:table-cell table:style-name="ce2" office:value-type="float" office:value="6400" calcext:value-type="float">
            <text:p>6400</text:p>
          </table:table-cell>
          <table:table-cell table:style-name="ce2" office:value-type="float" office:value="6500" calcext:value-type="float">
            <text:p>6500</text:p>
          </table:table-cell>
          <table:table-cell table:style-name="ce2" table:formula="of:=LN([.B21])" office:value-type="float" office:value="8.76405326934776" calcext:value-type="float">
            <text:p>8.76405326934776</text:p>
          </table:table-cell>
          <table:table-cell table:style-name="ce2" table:formula="of:=LN([.C21])" office:value-type="float" office:value="8.77955745588373" calcext:value-type="float">
            <text:p>8.77955745588373</text:p>
          </table:table-cell>
          <table:table-cell table:style-name="ce1"/>
          <table:table-cell table:style-name="ce6" office:value-type="float" office:value="17.3" calcext:value-type="float">
            <text:p>17.3</text:p>
          </table:table-cell>
          <table:table-cell table:style-name="ce2" table:formula="of:=[.G21]+273" office:value-type="float" office:value="290.3" calcext:value-type="float">
            <text:p>290.3</text:p>
          </table:table-cell>
          <table:table-cell table:style-name="ce34" office:value-type="float" office:value="9.57080811415361" calcext:value-type="float">
            <text:p>9.5708</text:p>
          </table:table-cell>
          <table:table-cell table:formula="of:=1/[.H21]" office:value-type="float" office:value="0.0034447123665174" calcext:value-type="float">
            <text:p>0.0034447123665174</text:p>
          </table:table-cell>
          <table:table-cell table:formula="of:=[.$K$1]+[.$K$2]*[.I21]+[.$K$3]*[.I21]^3" office:value-type="float" office:value="0.00344309620353647" calcext:value-type="float">
            <text:p>0.00344309620353647</text:p>
          </table:table-cell>
          <table:table-cell table:formula="of:=1/MAX([.K21];0.000001)-273" office:value-type="float" office:value="17.4362645960574" calcext:value-type="float">
            <text:p>17.4362645960574</text:p>
          </table:table-cell>
          <table:table-cell table:formula="of:=[.L21]-[.G21]" office:value-type="float" office:value="0.136264596057412" calcext:value-type="float">
            <text:p>0.136264596057412</text:p>
          </table:table-cell>
          <table:table-cell table:number-columns-repeated="12"/>
        </table:table-row>
        <table:table-row table:style-name="ro1">
          <table:table-cell table:style-name="ce2" office:value-type="float" office:value="32.2" calcext:value-type="float">
            <text:p>32.2</text:p>
          </table:table-cell>
          <table:table-cell table:style-name="ce2" office:value-type="float" office:value="7520" calcext:value-type="float">
            <text:p>7520</text:p>
          </table:table-cell>
          <table:table-cell table:style-name="ce2" office:value-type="float" office:value="7570" calcext:value-type="float">
            <text:p>7570</text:p>
          </table:table-cell>
          <table:table-cell table:style-name="ce2" table:formula="of:=LN([.B22])" office:value-type="float" office:value="8.92532141694389" calcext:value-type="float">
            <text:p>8.92532141694389</text:p>
          </table:table-cell>
          <table:table-cell table:style-name="ce2" table:formula="of:=LN([.C22])" office:value-type="float" office:value="8.9319483464315" calcext:value-type="float">
            <text:p>8.9319483464315</text:p>
          </table:table-cell>
          <table:table-cell table:style-name="ce1"/>
          <table:table-cell table:style-name="ce6" office:value-type="float" office:value="18.6" calcext:value-type="float">
            <text:p>18.6</text:p>
          </table:table-cell>
          <table:table-cell table:style-name="ce2" table:formula="of:=[.G22]+273" office:value-type="float" office:value="291.6" calcext:value-type="float">
            <text:p>291.6</text:p>
          </table:table-cell>
          <table:table-cell table:style-name="ce34" office:value-type="float" office:value="9.51118543095424" calcext:value-type="float">
            <text:p>9.5112</text:p>
          </table:table-cell>
          <table:table-cell table:formula="of:=1/[.H22]" office:value-type="float" office:value="0.00342935528120713" calcext:value-type="float">
            <text:p>0.00342935528120713</text:p>
          </table:table-cell>
          <table:table-cell table:formula="of:=[.$K$1]+[.$K$2]*[.I22]+[.$K$3]*[.I22]^3" office:value-type="float" office:value="0.00342665330252187" calcext:value-type="float">
            <text:p>0.00342665330252187</text:p>
          </table:table-cell>
          <table:table-cell table:formula="of:=1/MAX([.K22];0.000001)-273" office:value-type="float" office:value="18.8299319233848" calcext:value-type="float">
            <text:p>18.8299319233848</text:p>
          </table:table-cell>
          <table:table-cell table:formula="of:=[.L22]-[.G22]" office:value-type="float" office:value="0.229931923384775" calcext:value-type="float">
            <text:p>0.229931923384775</text:p>
          </table:table-cell>
          <table:table-cell table:number-columns-repeated="12"/>
        </table:table-row>
        <table:table-row table:style-name="ro1">
          <table:table-cell table:style-name="ce2" office:value-type="float" office:value="31.1" calcext:value-type="float">
            <text:p>31.1</text:p>
          </table:table-cell>
          <table:table-cell table:style-name="ce2" office:value-type="float" office:value="7830" calcext:value-type="float">
            <text:p>7830</text:p>
          </table:table-cell>
          <table:table-cell table:style-name="ce2" office:value-type="float" office:value="7910" calcext:value-type="float">
            <text:p>7910</text:p>
          </table:table-cell>
          <table:table-cell table:style-name="ce2" table:formula="of:=LN([.B23])" office:value-type="float" office:value="8.96571778898485" calcext:value-type="float">
            <text:p>8.96571778898485</text:p>
          </table:table-cell>
          <table:table-cell table:style-name="ce2" table:formula="of:=LN([.C23])" office:value-type="float" office:value="8.9758830607617" calcext:value-type="float">
            <text:p>8.9758830607617</text:p>
          </table:table-cell>
          <table:table-cell table:style-name="ce1"/>
          <table:table-cell table:style-name="ce6" office:value-type="float" office:value="18.6" calcext:value-type="float">
            <text:p>18.6</text:p>
          </table:table-cell>
          <table:table-cell table:style-name="ce2" table:formula="of:=[.G23]+273" office:value-type="float" office:value="291.6" calcext:value-type="float">
            <text:p>291.6</text:p>
          </table:table-cell>
          <table:table-cell table:style-name="ce34" office:value-type="float" office:value="9.50747760319872" calcext:value-type="float">
            <text:p>9.5075</text:p>
          </table:table-cell>
          <table:table-cell table:formula="of:=1/[.H23]" office:value-type="float" office:value="0.00342935528120713" calcext:value-type="float">
            <text:p>0.00342935528120713</text:p>
          </table:table-cell>
          <table:table-cell table:formula="of:=[.$K$1]+[.$K$2]*[.I23]+[.$K$3]*[.I23]^3" office:value-type="float" office:value="0.00342563143712218" calcext:value-type="float">
            <text:p>0.00342563143712218</text:p>
          </table:table-cell>
          <table:table-cell table:formula="of:=1/MAX([.K23];0.000001)-273" office:value-type="float" office:value="18.9169847530605" calcext:value-type="float">
            <text:p>18.9169847530605</text:p>
          </table:table-cell>
          <table:table-cell table:formula="of:=[.L23]-[.G23]" office:value-type="float" office:value="0.316984753060488" calcext:value-type="float">
            <text:p>0.316984753060488</text:p>
          </table:table-cell>
          <table:table-cell table:number-columns-repeated="12"/>
        </table:table-row>
        <table:table-row table:style-name="ro1">
          <table:table-cell table:style-name="ce2" office:value-type="float" office:value="30.6" calcext:value-type="float">
            <text:p>30.6</text:p>
          </table:table-cell>
          <table:table-cell table:style-name="ce2" office:value-type="float" office:value="8030" calcext:value-type="float">
            <text:p>8030</text:p>
          </table:table-cell>
          <table:table-cell table:style-name="ce2" office:value-type="float" office:value="8110" calcext:value-type="float">
            <text:p>8110</text:p>
          </table:table-cell>
          <table:table-cell table:style-name="ce2" table:formula="of:=LN([.B24])" office:value-type="float" office:value="8.99093980694081" calcext:value-type="float">
            <text:p>8.99093980694081</text:p>
          </table:table-cell>
          <table:table-cell table:style-name="ce2" table:formula="of:=LN([.C24])" office:value-type="float" office:value="9.00085314710946" calcext:value-type="float">
            <text:p>9.00085314710946</text:p>
          </table:table-cell>
          <table:table-cell table:style-name="ce1"/>
          <table:table-cell table:style-name="ce6" office:value-type="float" office:value="20.4" calcext:value-type="float">
            <text:p>20.4</text:p>
          </table:table-cell>
          <table:table-cell table:style-name="ce2" table:formula="of:=[.G24]+273" office:value-type="float" office:value="293.4" calcext:value-type="float">
            <text:p>293.4</text:p>
          </table:table-cell>
          <table:table-cell table:style-name="ce34" office:value-type="float" office:value="9.38008314656328" calcext:value-type="float">
            <text:p>9.3801</text:p>
          </table:table-cell>
          <table:table-cell table:formula="of:=1/[.H24]" office:value-type="float" office:value="0.00340831629175188" calcext:value-type="float">
            <text:p>0.00340831629175188</text:p>
          </table:table-cell>
          <table:table-cell table:formula="of:=[.$K$1]+[.$K$2]*[.I24]+[.$K$3]*[.I24]^3" office:value-type="float" office:value="0.00339057062279802" calcext:value-type="float">
            <text:p>0.00339057062279802</text:p>
          </table:table-cell>
          <table:table-cell table:formula="of:=1/MAX([.K24];0.000001)-273" office:value-type="float" office:value="21.9356056104697" calcext:value-type="float">
            <text:p>21.9356056104697</text:p>
          </table:table-cell>
          <table:table-cell table:formula="of:=[.L24]-[.G24]" office:value-type="float" office:value="1.53560561046974" calcext:value-type="float">
            <text:p>1.53560561046974</text:p>
          </table:table-cell>
          <table:table-cell table:number-columns-repeated="12"/>
        </table:table-row>
        <table:table-row table:style-name="ro1">
          <table:table-cell table:style-name="ce2" office:value-type="float" office:value="27.4" calcext:value-type="float">
            <text:p>27.4</text:p>
          </table:table-cell>
          <table:table-cell table:style-name="ce2" office:value-type="float" office:value="9130" calcext:value-type="float">
            <text:p>9130</text:p>
          </table:table-cell>
          <table:table-cell table:style-name="ce2" office:value-type="float" office:value="9180" calcext:value-type="float">
            <text:p>9180</text:p>
          </table:table-cell>
          <table:table-cell table:style-name="ce2" table:formula="of:=LN([.B25])" office:value-type="float" office:value="9.11932097358901" calcext:value-type="float">
            <text:p>9.11932097358901</text:p>
          </table:table-cell>
          <table:table-cell table:style-name="ce2" table:formula="of:=LN([.C25])" office:value-type="float" office:value="9.12478248361454" calcext:value-type="float">
            <text:p>9.12478248361454</text:p>
          </table:table-cell>
          <table:table-cell table:style-name="ce1"/>
          <table:table-cell table:style-name="ce6" office:value-type="float" office:value="20.4" calcext:value-type="float">
            <text:p>20.4</text:p>
          </table:table-cell>
          <table:table-cell table:style-name="ce2" table:formula="of:=[.G25]+273" office:value-type="float" office:value="293.4" calcext:value-type="float">
            <text:p>293.4</text:p>
          </table:table-cell>
          <table:table-cell table:style-name="ce34" office:value-type="float" office:value="9.38008314656328" calcext:value-type="float">
            <text:p>9.3801</text:p>
          </table:table-cell>
          <table:table-cell table:formula="of:=1/[.H25]" office:value-type="float" office:value="0.00340831629175188" calcext:value-type="float">
            <text:p>0.00340831629175188</text:p>
          </table:table-cell>
          <table:table-cell table:formula="of:=[.$K$1]+[.$K$2]*[.I25]+[.$K$3]*[.I25]^3" office:value-type="float" office:value="0.00339057062279802" calcext:value-type="float">
            <text:p>0.00339057062279802</text:p>
          </table:table-cell>
          <table:table-cell table:formula="of:=1/MAX([.K25];0.000001)-273" office:value-type="float" office:value="21.9356056104697" calcext:value-type="float">
            <text:p>21.9356056104697</text:p>
          </table:table-cell>
          <table:table-cell table:formula="of:=[.L25]-[.G25]" office:value-type="float" office:value="1.53560561046974" calcext:value-type="float">
            <text:p>1.53560561046974</text:p>
          </table:table-cell>
          <table:table-cell table:number-columns-repeated="12"/>
        </table:table-row>
        <table:table-row table:style-name="ro1">
          <table:table-cell table:style-name="ce2" office:value-type="float" office:value="25.1" calcext:value-type="float">
            <text:p>25.1</text:p>
          </table:table-cell>
          <table:table-cell table:number-columns-repeated="2" table:style-name="ce2" office:value-type="float" office:value="10100" calcext:value-type="float">
            <text:p>10100</text:p>
          </table:table-cell>
          <table:table-cell table:style-name="ce2" table:formula="of:=LN([.B26])" office:value-type="float" office:value="9.22029070282935" calcext:value-type="float">
            <text:p>9.22029070282935</text:p>
          </table:table-cell>
          <table:table-cell table:style-name="ce2" table:formula="of:=LN([.C26])" office:value-type="float" office:value="9.22029070282935" calcext:value-type="float">
            <text:p>9.22029070282935</text:p>
          </table:table-cell>
          <table:table-cell table:style-name="ce1"/>
          <table:table-cell table:style-name="ce6" office:value-type="float" office:value="23.1" calcext:value-type="float">
            <text:p>23.1</text:p>
          </table:table-cell>
          <table:table-cell table:style-name="ce2" table:formula="of:=[.G26]+273" office:value-type="float" office:value="296.1" calcext:value-type="float">
            <text:p>296.1</text:p>
          </table:table-cell>
          <table:table-cell table:style-name="ce34" office:value-type="float" office:value="9.3101857069459" calcext:value-type="float">
            <text:p>9.3102</text:p>
          </table:table-cell>
          <table:table-cell table:formula="of:=1/[.H26]" office:value-type="float" office:value="0.00337723741979061" calcext:value-type="float">
            <text:p>0.00337723741979061</text:p>
          </table:table-cell>
          <table:table-cell table:formula="of:=[.$K$1]+[.$K$2]*[.I26]+[.$K$3]*[.I26]^3" office:value-type="float" office:value="0.00337137374298995" calcext:value-type="float">
            <text:p>0.00337137374298995</text:p>
          </table:table-cell>
          <table:table-cell table:formula="of:=1/MAX([.K26];0.000001)-273" office:value-type="float" office:value="23.6149932440112" calcext:value-type="float">
            <text:p>23.6149932440112</text:p>
          </table:table-cell>
          <table:table-cell table:formula="of:=[.L26]-[.G26]" office:value-type="float" office:value="0.514993244011201" calcext:value-type="float">
            <text:p>0.514993244011201</text:p>
          </table:table-cell>
          <table:table-cell table:number-columns-repeated="12"/>
        </table:table-row>
        <table:table-row table:style-name="ro1">
          <table:table-cell table:style-name="ce2" office:value-type="float" office:value="23.1" calcext:value-type="float">
            <text:p>23.1</text:p>
          </table:table-cell>
          <table:table-cell table:number-columns-repeated="2" table:style-name="ce2" office:value-type="float" office:value="11050" calcext:value-type="float">
            <text:p>11050</text:p>
          </table:table-cell>
          <table:table-cell table:style-name="ce2" table:formula="of:=LN([.B27])" office:value-type="float" office:value="9.3101857069459" calcext:value-type="float">
            <text:p>9.3101857069459</text:p>
          </table:table-cell>
          <table:table-cell table:style-name="ce2" table:formula="of:=LN([.C27])" office:value-type="float" office:value="9.3101857069459" calcext:value-type="float">
            <text:p>9.3101857069459</text:p>
          </table:table-cell>
          <table:table-cell table:style-name="ce1"/>
          <table:table-cell table:style-name="ce6" office:value-type="float" office:value="23.1" calcext:value-type="float">
            <text:p>23.1</text:p>
          </table:table-cell>
          <table:table-cell table:style-name="ce2" table:formula="of:=[.G27]+273" office:value-type="float" office:value="296.1" calcext:value-type="float">
            <text:p>296.1</text:p>
          </table:table-cell>
          <table:table-cell table:style-name="ce34" office:value-type="float" office:value="9.3101857069459" calcext:value-type="float">
            <text:p>9.3102</text:p>
          </table:table-cell>
          <table:table-cell table:formula="of:=1/[.H27]" office:value-type="float" office:value="0.00337723741979061" calcext:value-type="float">
            <text:p>0.00337723741979061</text:p>
          </table:table-cell>
          <table:table-cell table:formula="of:=[.$K$1]+[.$K$2]*[.I27]+[.$K$3]*[.I27]^3" office:value-type="float" office:value="0.00337137374298995" calcext:value-type="float">
            <text:p>0.00337137374298995</text:p>
          </table:table-cell>
          <table:table-cell table:formula="of:=1/MAX([.K27];0.000001)-273" office:value-type="float" office:value="23.6149932440112" calcext:value-type="float">
            <text:p>23.6149932440112</text:p>
          </table:table-cell>
          <table:table-cell table:formula="of:=[.L27]-[.G27]" office:value-type="float" office:value="0.514993244011201" calcext:value-type="float">
            <text:p>0.514993244011201</text:p>
          </table:table-cell>
          <table:table-cell table:number-columns-repeated="12"/>
        </table:table-row>
        <table:table-row table:style-name="ro1">
          <table:table-cell table:style-name="ce2" office:value-type="float" office:value="20.4" calcext:value-type="float">
            <text:p>20.4</text:p>
          </table:table-cell>
          <table:table-cell table:number-columns-repeated="2" table:style-name="ce2" office:value-type="float" office:value="11850" calcext:value-type="float">
            <text:p>11850</text:p>
          </table:table-cell>
          <table:table-cell table:style-name="ce2" table:formula="of:=LN([.B28])" office:value-type="float" office:value="9.38008314656328" calcext:value-type="float">
            <text:p>9.38008314656328</text:p>
          </table:table-cell>
          <table:table-cell table:style-name="ce2" table:formula="of:=LN([.C28])" office:value-type="float" office:value="9.38008314656328" calcext:value-type="float">
            <text:p>9.38008314656328</text:p>
          </table:table-cell>
          <table:table-cell table:style-name="ce1"/>
          <table:table-cell table:style-name="ce6" office:value-type="float" office:value="25.1" calcext:value-type="float">
            <text:p>25.1</text:p>
          </table:table-cell>
          <table:table-cell table:style-name="ce2" table:formula="of:=[.G28]+273" office:value-type="float" office:value="298.1" calcext:value-type="float">
            <text:p>298.1</text:p>
          </table:table-cell>
          <table:table-cell table:style-name="ce34" office:value-type="float" office:value="9.22029070282935" calcext:value-type="float">
            <text:p>9.2203</text:p>
          </table:table-cell>
          <table:table-cell table:formula="of:=1/[.H28]" office:value-type="float" office:value="0.00335457900033546" calcext:value-type="float">
            <text:p>0.00335457900033546</text:p>
          </table:table-cell>
          <table:table-cell table:formula="of:=[.$K$1]+[.$K$2]*[.I28]+[.$K$3]*[.I28]^3" office:value-type="float" office:value="0.00334672581641036" calcext:value-type="float">
            <text:p>0.00334672581641036</text:p>
          </table:table-cell>
          <table:table-cell table:formula="of:=1/MAX([.K28];0.000001)-273" office:value-type="float" office:value="25.7994998265447" calcext:value-type="float">
            <text:p>25.7994998265447</text:p>
          </table:table-cell>
          <table:table-cell table:formula="of:=[.L28]-[.G28]" office:value-type="float" office:value="0.699499826544717" calcext:value-type="float">
            <text:p>0.699499826544717</text:p>
          </table:table-cell>
          <table:table-cell table:number-columns-repeated="12"/>
        </table:table-row>
        <table:table-row table:style-name="ro1"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13510" calcext:value-type="float">
            <text:p>13510</text:p>
          </table:table-cell>
          <table:table-cell table:style-name="ce2" office:value-type="float" office:value="13460" calcext:value-type="float">
            <text:p>13460</text:p>
          </table:table-cell>
          <table:table-cell table:style-name="ce2" table:formula="of:=LN([.B29])" office:value-type="float" office:value="9.51118543095424" calcext:value-type="float">
            <text:p>9.51118543095424</text:p>
          </table:table-cell>
          <table:table-cell table:style-name="ce2" table:formula="of:=LN([.C29])" office:value-type="float" office:value="9.50747760319872" calcext:value-type="float">
            <text:p>9.50747760319872</text:p>
          </table:table-cell>
          <table:table-cell table:style-name="ce1"/>
          <table:table-cell table:style-name="ce6" office:value-type="float" office:value="25.1" calcext:value-type="float">
            <text:p>25.1</text:p>
          </table:table-cell>
          <table:table-cell table:style-name="ce2" table:formula="of:=[.G29]+273" office:value-type="float" office:value="298.1" calcext:value-type="float">
            <text:p>298.1</text:p>
          </table:table-cell>
          <table:table-cell table:style-name="ce34" office:value-type="float" office:value="9.22029070282935" calcext:value-type="float">
            <text:p>9.2203</text:p>
          </table:table-cell>
          <table:table-cell table:formula="of:=1/[.H29]" office:value-type="float" office:value="0.00335457900033546" calcext:value-type="float">
            <text:p>0.00335457900033546</text:p>
          </table:table-cell>
          <table:table-cell table:formula="of:=[.$K$1]+[.$K$2]*[.I29]+[.$K$3]*[.I29]^3" office:value-type="float" office:value="0.00334672581641036" calcext:value-type="float">
            <text:p>0.00334672581641036</text:p>
          </table:table-cell>
          <table:table-cell table:formula="of:=1/MAX([.K29];0.000001)-273" office:value-type="float" office:value="25.7994998265447" calcext:value-type="float">
            <text:p>25.7994998265447</text:p>
          </table:table-cell>
          <table:table-cell table:formula="of:=[.L29]-[.G29]" office:value-type="float" office:value="0.699499826544717" calcext:value-type="float">
            <text:p>0.699499826544717</text:p>
          </table:table-cell>
          <table:table-cell table:number-columns-repeated="12"/>
        </table:table-row>
        <table:table-row table:style-name="ro1"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14610" calcext:value-type="float">
            <text:p>14610</text:p>
          </table:table-cell>
          <table:table-cell table:style-name="ce2" office:value-type="float" office:value="14340" calcext:value-type="float">
            <text:p>14340</text:p>
          </table:table-cell>
          <table:table-cell table:style-name="ce2" table:formula="of:=LN([.B30])" office:value-type="float" office:value="9.58946150474475" calcext:value-type="float">
            <text:p>9.58946150474475</text:p>
          </table:table-cell>
          <table:table-cell table:style-name="ce2" table:formula="of:=LN([.C30])" office:value-type="float" office:value="9.57080811415361" calcext:value-type="float">
            <text:p>9.57080811415361</text:p>
          </table:table-cell>
          <table:table-cell table:style-name="ce1"/>
          <table:table-cell table:style-name="ce6" office:value-type="float" office:value="27.4" calcext:value-type="float">
            <text:p>27.4</text:p>
          </table:table-cell>
          <table:table-cell table:style-name="ce2" table:formula="of:=[.G30]+273" office:value-type="float" office:value="300.4" calcext:value-type="float">
            <text:p>300.4</text:p>
          </table:table-cell>
          <table:table-cell table:style-name="ce34" office:value-type="float" office:value="9.11932097358901" calcext:value-type="float">
            <text:p>9.1193</text:p>
          </table:table-cell>
          <table:table-cell table:formula="of:=1/[.H30]" office:value-type="float" office:value="0.0033288948069241" calcext:value-type="float">
            <text:p>0.0033288948069241</text:p>
          </table:table-cell>
          <table:table-cell table:formula="of:=[.$K$1]+[.$K$2]*[.I30]+[.$K$3]*[.I30]^3" office:value-type="float" office:value="0.00331909605629545" calcext:value-type="float">
            <text:p>0.00331909605629545</text:p>
          </table:table-cell>
          <table:table-cell table:formula="of:=1/MAX([.K30];0.000001)-273" office:value-type="float" office:value="28.2868513109962" calcext:value-type="float">
            <text:p>28.2868513109962</text:p>
          </table:table-cell>
          <table:table-cell table:formula="of:=[.L30]-[.G30]" office:value-type="float" office:value="0.886851310996214" calcext:value-type="float">
            <text:p>0.886851310996214</text:p>
          </table:table-cell>
          <table:table-cell table:number-columns-repeated="12"/>
        </table:table-row>
        <table:table-row table:style-name="ro1"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15990" calcext:value-type="float">
            <text:p>15990</text:p>
          </table:table-cell>
          <table:table-cell table:style-name="ce2" office:value-type="float" office:value="15750" calcext:value-type="float">
            <text:p>15750</text:p>
          </table:table-cell>
          <table:table-cell table:style-name="ce2" table:formula="of:=LN([.B31])" office:value-type="float" office:value="9.679718805828" calcext:value-type="float">
            <text:p>9.679718805828</text:p>
          </table:table-cell>
          <table:table-cell table:style-name="ce2" table:formula="of:=LN([.C31])" office:value-type="float" office:value="9.66459564425378" calcext:value-type="float">
            <text:p>9.66459564425378</text:p>
          </table:table-cell>
          <table:table-cell table:style-name="ce1"/>
          <table:table-cell table:style-name="ce6" office:value-type="float" office:value="27.4" calcext:value-type="float">
            <text:p>27.4</text:p>
          </table:table-cell>
          <table:table-cell table:style-name="ce2" table:formula="of:=[.G31]+273" office:value-type="float" office:value="300.4" calcext:value-type="float">
            <text:p>300.4</text:p>
          </table:table-cell>
          <table:table-cell table:style-name="ce34" office:value-type="float" office:value="9.12478248361454" calcext:value-type="float">
            <text:p>9.1248</text:p>
          </table:table-cell>
          <table:table-cell table:formula="of:=1/[.H31]" office:value-type="float" office:value="0.0033288948069241" calcext:value-type="float">
            <text:p>0.0033288948069241</text:p>
          </table:table-cell>
          <table:table-cell table:formula="of:=[.$K$1]+[.$K$2]*[.I31]+[.$K$3]*[.I31]^3" office:value-type="float" office:value="0.00332058909514879" calcext:value-type="float">
            <text:p>0.00332058909514879</text:p>
          </table:table-cell>
          <table:table-cell table:formula="of:=1/MAX([.K31];0.000001)-273" office:value-type="float" office:value="28.1513834882333" calcext:value-type="float">
            <text:p>28.1513834882333</text:p>
          </table:table-cell>
          <table:table-cell table:formula="of:=[.L31]-[.G31]" office:value-type="float" office:value="0.751383488233309" calcext:value-type="float">
            <text:p>0.751383488233309</text:p>
          </table:table-cell>
          <table:table-cell table:number-columns-repeated="12"/>
        </table:table-row>
        <table:table-row table:style-name="ro1"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7100" calcext:value-type="float">
            <text:p>17100</text:p>
          </table:table-cell>
          <table:table-cell table:style-name="ce2" office:value-type="float" office:value="16780" calcext:value-type="float">
            <text:p>16780</text:p>
          </table:table-cell>
          <table:table-cell table:style-name="ce2" table:formula="of:=LN([.B32])" office:value-type="float" office:value="9.74683374249075" calcext:value-type="float">
            <text:p>9.74683374249075</text:p>
          </table:table-cell>
          <table:table-cell table:style-name="ce2" table:formula="of:=LN([.C32])" office:value-type="float" office:value="9.7279429800212" calcext:value-type="float">
            <text:p>9.7279429800212</text:p>
          </table:table-cell>
          <table:table-cell table:style-name="ce1"/>
          <table:table-cell table:style-name="ce6" office:value-type="float" office:value="30.6" calcext:value-type="float">
            <text:p>30.6</text:p>
          </table:table-cell>
          <table:table-cell table:style-name="ce2" table:formula="of:=[.G32]+273" office:value-type="float" office:value="303.6" calcext:value-type="float">
            <text:p>303.6</text:p>
          </table:table-cell>
          <table:table-cell table:style-name="ce34" office:value-type="float" office:value="8.99093980694081" calcext:value-type="float">
            <text:p>8.9909</text:p>
          </table:table-cell>
          <table:table-cell table:formula="of:=1/[.H32]" office:value-type="float" office:value="0.00329380764163373" calcext:value-type="float">
            <text:p>0.00329380764163373</text:p>
          </table:table-cell>
          <table:table-cell table:formula="of:=[.$K$1]+[.$K$2]*[.I32]+[.$K$3]*[.I32]^3" office:value-type="float" office:value="0.00328404792710159" calcext:value-type="float">
            <text:p>0.00328404792710159</text:p>
          </table:table-cell>
          <table:table-cell table:formula="of:=1/MAX([.K32];0.000001)-273" office:value-type="float" office:value="31.5022552038616" calcext:value-type="float">
            <text:p>31.5022552038616</text:p>
          </table:table-cell>
          <table:table-cell table:formula="of:=[.L32]-[.G32]" office:value-type="float" office:value="0.902255203861635" calcext:value-type="float">
            <text:p>0.902255203861635</text:p>
          </table:table-cell>
          <table:table-cell table:number-columns-repeated="12"/>
        </table:table-row>
        <table:table-row table:style-name="ro1"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8790" calcext:value-type="float">
            <text:p>18790</text:p>
          </table:table-cell>
          <table:table-cell table:style-name="ce2" office:value-type="float" office:value="18850" calcext:value-type="float">
            <text:p>18850</text:p>
          </table:table-cell>
          <table:table-cell table:style-name="ce2" table:formula="of:=LN([.B33])" office:value-type="float" office:value="9.84108009240751" calcext:value-type="float">
            <text:p>9.84108009240751</text:p>
          </table:table-cell>
          <table:table-cell table:style-name="ce2" table:formula="of:=LN([.C33])" office:value-type="float" office:value="9.84426819287616" calcext:value-type="float">
            <text:p>9.84426819287616</text:p>
          </table:table-cell>
          <table:table-cell table:style-name="ce1"/>
          <table:table-cell table:style-name="ce6" office:value-type="float" office:value="30.6" calcext:value-type="float">
            <text:p>30.6</text:p>
          </table:table-cell>
          <table:table-cell table:style-name="ce2" table:formula="of:=[.G33]+273" office:value-type="float" office:value="303.6" calcext:value-type="float">
            <text:p>303.6</text:p>
          </table:table-cell>
          <table:table-cell table:style-name="ce34" office:value-type="float" office:value="9.00085314710946" calcext:value-type="float">
            <text:p>9.0009</text:p>
          </table:table-cell>
          <table:table-cell table:formula="of:=1/[.H33]" office:value-type="float" office:value="0.00329380764163373" calcext:value-type="float">
            <text:p>0.00329380764163373</text:p>
          </table:table-cell>
          <table:table-cell table:formula="of:=[.$K$1]+[.$K$2]*[.I33]+[.$K$3]*[.I33]^3" office:value-type="float" office:value="0.00328675100606505" calcext:value-type="float">
            <text:p>0.00328675100606505</text:p>
          </table:table-cell>
          <table:table-cell table:formula="of:=1/MAX([.K33];0.000001)-273" office:value-type="float" office:value="31.2518274596094" calcext:value-type="float">
            <text:p>31.2518274596094</text:p>
          </table:table-cell>
          <table:table-cell table:formula="of:=[.L33]-[.G33]" office:value-type="float" office:value="0.651827459609443" calcext:value-type="float">
            <text:p>0.651827459609443</text:p>
          </table:table-cell>
          <table:table-cell table:number-columns-repeated="12"/>
        </table:table-row>
        <table:table-row table:style-name="ro1"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9580" calcext:value-type="float">
            <text:p>19580</text:p>
          </table:table-cell>
          <table:table-cell table:style-name="ce2" office:value-type="float" office:value="19290" calcext:value-type="float">
            <text:p>19290</text:p>
          </table:table-cell>
          <table:table-cell table:style-name="ce2" table:formula="of:=LN([.B34])" office:value-type="float" office:value="9.8822639160845" calcext:value-type="float">
            <text:p>9.8822639160845</text:p>
          </table:table-cell>
          <table:table-cell table:style-name="ce2" table:formula="of:=LN([.C34])" office:value-type="float" office:value="9.86734210589978" calcext:value-type="float">
            <text:p>9.86734210589978</text:p>
          </table:table-cell>
          <table:table-cell table:style-name="ce1"/>
          <table:table-cell table:style-name="ce6" office:value-type="float" office:value="31.1" calcext:value-type="float">
            <text:p>31.1</text:p>
          </table:table-cell>
          <table:table-cell table:style-name="ce2" table:formula="of:=[.G34]+273" office:value-type="float" office:value="304.1" calcext:value-type="float">
            <text:p>304.1</text:p>
          </table:table-cell>
          <table:table-cell table:style-name="ce34" office:value-type="float" office:value="8.96571778898485" calcext:value-type="float">
            <text:p>8.9657</text:p>
          </table:table-cell>
          <table:table-cell table:formula="of:=1/[.H34]" office:value-type="float" office:value="0.00328839197632358" calcext:value-type="float">
            <text:p>0.00328839197632358</text:p>
          </table:table-cell>
          <table:table-cell table:formula="of:=[.$K$1]+[.$K$2]*[.I34]+[.$K$3]*[.I34]^3" office:value-type="float" office:value="0.00327717307009924" calcext:value-type="float">
            <text:p>0.00327717307009924</text:p>
          </table:table-cell>
          <table:table-cell table:formula="of:=1/MAX([.K34];0.000001)-273" office:value-type="float" office:value="32.1410403447863" calcext:value-type="float">
            <text:p>32.1410403447863</text:p>
          </table:table-cell>
          <table:table-cell table:formula="of:=[.L34]-[.G34]" office:value-type="float" office:value="1.04104034478629" calcext:value-type="float">
            <text:p>1.04104034478629</text:p>
          </table:table-cell>
          <table:table-cell table:number-columns-repeated="12"/>
        </table:table-row>
        <table:table-row table:style-name="ro1"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21500" calcext:value-type="float">
            <text:p>21500</text:p>
          </table:table-cell>
          <table:table-cell table:style-name="ce2" office:value-type="float" office:value="20850" calcext:value-type="float">
            <text:p>20850</text:p>
          </table:table-cell>
          <table:table-cell table:style-name="ce2" table:formula="of:=LN([.B35])" office:value-type="float" office:value="9.97580821411575" calcext:value-type="float">
            <text:p>9.97580821411575</text:p>
          </table:table-cell>
          <table:table-cell table:style-name="ce2" table:formula="of:=LN([.C35])" office:value-type="float" office:value="9.94510922722695" calcext:value-type="float">
            <text:p>9.94510922722695</text:p>
          </table:table-cell>
          <table:table-cell table:style-name="ce1"/>
          <table:table-cell table:style-name="ce6" office:value-type="float" office:value="31.1" calcext:value-type="float">
            <text:p>31.1</text:p>
          </table:table-cell>
          <table:table-cell table:style-name="ce2" table:formula="of:=[.G35]+273" office:value-type="float" office:value="304.1" calcext:value-type="float">
            <text:p>304.1</text:p>
          </table:table-cell>
          <table:table-cell table:style-name="ce34" office:value-type="float" office:value="8.9758830607617" calcext:value-type="float">
            <text:p>8.9759</text:p>
          </table:table-cell>
          <table:table-cell table:formula="of:=1/[.H35]" office:value-type="float" office:value="0.00328839197632358" calcext:value-type="float">
            <text:p>0.00328839197632358</text:p>
          </table:table-cell>
          <table:table-cell table:formula="of:=[.$K$1]+[.$K$2]*[.I35]+[.$K$3]*[.I35]^3" office:value-type="float" office:value="0.00327994343198674" calcext:value-type="float">
            <text:p>0.00327994343198674</text:p>
          </table:table-cell>
          <table:table-cell table:formula="of:=1/MAX([.K35];0.000001)-273" office:value-type="float" office:value="31.8833069033376" calcext:value-type="float">
            <text:p>31.8833069033376</text:p>
          </table:table-cell>
          <table:table-cell table:formula="of:=[.L35]-[.G35]" office:value-type="float" office:value="0.783306903337596" calcext:value-type="float">
            <text:p>0.783306903337596</text:p>
          </table:table-cell>
          <table:table-cell table:number-columns-repeated="12"/>
        </table:table-row>
        <table:table-row table:style-name="ro1"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23800" calcext:value-type="float">
            <text:p>23800</text:p>
          </table:table-cell>
          <table:table-cell table:style-name="ce2" office:value-type="float" office:value="23000" calcext:value-type="float">
            <text:p>23000</text:p>
          </table:table-cell>
          <table:table-cell table:style-name="ce2" table:formula="of:=LN([.B36])" office:value-type="float" office:value="10.0774408596596" calcext:value-type="float">
            <text:p>10.0774408596596</text:p>
          </table:table-cell>
          <table:table-cell table:style-name="ce2" table:formula="of:=LN([.C36])" office:value-type="float" office:value="10.0432494949113" calcext:value-type="float">
            <text:p>10.0432494949113</text:p>
          </table:table-cell>
          <table:table-cell table:style-name="ce1"/>
          <table:table-cell table:style-name="ce6" office:value-type="float" office:value="32.2" calcext:value-type="float">
            <text:p>32.2</text:p>
          </table:table-cell>
          <table:table-cell table:style-name="ce2" table:formula="of:=[.G36]+273" office:value-type="float" office:value="305.2" calcext:value-type="float">
            <text:p>305.2</text:p>
          </table:table-cell>
          <table:table-cell table:style-name="ce34" office:value-type="float" office:value="8.92532141694389" calcext:value-type="float">
            <text:p>8.9253</text:p>
          </table:table-cell>
          <table:table-cell table:formula="of:=1/[.H36]" office:value-type="float" office:value="0.00327653997378768" calcext:value-type="float">
            <text:p>0.00327653997378768</text:p>
          </table:table-cell>
          <table:table-cell table:formula="of:=[.$K$1]+[.$K$2]*[.I36]+[.$K$3]*[.I36]^3" office:value-type="float" office:value="0.00326616939892932" calcext:value-type="float">
            <text:p>0.00326616939892932</text:p>
          </table:table-cell>
          <table:table-cell table:formula="of:=1/MAX([.K36];0.000001)-273" office:value-type="float" office:value="33.169055508208" calcext:value-type="float">
            <text:p>33.169055508208</text:p>
          </table:table-cell>
          <table:table-cell table:formula="of:=[.L36]-[.G36]" office:value-type="float" office:value="0.969055508208029" calcext:value-type="float">
            <text:p>0.969055508208029</text:p>
          </table:table-cell>
          <table:table-cell table:number-columns-repeated="12"/>
        </table:table-row>
        <table:table-row table:style-name="ro1">
          <table:table-cell table:style-name="ce2" office:value-type="float" office:value="4.9" calcext:value-type="float">
            <text:p>4.9</text:p>
          </table:table-cell>
          <table:table-cell table:style-name="ce1"/>
          <table:table-cell table:style-name="ce2" office:value-type="float" office:value="28400" calcext:value-type="float">
            <text:p>28400</text:p>
          </table:table-cell>
          <table:table-cell table:style-name="ce2" table:formula="of:=LN([.B37])" office:value-type="string" office:string-value="" calcext:value-type="error">
            <text:p>Err:502</text:p>
          </table:table-cell>
          <table:table-cell table:style-name="ce2" table:formula="of:=LN([.C37])" office:value-type="float" office:value="10.2541444241493" calcext:value-type="float">
            <text:p>10.2541444241493</text:p>
          </table:table-cell>
          <table:table-cell table:style-name="ce1"/>
          <table:table-cell table:style-name="ce6" office:value-type="float" office:value="32.2" calcext:value-type="float">
            <text:p>32.2</text:p>
          </table:table-cell>
          <table:table-cell table:style-name="ce2" table:formula="of:=[.G37]+273" office:value-type="float" office:value="305.2" calcext:value-type="float">
            <text:p>305.2</text:p>
          </table:table-cell>
          <table:table-cell table:style-name="ce34" office:value-type="float" office:value="8.9319483464315" calcext:value-type="float">
            <text:p>8.9319</text:p>
          </table:table-cell>
          <table:table-cell table:formula="of:=1/[.H37]" office:value-type="float" office:value="0.00327653997378768" calcext:value-type="float">
            <text:p>0.00327653997378768</text:p>
          </table:table-cell>
          <table:table-cell table:formula="of:=[.$K$1]+[.$K$2]*[.I37]+[.$K$3]*[.I37]^3" office:value-type="float" office:value="0.00326797390903594" calcext:value-type="float">
            <text:p>0.00326797390903594</text:p>
          </table:table-cell>
          <table:table-cell table:formula="of:=1/MAX([.K37];0.000001)-273" office:value-type="float" office:value="32.9999950535111" calcext:value-type="float">
            <text:p>32.9999950535111</text:p>
          </table:table-cell>
          <table:table-cell table:formula="of:=[.L37]-[.G37]" office:value-type="float" office:value="0.799995053511097" calcext:value-type="float">
            <text:p>0.799995053511097</text:p>
          </table:table-cell>
          <table:table-cell table:number-columns-repeated="12"/>
        </table:table-row>
        <table:table-row table:style-name="ro1"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6900" calcext:value-type="float">
            <text:p>26900</text:p>
          </table:table-cell>
          <table:table-cell table:style-name="ce2" office:value-type="float" office:value="31400" calcext:value-type="float">
            <text:p>31400</text:p>
          </table:table-cell>
          <table:table-cell table:style-name="ce2" table:formula="of:=LN([.B38])" office:value-type="float" office:value="10.1998815655899" calcext:value-type="float">
            <text:p>10.1998815655899</text:p>
          </table:table-cell>
          <table:table-cell table:style-name="ce2" table:formula="of:=LN([.C38])" office:value-type="float" office:value="10.3545631718963" calcext:value-type="float">
            <text:p>10.3545631718963</text:p>
          </table:table-cell>
          <table:table-cell table:style-name="ce1"/>
          <table:table-cell table:style-name="ce6" office:value-type="float" office:value="37.8" calcext:value-type="float">
            <text:p>37.8</text:p>
          </table:table-cell>
          <table:table-cell table:style-name="ce2" table:formula="of:=[.G38]+273" office:value-type="float" office:value="310.8" calcext:value-type="float">
            <text:p>310.8</text:p>
          </table:table-cell>
          <table:table-cell table:style-name="ce34" office:value-type="float" office:value="8.76405326934776" calcext:value-type="float">
            <text:p>8.7641</text:p>
          </table:table-cell>
          <table:table-cell table:formula="of:=1/[.H38]" office:value-type="float" office:value="0.00321750321750322" calcext:value-type="float">
            <text:p>0.00321750321750322</text:p>
          </table:table-cell>
          <table:table-cell table:formula="of:=[.$K$1]+[.$K$2]*[.I38]+[.$K$3]*[.I38]^3" office:value-type="float" office:value="0.00322233014124142" calcext:value-type="float">
            <text:p>0.00322233014124142</text:p>
          </table:table-cell>
          <table:table-cell table:formula="of:=1/MAX([.K38];0.000001)-273" office:value-type="float" office:value="37.3344338313967" calcext:value-type="float">
            <text:p>37.3344338313967</text:p>
          </table:table-cell>
          <table:table-cell table:formula="of:=[.L38]-[.G38]" office:value-type="float" office:value="-0.465566168603274" calcext:value-type="float">
            <text:p>-0.465566168603274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37.8" calcext:value-type="float">
            <text:p>37.8</text:p>
          </table:table-cell>
          <table:table-cell table:style-name="ce2" table:formula="of:=[.G39]+273" office:value-type="float" office:value="310.8" calcext:value-type="float">
            <text:p>310.8</text:p>
          </table:table-cell>
          <table:table-cell table:style-name="ce34" office:value-type="float" office:value="8.77955745588373" calcext:value-type="float">
            <text:p>8.7796</text:p>
          </table:table-cell>
          <table:table-cell table:formula="of:=1/[.H39]" office:value-type="float" office:value="0.00321750321750322" calcext:value-type="float">
            <text:p>0.00321750321750322</text:p>
          </table:table-cell>
          <table:table-cell table:formula="of:=[.$K$1]+[.$K$2]*[.I39]+[.$K$3]*[.I39]^3" office:value-type="float" office:value="0.0032265386708559" calcext:value-type="float">
            <text:p>0.0032265386708559</text:p>
          </table:table-cell>
          <table:table-cell table:formula="of:=1/MAX([.K39];0.000001)-273" office:value-type="float" office:value="36.9296496994196" calcext:value-type="float">
            <text:p>36.9296496994196</text:p>
          </table:table-cell>
          <table:table-cell table:formula="of:=[.L39]-[.G39]" office:value-type="float" office:value="-0.870350300580398" calcext:value-type="float">
            <text:p>-0.870350300580398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39" calcext:value-type="float">
            <text:p>39</text:p>
          </table:table-cell>
          <table:table-cell table:style-name="ce2" table:formula="of:=[.G40]+273" office:value-type="float" office:value="312" calcext:value-type="float">
            <text:p>312</text:p>
          </table:table-cell>
          <table:table-cell table:style-name="ce34" office:value-type="float" office:value="8.71275997496021" calcext:value-type="float">
            <text:p>8.7128</text:p>
          </table:table-cell>
          <table:table-cell table:formula="of:=1/[.H40]" office:value-type="float" office:value="0.00320512820512821" calcext:value-type="float">
            <text:p>0.00320512820512821</text:p>
          </table:table-cell>
          <table:table-cell table:formula="of:=[.$K$1]+[.$K$2]*[.I40]+[.$K$3]*[.I40]^3" office:value-type="float" office:value="0.00320841608176348" calcext:value-type="float">
            <text:p>0.00320841608176348</text:p>
          </table:table-cell>
          <table:table-cell table:formula="of:=1/MAX([.K40];0.000001)-273" office:value-type="float" office:value="38.6802729184548" calcext:value-type="float">
            <text:p>38.6802729184548</text:p>
          </table:table-cell>
          <table:table-cell table:formula="of:=[.L40]-[.G40]" office:value-type="float" office:value="-0.319727081545238" calcext:value-type="float">
            <text:p>-0.319727081545238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39" calcext:value-type="float">
            <text:p>39</text:p>
          </table:table-cell>
          <table:table-cell table:style-name="ce2" table:formula="of:=[.G41]+273" office:value-type="float" office:value="312" calcext:value-type="float">
            <text:p>312</text:p>
          </table:table-cell>
          <table:table-cell table:style-name="ce34" office:value-type="float" office:value="8.7160440501614" calcext:value-type="float">
            <text:p>8.7160</text:p>
          </table:table-cell>
          <table:table-cell table:formula="of:=1/[.H41]" office:value-type="float" office:value="0.00320512820512821" calcext:value-type="float">
            <text:p>0.00320512820512821</text:p>
          </table:table-cell>
          <table:table-cell table:formula="of:=[.$K$1]+[.$K$2]*[.I41]+[.$K$3]*[.I41]^3" office:value-type="float" office:value="0.00320930651147791" calcext:value-type="float">
            <text:p>0.00320930651147791</text:p>
          </table:table-cell>
          <table:table-cell table:formula="of:=1/MAX([.K41];0.000001)-273" office:value-type="float" office:value="38.5937964864226" calcext:value-type="float">
            <text:p>38.5937964864226</text:p>
          </table:table-cell>
          <table:table-cell table:formula="of:=[.L41]-[.G41]" office:value-type="float" office:value="-0.406203513577395" calcext:value-type="float">
            <text:p>-0.406203513577395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40" calcext:value-type="float">
            <text:p>40</text:p>
          </table:table-cell>
          <table:table-cell table:style-name="ce2" table:formula="of:=[.G42]+273" office:value-type="float" office:value="313" calcext:value-type="float">
            <text:p>313</text:p>
          </table:table-cell>
          <table:table-cell table:style-name="ce34" office:value-type="float" office:value="8.68440111040014" calcext:value-type="float">
            <text:p>8.6844</text:p>
          </table:table-cell>
          <table:table-cell table:formula="of:=1/[.H42]" office:value-type="float" office:value="0.00319488817891374" calcext:value-type="float">
            <text:p>0.00319488817891374</text:p>
          </table:table-cell>
          <table:table-cell table:formula="of:=[.$K$1]+[.$K$2]*[.I42]+[.$K$3]*[.I42]^3" office:value-type="float" office:value="0.00320072938928688" calcext:value-type="float">
            <text:p>0.00320072938928688</text:p>
          </table:table-cell>
          <table:table-cell table:formula="of:=1/MAX([.K42];0.000001)-273" office:value-type="float" office:value="39.4287868093718" calcext:value-type="float">
            <text:p>39.4287868093718</text:p>
          </table:table-cell>
          <table:table-cell table:formula="of:=[.L42]-[.G42]" office:value-type="float" office:value="-0.571213190628157" calcext:value-type="float">
            <text:p>-0.571213190628157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40" calcext:value-type="float">
            <text:p>40</text:p>
          </table:table-cell>
          <table:table-cell table:style-name="ce2" table:formula="of:=[.G43]+273" office:value-type="float" office:value="313" calcext:value-type="float">
            <text:p>313</text:p>
          </table:table-cell>
          <table:table-cell table:style-name="ce34" office:value-type="float" office:value="8.68777949199177" calcext:value-type="float">
            <text:p>8.6878</text:p>
          </table:table-cell>
          <table:table-cell table:formula="of:=1/[.H43]" office:value-type="float" office:value="0.00319488817891374" calcext:value-type="float">
            <text:p>0.00319488817891374</text:p>
          </table:table-cell>
          <table:table-cell table:formula="of:=[.$K$1]+[.$K$2]*[.I43]+[.$K$3]*[.I43]^3" office:value-type="float" office:value="0.00320164487629075" calcext:value-type="float">
            <text:p>0.00320164487629075</text:p>
          </table:table-cell>
          <table:table-cell table:formula="of:=1/MAX([.K43];0.000001)-273" office:value-type="float" office:value="39.3394500762196" calcext:value-type="float">
            <text:p>39.3394500762196</text:p>
          </table:table-cell>
          <table:table-cell table:formula="of:=[.L43]-[.G43]" office:value-type="float" office:value="-0.660549923780366" calcext:value-type="float">
            <text:p>-0.660549923780366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42" calcext:value-type="float">
            <text:p>42</text:p>
          </table:table-cell>
          <table:table-cell table:style-name="ce2" table:formula="of:=[.G44]+273" office:value-type="float" office:value="315" calcext:value-type="float">
            <text:p>315</text:p>
          </table:table-cell>
          <table:table-cell table:style-name="ce34" office:value-type="float" office:value="8.61068353450358" calcext:value-type="float">
            <text:p>8.6107</text:p>
          </table:table-cell>
          <table:table-cell table:formula="of:=1/[.H44]" office:value-type="float" office:value="0.00317460317460317" calcext:value-type="float">
            <text:p>0.00317460317460317</text:p>
          </table:table-cell>
          <table:table-cell table:formula="of:=[.$K$1]+[.$K$2]*[.I44]+[.$K$3]*[.I44]^3" office:value-type="float" office:value="0.00318076827176308" calcext:value-type="float">
            <text:p>0.00318076827176308</text:p>
          </table:table-cell>
          <table:table-cell table:formula="of:=1/MAX([.K44];0.000001)-273" office:value-type="float" office:value="41.3894539182211" calcext:value-type="float">
            <text:p>41.3894539182211</text:p>
          </table:table-cell>
          <table:table-cell table:formula="of:=[.L44]-[.G44]" office:value-type="float" office:value="-0.610546081778864" calcext:value-type="float">
            <text:p>-0.610546081778864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42" calcext:value-type="float">
            <text:p>42</text:p>
          </table:table-cell>
          <table:table-cell table:style-name="ce2" table:formula="of:=[.G45]+273" office:value-type="float" office:value="315" calcext:value-type="float">
            <text:p>315</text:p>
          </table:table-cell>
          <table:table-cell table:style-name="ce34" office:value-type="float" office:value="8.60886037994206" calcext:value-type="float">
            <text:p>8.6089</text:p>
          </table:table-cell>
          <table:table-cell table:formula="of:=1/[.H45]" office:value-type="float" office:value="0.00317460317460317" calcext:value-type="float">
            <text:p>0.00317460317460317</text:p>
          </table:table-cell>
          <table:table-cell table:formula="of:=[.$K$1]+[.$K$2]*[.I45]+[.$K$3]*[.I45]^3" office:value-type="float" office:value="0.00318027496734088" calcext:value-type="float">
            <text:p>0.00318027496734088</text:p>
          </table:table-cell>
          <table:table-cell table:formula="of:=1/MAX([.K45];0.000001)-273" office:value-type="float" office:value="41.4382200499255" calcext:value-type="float">
            <text:p>41.4382200499255</text:p>
          </table:table-cell>
          <table:table-cell table:formula="of:=[.L45]-[.G45]" office:value-type="float" office:value="-0.561779950074538" calcext:value-type="float">
            <text:p>-0.561779950074538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44" calcext:value-type="float">
            <text:p>44</text:p>
          </table:table-cell>
          <table:table-cell table:style-name="ce2" table:formula="of:=[.G46]+273" office:value-type="float" office:value="317" calcext:value-type="float">
            <text:p>317</text:p>
          </table:table-cell>
          <table:table-cell table:style-name="ce34" office:value-type="float" office:value="8.5131851700187" calcext:value-type="float">
            <text:p>8.5132</text:p>
          </table:table-cell>
          <table:table-cell table:formula="of:=1/[.H46]" office:value-type="float" office:value="0.00315457413249211" calcext:value-type="float">
            <text:p>0.00315457413249211</text:p>
          </table:table-cell>
          <table:table-cell table:formula="of:=[.$K$1]+[.$K$2]*[.I46]+[.$K$3]*[.I46]^3" office:value-type="float" office:value="0.003154412057975" calcext:value-type="float">
            <text:p>0.003154412057975</text:p>
          </table:table-cell>
          <table:table-cell table:formula="of:=1/MAX([.K46];0.000001)-273" office:value-type="float" office:value="44.0162875429656" calcext:value-type="float">
            <text:p>44.0162875429656</text:p>
          </table:table-cell>
          <table:table-cell table:formula="of:=[.L46]-[.G46]" office:value-type="float" office:value="0.0162875429656424" calcext:value-type="float">
            <text:p>0.0162875429656424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44" calcext:value-type="float">
            <text:p>44</text:p>
          </table:table-cell>
          <table:table-cell table:style-name="ce2" table:formula="of:=[.G47]+273" office:value-type="float" office:value="317" calcext:value-type="float">
            <text:p>317</text:p>
          </table:table-cell>
          <table:table-cell table:style-name="ce34" office:value-type="float" office:value="8.52317526309379" calcext:value-type="float">
            <text:p>8.5232</text:p>
          </table:table-cell>
          <table:table-cell table:formula="of:=1/[.H47]" office:value-type="float" office:value="0.00315457413249211" calcext:value-type="float">
            <text:p>0.00315457413249211</text:p>
          </table:table-cell>
          <table:table-cell table:formula="of:=[.$K$1]+[.$K$2]*[.I47]+[.$K$3]*[.I47]^3" office:value-type="float" office:value="0.00315711032510979" calcext:value-type="float">
            <text:p>0.00315711032510979</text:p>
          </table:table-cell>
          <table:table-cell table:formula="of:=1/MAX([.K47];0.000001)-273" office:value-type="float" office:value="43.7453452755801" calcext:value-type="float">
            <text:p>43.7453452755801</text:p>
          </table:table-cell>
          <table:table-cell table:formula="of:=[.L47]-[.G47]" office:value-type="float" office:value="-0.254654724419936" calcext:value-type="float">
            <text:p>-0.254654724419936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46" calcext:value-type="float">
            <text:p>46</text:p>
          </table:table-cell>
          <table:table-cell table:style-name="ce2" table:formula="of:=[.G48]+273" office:value-type="float" office:value="319" calcext:value-type="float">
            <text:p>319</text:p>
          </table:table-cell>
          <table:table-cell table:style-name="ce34" office:value-type="float" office:value="8.46589989702869" calcext:value-type="float">
            <text:p>8.4659</text:p>
          </table:table-cell>
          <table:table-cell table:formula="of:=1/[.H48]" office:value-type="float" office:value="0.00313479623824451" calcext:value-type="float">
            <text:p>0.00313479623824451</text:p>
          </table:table-cell>
          <table:table-cell table:formula="of:=[.$K$1]+[.$K$2]*[.I48]+[.$K$3]*[.I48]^3" office:value-type="float" office:value="0.00314164766536947" calcext:value-type="float">
            <text:p>0.00314164766536947</text:p>
          </table:table-cell>
          <table:table-cell table:formula="of:=1/MAX([.K48];0.000001)-273" office:value-type="float" office:value="45.304312422761" calcext:value-type="float">
            <text:p>45.304312422761</text:p>
          </table:table-cell>
          <table:table-cell table:formula="of:=[.L48]-[.G48]" office:value-type="float" office:value="-0.695687577239028" calcext:value-type="float">
            <text:p>-0.695687577239028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46" calcext:value-type="float">
            <text:p>46</text:p>
          </table:table-cell>
          <table:table-cell table:style-name="ce2" table:formula="of:=[.G49]+273" office:value-type="float" office:value="319" calcext:value-type="float">
            <text:p>319</text:p>
          </table:table-cell>
          <table:table-cell table:style-name="ce34" office:value-type="float" office:value="8.46589989702869" calcext:value-type="float">
            <text:p>8.4659</text:p>
          </table:table-cell>
          <table:table-cell table:formula="of:=1/[.H49]" office:value-type="float" office:value="0.00313479623824451" calcext:value-type="float">
            <text:p>0.00313479623824451</text:p>
          </table:table-cell>
          <table:table-cell table:formula="of:=[.$K$1]+[.$K$2]*[.I49]+[.$K$3]*[.I49]^3" office:value-type="float" office:value="0.00314164766536947" calcext:value-type="float">
            <text:p>0.00314164766536947</text:p>
          </table:table-cell>
          <table:table-cell table:formula="of:=1/MAX([.K49];0.000001)-273" office:value-type="float" office:value="45.304312422761" calcext:value-type="float">
            <text:p>45.304312422761</text:p>
          </table:table-cell>
          <table:table-cell table:formula="of:=[.L49]-[.G49]" office:value-type="float" office:value="-0.695687577239028" calcext:value-type="float">
            <text:p>-0.695687577239028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48" calcext:value-type="float">
            <text:p>48</text:p>
          </table:table-cell>
          <table:table-cell table:style-name="ce2" table:formula="of:=[.G50]+273" office:value-type="float" office:value="321" calcext:value-type="float">
            <text:p>321</text:p>
          </table:table-cell>
          <table:table-cell table:style-name="ce34" office:value-type="float" office:value="8.40514368760761" calcext:value-type="float">
            <text:p>8.4051</text:p>
          </table:table-cell>
          <table:table-cell table:formula="of:=1/[.H50]" office:value-type="float" office:value="0.00311526479750779" calcext:value-type="float">
            <text:p>0.00311526479750779</text:p>
          </table:table-cell>
          <table:table-cell table:formula="of:=[.$K$1]+[.$K$2]*[.I50]+[.$K$3]*[.I50]^3" office:value-type="float" office:value="0.00312526397387992" calcext:value-type="float">
            <text:p>0.00312526397387992</text:p>
          </table:table-cell>
          <table:table-cell table:formula="of:=1/MAX([.K50];0.000001)-273" office:value-type="float" office:value="46.9729713578496" calcext:value-type="float">
            <text:p>46.9729713578496</text:p>
          </table:table-cell>
          <table:table-cell table:formula="of:=[.L50]-[.G50]" office:value-type="float" office:value="-1.02702864215036" calcext:value-type="float">
            <text:p>-1.02702864215036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48" calcext:value-type="float">
            <text:p>48</text:p>
          </table:table-cell>
          <table:table-cell table:style-name="ce2" table:formula="of:=[.G51]+273" office:value-type="float" office:value="321" calcext:value-type="float">
            <text:p>321</text:p>
          </table:table-cell>
          <table:table-cell table:style-name="ce34" office:value-type="float" office:value="8.40737832540903" calcext:value-type="float">
            <text:p>8.4074</text:p>
          </table:table-cell>
          <table:table-cell table:formula="of:=1/[.H51]" office:value-type="float" office:value="0.00311526479750779" calcext:value-type="float">
            <text:p>0.00311526479750779</text:p>
          </table:table-cell>
          <table:table-cell table:formula="of:=[.$K$1]+[.$K$2]*[.I51]+[.$K$3]*[.I51]^3" office:value-type="float" office:value="0.0031258662332975" calcext:value-type="float">
            <text:p>0.0031258662332975</text:p>
          </table:table-cell>
          <table:table-cell table:formula="of:=1/MAX([.K51];0.000001)-273" office:value-type="float" office:value="46.911322291323" calcext:value-type="float">
            <text:p>46.911322291323</text:p>
          </table:table-cell>
          <table:table-cell table:formula="of:=[.L51]-[.G51]" office:value-type="float" office:value="-1.08867770867698" calcext:value-type="float">
            <text:p>-1.08867770867698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50" calcext:value-type="float">
            <text:p>50</text:p>
          </table:table-cell>
          <table:table-cell table:style-name="ce2" table:formula="of:=[.G52]+273" office:value-type="float" office:value="323" calcext:value-type="float">
            <text:p>323</text:p>
          </table:table-cell>
          <table:table-cell table:style-name="ce34" office:value-type="float" office:value="8.33567131479285" calcext:value-type="float">
            <text:p>8.3357</text:p>
          </table:table-cell>
          <table:table-cell table:formula="of:=1/[.H52]" office:value-type="float" office:value="0.00309597523219814" calcext:value-type="float">
            <text:p>0.00309597523219814</text:p>
          </table:table-cell>
          <table:table-cell table:formula="of:=[.$K$1]+[.$K$2]*[.I52]+[.$K$3]*[.I52]^3" office:value-type="float" office:value="0.00310655326684982" calcext:value-type="float">
            <text:p>0.00310655326684982</text:p>
          </table:table-cell>
          <table:table-cell table:formula="of:=1/MAX([.K52];0.000001)-273" office:value-type="float" office:value="48.9001620448771" calcext:value-type="float">
            <text:p>48.9001620448771</text:p>
          </table:table-cell>
          <table:table-cell table:formula="of:=[.L52]-[.G52]" office:value-type="float" office:value="-1.09983795512289" calcext:value-type="float">
            <text:p>-1.09983795512289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50" calcext:value-type="float">
            <text:p>50</text:p>
          </table:table-cell>
          <table:table-cell table:style-name="ce2" table:formula="of:=[.G53]+273" office:value-type="float" office:value="323" calcext:value-type="float">
            <text:p>323</text:p>
          </table:table-cell>
          <table:table-cell table:style-name="ce34" office:value-type="float" office:value="8.33327035325531" calcext:value-type="float">
            <text:p>8.3333</text:p>
          </table:table-cell>
          <table:table-cell table:formula="of:=1/[.H53]" office:value-type="float" office:value="0.00309597523219814" calcext:value-type="float">
            <text:p>0.00309597523219814</text:p>
          </table:table-cell>
          <table:table-cell table:formula="of:=[.$K$1]+[.$K$2]*[.I53]+[.$K$3]*[.I53]^3" office:value-type="float" office:value="0.00310590706996347" calcext:value-type="float">
            <text:p>0.00310590706996347</text:p>
          </table:table-cell>
          <table:table-cell table:formula="of:=1/MAX([.K53];0.000001)-273" office:value-type="float" office:value="48.9671347126817" calcext:value-type="float">
            <text:p>48.9671347126817</text:p>
          </table:table-cell>
          <table:table-cell table:formula="of:=[.L53]-[.G53]" office:value-type="float" office:value="-1.03286528731832" calcext:value-type="float">
            <text:p>-1.03286528731832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52" calcext:value-type="float">
            <text:p>52</text:p>
          </table:table-cell>
          <table:table-cell table:style-name="ce2" table:formula="of:=[.G54]+273" office:value-type="float" office:value="325" calcext:value-type="float">
            <text:p>325</text:p>
          </table:table-cell>
          <table:table-cell table:style-name="ce34" office:value-type="float" office:value="8.26359043261732" calcext:value-type="float">
            <text:p>8.2636</text:p>
          </table:table-cell>
          <table:table-cell table:formula="of:=1/[.H54]" office:value-type="float" office:value="0.00307692307692308" calcext:value-type="float">
            <text:p>0.00307692307692308</text:p>
          </table:table-cell>
          <table:table-cell table:formula="of:=[.$K$1]+[.$K$2]*[.I54]+[.$K$3]*[.I54]^3" office:value-type="float" office:value="0.00308716620976929" calcext:value-type="float">
            <text:p>0.00308716620976929</text:p>
          </table:table-cell>
          <table:table-cell table:formula="of:=1/MAX([.K54];0.000001)-273" office:value-type="float" office:value="50.9216589102056" calcext:value-type="float">
            <text:p>50.9216589102056</text:p>
          </table:table-cell>
          <table:table-cell table:formula="of:=[.L54]-[.G54]" office:value-type="float" office:value="-1.07834108979444" calcext:value-type="float">
            <text:p>-1.07834108979444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52" calcext:value-type="float">
            <text:p>52</text:p>
          </table:table-cell>
          <table:table-cell table:style-name="ce2" table:formula="of:=[.G55]+273" office:value-type="float" office:value="325" calcext:value-type="float">
            <text:p>325</text:p>
          </table:table-cell>
          <table:table-cell table:style-name="ce34" office:value-type="float" office:value="8.27129265297941" calcext:value-type="float">
            <text:p>8.2713</text:p>
          </table:table-cell>
          <table:table-cell table:formula="of:=1/[.H55]" office:value-type="float" office:value="0.00307692307692308" calcext:value-type="float">
            <text:p>0.00307692307692308</text:p>
          </table:table-cell>
          <table:table-cell table:formula="of:=[.$K$1]+[.$K$2]*[.I55]+[.$K$3]*[.I55]^3" office:value-type="float" office:value="0.00308923655259519" calcext:value-type="float">
            <text:p>0.00308923655259519</text:p>
          </table:table-cell>
          <table:table-cell table:formula="of:=1/MAX([.K55];0.000001)-273" office:value-type="float" office:value="50.7045732739125" calcext:value-type="float">
            <text:p>50.7045732739125</text:p>
          </table:table-cell>
          <table:table-cell table:formula="of:=[.L55]-[.G55]" office:value-type="float" office:value="-1.2954267260875" calcext:value-type="float">
            <text:p>-1.2954267260875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54" calcext:value-type="float">
            <text:p>54</text:p>
          </table:table-cell>
          <table:table-cell table:style-name="ce2" table:formula="of:=[.G56]+273" office:value-type="float" office:value="327" calcext:value-type="float">
            <text:p>327</text:p>
          </table:table-cell>
          <table:table-cell table:style-name="ce34" office:value-type="float" office:value="8.18590748148232" calcext:value-type="float">
            <text:p>8.1859</text:p>
          </table:table-cell>
          <table:table-cell table:formula="of:=1/[.H56]" office:value-type="float" office:value="0.00305810397553517" calcext:value-type="float">
            <text:p>0.00305810397553517</text:p>
          </table:table-cell>
          <table:table-cell table:formula="of:=[.$K$1]+[.$K$2]*[.I56]+[.$K$3]*[.I56]^3" office:value-type="float" office:value="0.00306630200566925" calcext:value-type="float">
            <text:p>0.00306630200566925</text:p>
          </table:table-cell>
          <table:table-cell table:formula="of:=1/MAX([.K56];0.000001)-273" office:value-type="float" office:value="53.1257365227272" calcext:value-type="float">
            <text:p>53.1257365227272</text:p>
          </table:table-cell>
          <table:table-cell table:formula="of:=[.L56]-[.G56]" office:value-type="float" office:value="-0.874263477272848" calcext:value-type="float">
            <text:p>-0.874263477272848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54" calcext:value-type="float">
            <text:p>54</text:p>
          </table:table-cell>
          <table:table-cell table:style-name="ce2" table:formula="of:=[.G57]+273" office:value-type="float" office:value="327" calcext:value-type="float">
            <text:p>327</text:p>
          </table:table-cell>
          <table:table-cell table:style-name="ce34" office:value-type="float" office:value="8.18032087477369" calcext:value-type="float">
            <text:p>8.1803</text:p>
          </table:table-cell>
          <table:table-cell table:formula="of:=1/[.H57]" office:value-type="float" office:value="0.00305810397553517" calcext:value-type="float">
            <text:p>0.00305810397553517</text:p>
          </table:table-cell>
          <table:table-cell table:formula="of:=[.$K$1]+[.$K$2]*[.I57]+[.$K$3]*[.I57]^3" office:value-type="float" office:value="0.00306480272255627" calcext:value-type="float">
            <text:p>0.00306480272255627</text:p>
          </table:table-cell>
          <table:table-cell table:formula="of:=1/MAX([.K57];0.000001)-273" office:value-type="float" office:value="53.2852752773355" calcext:value-type="float">
            <text:p>53.2852752773355</text:p>
          </table:table-cell>
          <table:table-cell table:formula="of:=[.L57]-[.G57]" office:value-type="float" office:value="-0.714724722664471" calcext:value-type="float">
            <text:p>-0.714724722664471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56" calcext:value-type="float">
            <text:p>56</text:p>
          </table:table-cell>
          <table:table-cell table:style-name="ce2" table:formula="of:=[.G58]+273" office:value-type="float" office:value="329" calcext:value-type="float">
            <text:p>329</text:p>
          </table:table-cell>
          <table:table-cell table:style-name="ce34" office:value-type="float" office:value="8.10772006191053" calcext:value-type="float">
            <text:p>8.1077</text:p>
          </table:table-cell>
          <table:table-cell table:formula="of:=1/[.H58]" office:value-type="float" office:value="0.00303951367781155" calcext:value-type="float">
            <text:p>0.00303951367781155</text:p>
          </table:table-cell>
          <table:table-cell table:formula="of:=[.$K$1]+[.$K$2]*[.I58]+[.$K$3]*[.I58]^3" office:value-type="float" office:value="0.00304533303214309" calcext:value-type="float">
            <text:p>0.00304533303214309</text:p>
          </table:table-cell>
          <table:table-cell table:formula="of:=1/MAX([.K58];0.000001)-273" office:value-type="float" office:value="55.3713109354979" calcext:value-type="float">
            <text:p>55.3713109354979</text:p>
          </table:table-cell>
          <table:table-cell table:formula="of:=[.L58]-[.G58]" office:value-type="float" office:value="-0.628689064502055" calcext:value-type="float">
            <text:p>-0.628689064502055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56" calcext:value-type="float">
            <text:p>56</text:p>
          </table:table-cell>
          <table:table-cell table:style-name="ce2" table:formula="of:=[.G59]+273" office:value-type="float" office:value="329" calcext:value-type="float">
            <text:p>329</text:p>
          </table:table-cell>
          <table:table-cell table:style-name="ce34" office:value-type="float" office:value="8.01301211036892" calcext:value-type="float">
            <text:p>8.0130</text:p>
          </table:table-cell>
          <table:table-cell table:formula="of:=1/[.H59]" office:value-type="float" office:value="0.00303951367781155" calcext:value-type="float">
            <text:p>0.00303951367781155</text:p>
          </table:table-cell>
          <table:table-cell table:formula="of:=[.$K$1]+[.$K$2]*[.I59]+[.$K$3]*[.I59]^3" office:value-type="float" office:value="0.00301997429661706" calcext:value-type="float">
            <text:p>0.00301997429661706</text:p>
          </table:table-cell>
          <table:table-cell table:formula="of:=1/MAX([.K59];0.000001)-273" office:value-type="float" office:value="58.1286460683414" calcext:value-type="float">
            <text:p>58.1286460683414</text:p>
          </table:table-cell>
          <table:table-cell table:formula="of:=[.L59]-[.G59]" office:value-type="float" office:value="2.12864606834143" calcext:value-type="float">
            <text:p>2.12864606834143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57.9" calcext:value-type="float">
            <text:p>57.9</text:p>
          </table:table-cell>
          <table:table-cell table:style-name="ce2" table:formula="of:=[.G60]+273" office:value-type="float" office:value="330.9" calcext:value-type="float">
            <text:p>330.9</text:p>
          </table:table-cell>
          <table:table-cell table:style-name="ce34" office:value-type="float" office:value="8.08641027532378" calcext:value-type="float">
            <text:p>8.0864</text:p>
          </table:table-cell>
          <table:table-cell table:formula="of:=1/[.H60]" office:value-type="float" office:value="0.00302206104563312" calcext:value-type="float">
            <text:p>0.00302206104563312</text:p>
          </table:table-cell>
          <table:table-cell table:formula="of:=[.$K$1]+[.$K$2]*[.I60]+[.$K$3]*[.I60]^3" office:value-type="float" office:value="0.00303962329684039" calcext:value-type="float">
            <text:p>0.00303962329684039</text:p>
          </table:table-cell>
          <table:table-cell table:formula="of:=1/MAX([.K60];0.000001)-273" office:value-type="float" office:value="55.9881351546011" calcext:value-type="float">
            <text:p>55.9881351546011</text:p>
          </table:table-cell>
          <table:table-cell table:formula="of:=[.L60]-[.G60]" office:value-type="float" office:value="-1.91186484539886" calcext:value-type="float">
            <text:p>-1.91186484539886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57.9" calcext:value-type="float">
            <text:p>57.9</text:p>
          </table:table-cell>
          <table:table-cell table:style-name="ce2" table:formula="of:=[.G61]+273" office:value-type="float" office:value="330.9" calcext:value-type="float">
            <text:p>330.9</text:p>
          </table:table-cell>
          <table:table-cell table:style-name="ce34" office:value-type="float" office:value="7.9585769038139" calcext:value-type="float">
            <text:p>7.9586</text:p>
          </table:table-cell>
          <table:table-cell table:formula="of:=1/[.H61]" office:value-type="float" office:value="0.00302206104563312" calcext:value-type="float">
            <text:p>0.00302206104563312</text:p>
          </table:table-cell>
          <table:table-cell table:formula="of:=[.$K$1]+[.$K$2]*[.I61]+[.$K$3]*[.I61]^3" office:value-type="float" office:value="0.0030054189456852" calcext:value-type="float">
            <text:p>0.0030054189456852</text:p>
          </table:table-cell>
          <table:table-cell table:formula="of:=1/MAX([.K61];0.000001)-273" office:value-type="float" office:value="59.732313887777" calcext:value-type="float">
            <text:p>59.732313887777</text:p>
          </table:table-cell>
          <table:table-cell table:formula="of:=[.L61]-[.G61]" office:value-type="float" office:value="1.83231388777697" calcext:value-type="float">
            <text:p>1.83231388777697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60.5" calcext:value-type="float">
            <text:p>60.5</text:p>
          </table:table-cell>
          <table:table-cell table:style-name="ce2" table:formula="of:=[.G62]+273" office:value-type="float" office:value="333.5" calcext:value-type="float">
            <text:p>333.5</text:p>
          </table:table-cell>
          <table:table-cell table:style-name="ce34" office:value-type="float" office:value="7.99294454731811" calcext:value-type="float">
            <text:p>7.9929</text:p>
          </table:table-cell>
          <table:table-cell table:formula="of:=1/[.H62]" office:value-type="float" office:value="0.00299850074962519" calcext:value-type="float">
            <text:p>0.00299850074962519</text:p>
          </table:table-cell>
          <table:table-cell table:formula="of:=[.$K$1]+[.$K$2]*[.I62]+[.$K$3]*[.I62]^3" office:value-type="float" office:value="0.00301460676345212" calcext:value-type="float">
            <text:p>0.00301460676345212</text:p>
          </table:table-cell>
          <table:table-cell table:formula="of:=1/MAX([.K62];0.000001)-273" office:value-type="float" office:value="58.7182234590588" calcext:value-type="float">
            <text:p>58.7182234590588</text:p>
          </table:table-cell>
          <table:table-cell table:formula="of:=[.L62]-[.G62]" office:value-type="float" office:value="-1.78177654094117" calcext:value-type="float">
            <text:p>-1.78177654094117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60.5" calcext:value-type="float">
            <text:p>60.5</text:p>
          </table:table-cell>
          <table:table-cell table:style-name="ce2" table:formula="of:=[.G63]+273" office:value-type="float" office:value="333.5" calcext:value-type="float">
            <text:p>333.5</text:p>
          </table:table-cell>
          <table:table-cell table:style-name="ce34" office:value-type="float" office:value="7.87473912517181" calcext:value-type="float">
            <text:p>7.8747</text:p>
          </table:table-cell>
          <table:table-cell table:formula="of:=1/[.H63]" office:value-type="float" office:value="0.00299850074962519" calcext:value-type="float">
            <text:p>0.00299850074962519</text:p>
          </table:table-cell>
          <table:table-cell table:formula="of:=[.$K$1]+[.$K$2]*[.I63]+[.$K$3]*[.I63]^3" office:value-type="float" office:value="0.00298303006028522" calcext:value-type="float">
            <text:p>0.00298303006028522</text:p>
          </table:table-cell>
          <table:table-cell table:formula="of:=1/MAX([.K63];0.000001)-273" office:value-type="float" office:value="62.2296087503675" calcext:value-type="float">
            <text:p>62.2296087503675</text:p>
          </table:table-cell>
          <table:table-cell table:formula="of:=[.L63]-[.G63]" office:value-type="float" office:value="1.72960875036745" calcext:value-type="float">
            <text:p>1.72960875036745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62.3" calcext:value-type="float">
            <text:p>62.3</text:p>
          </table:table-cell>
          <table:table-cell table:style-name="ce2" table:formula="of:=[.G64]+273" office:value-type="float" office:value="335.3" calcext:value-type="float">
            <text:p>335.3</text:p>
          </table:table-cell>
          <table:table-cell table:style-name="ce34" office:value-type="float" office:value="7.94449216393216" calcext:value-type="float">
            <text:p>7.9445</text:p>
          </table:table-cell>
          <table:table-cell table:formula="of:=1/[.H64]" office:value-type="float" office:value="0.00298240381747689" calcext:value-type="float">
            <text:p>0.00298240381747689</text:p>
          </table:table-cell>
          <table:table-cell table:formula="of:=[.$K$1]+[.$K$2]*[.I64]+[.$K$3]*[.I64]^3" office:value-type="float" office:value="0.00300165521680559" calcext:value-type="float">
            <text:p>0.00300165521680559</text:p>
          </table:table-cell>
          <table:table-cell table:formula="of:=1/MAX([.K64];0.000001)-273" office:value-type="float" office:value="60.1495217709297" calcext:value-type="float">
            <text:p>60.1495217709297</text:p>
          </table:table-cell>
          <table:table-cell table:formula="of:=[.L64]-[.G64]" office:value-type="float" office:value="-2.15047822907034" calcext:value-type="float">
            <text:p>-2.15047822907034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62.3" calcext:value-type="float">
            <text:p>62.3</text:p>
          </table:table-cell>
          <table:table-cell table:style-name="ce2" table:formula="of:=[.G65]+273" office:value-type="float" office:value="335.3" calcext:value-type="float">
            <text:p>335.3</text:p>
          </table:table-cell>
          <table:table-cell table:style-name="ce34" office:value-type="float" office:value="7.79975331828725" calcext:value-type="float">
            <text:p>7.7998</text:p>
          </table:table-cell>
          <table:table-cell table:formula="of:=1/[.H65]" office:value-type="float" office:value="0.00298240381747689" calcext:value-type="float">
            <text:p>0.00298240381747689</text:p>
          </table:table-cell>
          <table:table-cell table:formula="of:=[.$K$1]+[.$K$2]*[.I65]+[.$K$3]*[.I65]^3" office:value-type="float" office:value="0.00296303398656982" calcext:value-type="float">
            <text:p>0.00296303398656982</text:p>
          </table:table-cell>
          <table:table-cell table:formula="of:=1/MAX([.K65];0.000001)-273" office:value-type="float" office:value="64.4919101611982" calcext:value-type="float">
            <text:p>64.4919101611982</text:p>
          </table:table-cell>
          <table:table-cell table:formula="of:=[.L65]-[.G65]" office:value-type="float" office:value="2.19191016119818" calcext:value-type="float">
            <text:p>2.19191016119818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65.3" calcext:value-type="float">
            <text:p>65.3</text:p>
          </table:table-cell>
          <table:table-cell table:style-name="ce2" table:formula="of:=[.G66]+273" office:value-type="float" office:value="338.3" calcext:value-type="float">
            <text:p>338.3</text:p>
          </table:table-cell>
          <table:table-cell table:style-name="ce34" office:value-type="float" office:value="7.64491934495886" calcext:value-type="float">
            <text:p>7.6449</text:p>
          </table:table-cell>
          <table:table-cell table:formula="of:=1/[.H66]" office:value-type="float" office:value="0.00295595625184747" calcext:value-type="float">
            <text:p>0.00295595625184747</text:p>
          </table:table-cell>
          <table:table-cell table:formula="of:=[.$K$1]+[.$K$2]*[.I66]+[.$K$3]*[.I66]^3" office:value-type="float" office:value="0.00292183039830234" calcext:value-type="float">
            <text:p>0.00292183039830234</text:p>
          </table:table-cell>
          <table:table-cell table:formula="of:=1/MAX([.K66];0.000001)-273" office:value-type="float" office:value="69.2512136847598" calcext:value-type="float">
            <text:p>69.2512136847598</text:p>
          </table:table-cell>
          <table:table-cell table:formula="of:=[.L66]-[.G66]" office:value-type="float" office:value="3.95121368475976" calcext:value-type="float">
            <text:p>3.95121368475976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65.7" calcext:value-type="float">
            <text:p>65.7</text:p>
          </table:table-cell>
          <table:table-cell table:style-name="ce2" table:formula="of:=[.G67]+273" office:value-type="float" office:value="338.7" calcext:value-type="float">
            <text:p>338.7</text:p>
          </table:table-cell>
          <table:table-cell table:style-name="ce34" office:value-type="float" office:value="7.81601383915903" calcext:value-type="float">
            <text:p>7.8160</text:p>
          </table:table-cell>
          <table:table-cell table:formula="of:=1/[.H67]" office:value-type="float" office:value="0.00295246530853263" calcext:value-type="float">
            <text:p>0.00295246530853263</text:p>
          </table:table-cell>
          <table:table-cell table:formula="of:=[.$K$1]+[.$K$2]*[.I67]+[.$K$3]*[.I67]^3" office:value-type="float" office:value="0.00296736779221722" calcext:value-type="float">
            <text:p>0.00296736779221722</text:p>
          </table:table-cell>
          <table:table-cell table:formula="of:=1/MAX([.K67];0.000001)-273" office:value-type="float" office:value="63.9990072086069" calcext:value-type="float">
            <text:p>63.9990072086069</text:p>
          </table:table-cell>
          <table:table-cell table:formula="of:=[.L67]-[.G67]" office:value-type="float" office:value="-1.70099279139312" calcext:value-type="float">
            <text:p>-1.70099279139312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65.7" calcext:value-type="float">
            <text:p>65.7</text:p>
          </table:table-cell>
          <table:table-cell table:style-name="ce2" table:formula="of:=[.G68]+273" office:value-type="float" office:value="338.7" calcext:value-type="float">
            <text:p>338.7</text:p>
          </table:table-cell>
          <table:table-cell table:style-name="ce34" office:value-type="float" office:value="7.69165682281055" calcext:value-type="float">
            <text:p>7.6917</text:p>
          </table:table-cell>
          <table:table-cell table:formula="of:=1/[.H68]" office:value-type="float" office:value="0.00295246530853263" calcext:value-type="float">
            <text:p>0.00295246530853263</text:p>
          </table:table-cell>
          <table:table-cell table:formula="of:=[.$K$1]+[.$K$2]*[.I68]+[.$K$3]*[.I68]^3" office:value-type="float" office:value="0.00293425592707034" calcext:value-type="float">
            <text:p>0.00293425592707034</text:p>
          </table:table-cell>
          <table:table-cell table:formula="of:=1/MAX([.K68];0.000001)-273" office:value-type="float" office:value="67.8019016931606" calcext:value-type="float">
            <text:p>67.8019016931606</text:p>
          </table:table-cell>
          <table:table-cell table:formula="of:=[.L68]-[.G68]" office:value-type="float" office:value="2.10190169316057" calcext:value-type="float">
            <text:p>2.10190169316057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68" calcext:value-type="float">
            <text:p>68</text:p>
          </table:table-cell>
          <table:table-cell table:style-name="ce2" table:formula="of:=[.G69]+273" office:value-type="float" office:value="341" calcext:value-type="float">
            <text:p>341</text:p>
          </table:table-cell>
          <table:table-cell table:style-name="ce34" office:value-type="float" office:value="7.77064523412918" calcext:value-type="float">
            <text:p>7.7706</text:p>
          </table:table-cell>
          <table:table-cell table:formula="of:=1/[.H69]" office:value-type="float" office:value="0.00293255131964809" calcext:value-type="float">
            <text:p>0.00293255131964809</text:p>
          </table:table-cell>
          <table:table-cell table:formula="of:=[.$K$1]+[.$K$2]*[.I69]+[.$K$3]*[.I69]^3" office:value-type="float" office:value="0.0029552791778271" calcext:value-type="float">
            <text:p>0.0029552791778271</text:p>
          </table:table-cell>
          <table:table-cell table:formula="of:=1/MAX([.K69];0.000001)-273" office:value-type="float" office:value="65.3775067691779" calcext:value-type="float">
            <text:p>65.3775067691779</text:p>
          </table:table-cell>
          <table:table-cell table:formula="of:=[.L69]-[.G69]" office:value-type="float" office:value="-2.6224932308221" calcext:value-type="float">
            <text:p>-2.6224932308221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68" calcext:value-type="float">
            <text:p>68</text:p>
          </table:table-cell>
          <table:table-cell table:style-name="ce2" table:formula="of:=[.G70]+273" office:value-type="float" office:value="341" calcext:value-type="float">
            <text:p>341</text:p>
          </table:table-cell>
          <table:table-cell table:style-name="ce34" office:value-type="float" office:value="7.6685611080159" calcext:value-type="float">
            <text:p>7.6686</text:p>
          </table:table-cell>
          <table:table-cell table:formula="of:=1/[.H70]" office:value-type="float" office:value="0.00293255131964809" calcext:value-type="float">
            <text:p>0.00293255131964809</text:p>
          </table:table-cell>
          <table:table-cell table:formula="of:=[.$K$1]+[.$K$2]*[.I70]+[.$K$3]*[.I70]^3" office:value-type="float" office:value="0.0029281144588827" calcext:value-type="float">
            <text:p>0.0029281144588827</text:p>
          </table:table-cell>
          <table:table-cell table:formula="of:=1/MAX([.K70];0.000001)-273" office:value-type="float" office:value="68.5167043646155" calcext:value-type="float">
            <text:p>68.5167043646155</text:p>
          </table:table-cell>
          <table:table-cell table:formula="of:=[.L70]-[.G70]" office:value-type="float" office:value="0.516704364615521" calcext:value-type="float">
            <text:p>0.516704364615521</text:p>
          </table:table-cell>
          <table:table-cell table:number-columns-repeated="12"/>
        </table:table-row>
        <table:table-row table:style-name="ro1" table:number-rows-repeated="2">
          <table:table-cell table:style-name="ce1" table:number-columns-repeated="6"/>
          <table:table-cell table:style-name="ce6"/>
          <table:table-cell table:style-name="ce2"/>
          <table:table-cell table:style-name="ce34"/>
          <table:table-cell table:number-columns-repeated="16"/>
        </table:table-row>
        <table:table-row table:style-name="ro1" table:number-rows-repeated="1048503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  <table:database-ranges>
        <table:database-range table:name="__Anonymous_Sheet_DB__0" table:target-range-address="'data fit'.G5:'data fit'.G7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size circuit'.A22:'size circuit'.B3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Steinhart-Hart Fit'.G5:'Steinhart-Hart Fit'.I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13" number:min-decimal-places="13" number:min-integer-digits="1"/>
    </number:number-style>
    <number:number-style style:name="N134">
      <number:number number:decimal-places="12" number:min-decimal-places="12" number:min-integer-digits="1"/>
    </number:number-style>
    <number:number-style style:name="N135">
      <number:number number:decimal-places="14" number:min-decimal-places="14" number:min-integer-digits="1"/>
    </number:number-style>
    <number:number-style style:name="N136">
      <number:number number:decimal-places="15" number:min-decimal-places="15" number:min-integer-digits="1"/>
    </number:number-style>
    <number:number-style style:name="N137">
      <number:number number:decimal-places="16" number:min-decimal-places="16" number:min-integer-digits="1"/>
    </number:number-style>
    <number:number-style style:name="N138">
      <number:number number:decimal-places="17" number:min-decimal-places="17" number:min-integer-digits="1"/>
    </number:number-style>
    <number:number-style style:name="N139">
      <number:number number:decimal-places="18" number:min-decimal-places="18" number:min-integer-digits="1"/>
    </number:number-style>
    <number:number-style style:name="N140">
      <number:number number:decimal-places="19" number:min-decimal-places="19" number:min-integer-digits="1"/>
    </number:number-style>
    <number:number-style style:name="N141">
      <number:number number:decimal-places="20" number:min-decimal-places="20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5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5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5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5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5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5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5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5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58">
      <number:number number:decimal-places="3" number:min-decimal-places="3" number:min-integer-digits="0" number:grouping="true"/>
    </number:number-style>
    <number:number-style style:name="N159">
      <number:number number:decimal-places="4" number:min-decimal-places="4" number:min-integer-digits="0" number:grouping="true"/>
    </number:number-style>
    <number:number-style style:name="N160">
      <number:number number:decimal-places="5" number:min-decimal-places="5" number:min-integer-digits="0" number:grouping="true"/>
    </number:number-style>
    <number:number-style style:name="N161">
      <number:number number:decimal-places="6" number:min-decimal-places="6" number:min-integer-digits="0" number:grouping="true"/>
    </number:number-style>
    <number:number-style style:name="N162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5T12:15:20.205000000</meta:creation-date>
    <dc:date>2024-06-28T05:06:28.934000000</dc:date>
    <meta:editing-duration>PT6H12M11S</meta:editing-duration>
    <meta:editing-cycles>15</meta:editing-cycles>
    <meta:generator>LibreOffice/7.5.1.2$Windows_X86_64 LibreOffice_project/fcbaee479e84c6cd81291587d2ee68cba099e129</meta:generator>
    <meta:document-statistic meta:table-count="3" meta:cell-count="1500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66cm" svg:y="4.201cm" style:legend-expansion="high" chart:style-name="ch2"/>
        <chart:plot-area chart:style-name="ch3" table:cell-range-address="'size circuit'.A22:'size circuit'.B32 'size circuit'.B21:'size circuit'.B21" chart:data-source-has-labels="row" svg:x="0.32cm" svg:y="0.18cm" svg:width="11.926cm" svg:height="8.64cm">
          <chart:coordinate-region svg:x="1.047cm" svg:y="0.379cm" svg:width="10.73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ize circuit'.B22:'size circuit'.B32" chart:label-cell-address="'size circuit'.B21:'size circuit'.B21" chart:class="chart:scatter">
            <chart:domain table:cell-range-address="'size circuit'.A22:'size circuit'.A3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ge, Vtb lo</text:p>
                <draw:g>
                  <svg:desc>'size circuit'.B21:'size circuit'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size circuit'.A22:'size circuit'.A32</svg:desc>
                </draw:g>
              </table:table-cell>
              <table:table-cell office:value-type="float" office:value="0.444">
                <text:p>0.444</text:p>
                <draw:g>
                  <svg:desc>'size circuit'.B22:'size circuit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.355">
                <text:p>1.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0">
                <text:p>12000</text:p>
              </table:table-cell>
              <table:table-cell office:value-type="float" office:value="1.363">
                <text:p>1.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0">
                <text:p>14000</text:p>
              </table:table-cell>
              <table:table-cell office:value-type="float" office:value="1.356">
                <text:p>1.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0">
                <text:p>15000</text:p>
              </table:table-cell>
              <table:table-cell office:value-type="float" office:value="1.348">
                <text:p>1.3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0">
                <text:p>16000</text:p>
              </table:table-cell>
              <table:table-cell office:value-type="float" office:value="1.339">
                <text:p>1.3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500">
                <text:p>17500</text:p>
              </table:table-cell>
              <table:table-cell office:value-type="float" office:value="1.322">
                <text:p>1.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1.289">
                <text:p>1.2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0" chart:maximum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99cm" svg:height="11.244cm" xlink:href=".." xlink:type="simple" chart:class="chart:scatter" chart:style-name="ch1">
        <chart:legend chart:legend-position="end" svg:x="16.45cm" svg:y="5.074cm" style:legend-expansion="high" chart:style-name="ch2"/>
        <chart:plot-area chart:style-name="ch3" table:cell-range-address="'Steinhart-Hart Fit'.G4:'Steinhart-Hart Fit'.G70 'Steinhart-Hart Fit'.L4:'Steinhart-Hart Fit'.L70" chart:data-source-has-labels="row" svg:x="0.399cm" svg:y="0.224cm" svg:width="15.652cm" svg:height="10.796cm">
          <chart:coordinate-region svg:x="1.126cm" svg:y="0.423cm" svg:width="14.738cm" svg:height="10.3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einhart-Hart Fit'.L5:'Steinhart-Hart Fit'.L70" chart:label-cell-address="'Steinhart-Hart Fit'.L4:'Steinhart-Hart Fit'.L4" chart:class="chart:scatter">
            <chart:domain table:cell-range-address="'Steinhart-Hart Fit'.G5:'Steinhart-Hart Fit'.G70"/>
            <chart:regression-curve chart:style-name="ch8">
              <chart:equation chart:display-equation="true" chart:display-r-square="true"/>
            </chart:regression-curve>
            <chart:data-point chart:repeated="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T,C fit</text:p>
                <draw:g>
                  <svg:desc>'Steinhart-Hart Fit'.L4:'Steinhart-Hart Fit'.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4">
                <text:p>3.4</text:p>
                <draw:g>
                  <svg:desc>'Steinhart-Hart Fit'.G5:'Steinhart-Hart Fit'.G70</svg:desc>
                </draw:g>
              </table:table-cell>
              <table:table-cell office:value-type="float" office:value="3.40450967397697">
                <text:p>3.40450967397697</text:p>
                <draw:g>
                  <svg:desc>'Steinhart-Hart Fit'.L5:'Steinhart-Hart Fit'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">
                <text:p>3.4</text:p>
              </table:table-cell>
              <table:table-cell office:value-type="float" office:value="0.131538525191104">
                <text:p>0.131538525191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">
                <text:p>4.9</text:p>
              </table:table-cell>
              <table:table-cell office:value-type="float" office:value="2.24875061543304">
                <text:p>2.24875061543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9">
                <text:p>5.9</text:p>
              </table:table-cell>
              <table:table-cell office:value-type="float" office:value="6.0431274406406">
                <text:p>6.04312744064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">
                <text:p>5.9</text:p>
              </table:table-cell>
              <table:table-cell office:value-type="float" office:value="6.78767445717773">
                <text:p>6.78767445717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1">
                <text:p>8.1</text:p>
              </table:table-cell>
              <table:table-cell office:value-type="float" office:value="8.26630168043755">
                <text:p>8.26630168043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1">
                <text:p>8.1</text:p>
              </table:table-cell>
              <table:table-cell office:value-type="float" office:value="8.94381856280864">
                <text:p>8.94381856280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1">
                <text:p>10.1</text:p>
              </table:table-cell>
              <table:table-cell office:value-type="float" office:value="10.33958156635">
                <text:p>10.339581566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1">
                <text:p>10.1</text:p>
              </table:table-cell>
              <table:table-cell office:value-type="float" office:value="10.6727354459437">
                <text:p>10.67273544594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8">
                <text:p>10.8</text:p>
              </table:table-cell>
              <table:table-cell office:value-type="float" office:value="11.2607192448378">
                <text:p>11.2607192448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8">
                <text:p>10.8</text:p>
              </table:table-cell>
              <table:table-cell office:value-type="float" office:value="11.1892284946057">
                <text:p>11.1892284946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8">
                <text:p>13.8</text:p>
              </table:table-cell>
              <table:table-cell office:value-type="float" office:value="13.388217051218">
                <text:p>13.3882170512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8">
                <text:p>13.8</text:p>
              </table:table-cell>
              <table:table-cell office:value-type="float" office:value="13.8179612238353">
                <text:p>13.81796122383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8">
                <text:p>14.8</text:p>
              </table:table-cell>
              <table:table-cell office:value-type="float" office:value="14.9200765078712">
                <text:p>14.92007650787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8">
                <text:p>14.8</text:p>
              </table:table-cell>
              <table:table-cell office:value-type="float" office:value="15.2672103459432">
                <text:p>15.26721034594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3">
                <text:p>17.3</text:p>
              </table:table-cell>
              <table:table-cell office:value-type="float" office:value="17.0026138420243">
                <text:p>17.00261384202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3">
                <text:p>17.3</text:p>
              </table:table-cell>
              <table:table-cell office:value-type="float" office:value="17.4362645960574">
                <text:p>17.43626459605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6">
                <text:p>18.6</text:p>
              </table:table-cell>
              <table:table-cell office:value-type="float" office:value="18.8299319233848">
                <text:p>18.82993192338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6">
                <text:p>18.6</text:p>
              </table:table-cell>
              <table:table-cell office:value-type="float" office:value="18.9169847530605">
                <text:p>18.91698475306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.4">
                <text:p>20.4</text:p>
              </table:table-cell>
              <table:table-cell office:value-type="float" office:value="21.9356056104697">
                <text:p>21.93560561046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4">
                <text:p>20.4</text:p>
              </table:table-cell>
              <table:table-cell office:value-type="float" office:value="21.9356056104697">
                <text:p>21.93560561046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1">
                <text:p>23.1</text:p>
              </table:table-cell>
              <table:table-cell office:value-type="float" office:value="23.6149932440112">
                <text:p>23.6149932440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1">
                <text:p>23.1</text:p>
              </table:table-cell>
              <table:table-cell office:value-type="float" office:value="23.6149932440112">
                <text:p>23.61499324401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1">
                <text:p>25.1</text:p>
              </table:table-cell>
              <table:table-cell office:value-type="float" office:value="25.7994998265447">
                <text:p>25.79949982654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.1">
                <text:p>25.1</text:p>
              </table:table-cell>
              <table:table-cell office:value-type="float" office:value="25.7994998265447">
                <text:p>25.79949982654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.4">
                <text:p>27.4</text:p>
              </table:table-cell>
              <table:table-cell office:value-type="float" office:value="28.2868513109962">
                <text:p>28.28685131099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.4">
                <text:p>27.4</text:p>
              </table:table-cell>
              <table:table-cell office:value-type="float" office:value="28.1513834882333">
                <text:p>28.1513834882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.6">
                <text:p>30.6</text:p>
              </table:table-cell>
              <table:table-cell office:value-type="float" office:value="31.5022552038616">
                <text:p>31.50225520386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.6">
                <text:p>30.6</text:p>
              </table:table-cell>
              <table:table-cell office:value-type="float" office:value="31.2518274596094">
                <text:p>31.25182745960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.1">
                <text:p>31.1</text:p>
              </table:table-cell>
              <table:table-cell office:value-type="float" office:value="32.1410403447863">
                <text:p>32.14104034478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.1">
                <text:p>31.1</text:p>
              </table:table-cell>
              <table:table-cell office:value-type="float" office:value="31.8833069033376">
                <text:p>31.88330690333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.2">
                <text:p>32.2</text:p>
              </table:table-cell>
              <table:table-cell office:value-type="float" office:value="33.169055508208">
                <text:p>33.1690555082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2">
                <text:p>32.2</text:p>
              </table:table-cell>
              <table:table-cell office:value-type="float" office:value="32.9999950535111">
                <text:p>32.9999950535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8">
                <text:p>37.8</text:p>
              </table:table-cell>
              <table:table-cell office:value-type="float" office:value="37.3344338313967">
                <text:p>37.33443383139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.8">
                <text:p>37.8</text:p>
              </table:table-cell>
              <table:table-cell office:value-type="float" office:value="36.9296496994196">
                <text:p>36.92964969941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38.6802729184548">
                <text:p>38.68027291845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8.5937964864226">
                <text:p>38.59379648642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39.4287868093718">
                <text:p>39.42878680937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39.3394500762196">
                <text:p>39.33945007621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1.3894539182211">
                <text:p>41.38945391822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1.4382200499255">
                <text:p>41.43822004992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4.0162875429656">
                <text:p>44.01628754296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3.7453452755801">
                <text:p>43.74534527558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45.304312422761">
                <text:p>45.3043124227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5.304312422761">
                <text:p>45.3043124227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46.9729713578496">
                <text:p>46.97297135784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6.911322291323">
                <text:p>46.9113222913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8.9001620448771">
                <text:p>48.90016204487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8.9671347126817">
                <text:p>48.96713471268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0.9216589102056">
                <text:p>50.92165891020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0.7045732739125">
                <text:p>50.7045732739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3.1257365227272">
                <text:p>53.12573652272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3.2852752773355">
                <text:p>53.28527527733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55.3713109354979">
                <text:p>55.37131093549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8.1286460683414">
                <text:p>58.12864606834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.9">
                <text:p>57.9</text:p>
              </table:table-cell>
              <table:table-cell office:value-type="float" office:value="55.9881351546011">
                <text:p>55.98813515460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.9">
                <text:p>57.9</text:p>
              </table:table-cell>
              <table:table-cell office:value-type="float" office:value="59.732313887777">
                <text:p>59.7323138877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.5">
                <text:p>60.5</text:p>
              </table:table-cell>
              <table:table-cell office:value-type="float" office:value="58.7182234590588">
                <text:p>58.71822345905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.5">
                <text:p>60.5</text:p>
              </table:table-cell>
              <table:table-cell office:value-type="float" office:value="62.2296087503675">
                <text:p>62.22960875036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.3">
                <text:p>62.3</text:p>
              </table:table-cell>
              <table:table-cell office:value-type="float" office:value="60.1495217709297">
                <text:p>60.14952177092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.3">
                <text:p>62.3</text:p>
              </table:table-cell>
              <table:table-cell office:value-type="float" office:value="64.4919101611982">
                <text:p>64.49191016119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.3">
                <text:p>65.3</text:p>
              </table:table-cell>
              <table:table-cell office:value-type="float" office:value="69.2512136847598">
                <text:p>69.25121368475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.7">
                <text:p>65.7</text:p>
              </table:table-cell>
              <table:table-cell office:value-type="float" office:value="63.9990072086069">
                <text:p>63.99900720860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.7">
                <text:p>65.7</text:p>
              </table:table-cell>
              <table:table-cell office:value-type="float" office:value="67.8019016931606">
                <text:p>67.80190169316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5.3775067691779">
                <text:p>65.37750676917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68.5167043646155">
                <text:p>68.51670436461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